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5610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2">
            <text:p>Calc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Default_1">
            <text:p>Exhaustive</text:p>
          </table:table-cell>
          <table:table-cell office:value-type="string" table:style-name="Default_1">
            <text:p>Quick</text:p>
          </table:table-cell>
          <table:table-cell office:value-type="string" table:style-name="Default_1">
            <text:p>MILP</text:p>
          </table:table-cell>
          <table:table-cell office:value-type="string" table:style-name="Default_1">
            <text:p>QM</text:p>
          </table:table-cell>
          <table:table-cell table:number-columns-repeated="16380"/>
        </table:table-row>
        <table:table-row table:style-name="ro1">
          <table:table-cell office:value-type="float" office:value="270.03659920000109" table:formula="of:=AVERAGE(['sa-exhaustive-power-usage'.B:.B])" table:style-name="Default_1">
            <text:p>270.0365992</text:p>
          </table:table-cell>
          <table:table-cell office:value-type="float" office:value="297.04410000000132" table:formula="of:=AVERAGE(['sa-quick-power-usage'.B:.B])" table:style-name="Default_1">
            <text:p>297.0441</text:p>
          </table:table-cell>
          <table:table-cell office:value-type="float" office:value="177.34" table:formula="of:=AVERAGE(['milp-power-usage'.B:.B])" table:style-name="Default_1">
            <text:p>177.34</text:p>
          </table:table-cell>
          <table:table-cell office:value-type="float" office:value="351.36" table:formula="of:=AVERAGE(['qm-power-usage'.B:.B])" table:style-name="Default_1">
            <text:p>351.36</text:p>
          </table:table-cell>
          <table:table-cell table:number-columns-repeated="16380"/>
        </table:table-row>
        <table:table-row table:style-name="ro1">
          <table:table-cell office:value-type="float" office:value="30" table:formula="of:=COM.MICROSOFT.MINIFS(['sa-exhaustive-power-usage'.B:.B]; ['sa-exhaustive-power-usage'.B:.B]; &quot;&gt;0&quot;)" table:style-name="Default_1">
            <text:p>30</text:p>
          </table:table-cell>
          <table:table-cell office:value-type="float" office:value="30" table:formula="of:=COM.MICROSOFT.MINIFS(['sa-quick-power-usage'.B:.B];['sa-quick-power-usage'.B:.B];&quot;&gt;0&quot;)" table:style-name="Default_1">
            <text:p>30</text:p>
          </table:table-cell>
          <table:table-cell office:value-type="float" office:value="30" table:formula="of:=COM.MICROSOFT.MINIFS(['milp-power-usage'.B:.B];['milp-power-usage'.B:.B];&quot;&gt;0&quot;)" table:style-name="Default_1">
            <text:p>30</text:p>
          </table:table-cell>
          <table:table-cell office:value-type="float" office:value="30" table:formula="of:=COM.MICROSOFT.MINIFS(['qm-power-usage'.B:.B];['qm-power-usage'.B:.B];&quot;&gt;0&quot;)" table:style-name="Default_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71.8998999999999" table:formula="of:=MAX(['sa-exhaustive-power-usage'.B:.B])" table:style-name="Default_1">
            <text:p>1971.8999</text:p>
          </table:table-cell>
          <table:table-cell office:value-type="float" office:value="1941.9" table:formula="of:=MAX(['sa-quick-power-usage'.B:.B])" table:style-name="Default_1">
            <text:p>1941.9</text:p>
          </table:table-cell>
          <table:table-cell office:value-type="float" office:value="1910" table:formula="of:=MAX(['milp-power-usage'.B:.B])" table:style-name="Default_1">
            <text:p>1910</text:p>
          </table:table-cell>
          <table:table-cell office:value-type="float" office:value="1880" table:formula="of:=MAX(['qm-power-usage'.B:.B])" table:style-name="Default_1">
            <text:p>1880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sa-exhaustive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power</text:p>
          </table:table-cell>
          <table:table-cell table:number-columns-repeated="16382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E-2" table:style-name="ce3">
            <text:p>0.0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000000000000001E-2" table:style-name="ce3">
            <text:p>0.0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7.1999999999999995E-2" table:style-name="ce3">
            <text:p>0.0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9.6000000000000002E-2" table:style-name="ce3">
            <text:p>0.0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12000000500000001" table:style-name="ce3">
            <text:p>0.12000000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14399999999999999" table:style-name="ce3">
            <text:p>0.1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16800000000000001" table:style-name="ce3">
            <text:p>0.1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192" table:style-name="ce3">
            <text:p>0.1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216" table:style-name="ce3">
            <text:p>0.2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24000001000000001" table:style-name="ce3">
            <text:p>0.240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26400000000000001" table:style-name="ce3">
            <text:p>0.2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28799999999999998" table:style-name="ce3">
            <text:p>0.2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312" table:style-name="ce3">
            <text:p>0.3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33600000000000002" table:style-name="ce3">
            <text:p>0.3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36" table:style-name="ce3">
            <text:p>0.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38400000000000001" table:style-name="ce3">
            <text:p>0.3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40799999999999997" table:style-name="ce3">
            <text:p>0.4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432" table:style-name="ce3">
            <text:p>0.4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45600000000000002" table:style-name="ce3">
            <text:p>0.4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48000002000000003" table:style-name="ce3">
            <text:p>0.4800000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504" table:style-name="ce3">
            <text:p>0.5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52800000000000002" table:style-name="ce3">
            <text:p>0.5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55200000000000005" table:style-name="ce3">
            <text:p>0.5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57599999999999996" table:style-name="ce3">
            <text:p>0.5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6" table:style-name="ce3">
            <text:p>0.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624" table:style-name="ce3">
            <text:p>0.6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64800000000000002" table:style-name="ce3">
            <text:p>0.6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67200000000000004" table:style-name="ce3">
            <text:p>0.6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69599999999999995" table:style-name="ce3">
            <text:p>0.6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72" table:style-name="ce3">
            <text:p>0.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74399999999999999" table:style-name="ce3">
            <text:p>0.7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76800000000000002" table:style-name="ce3">
            <text:p>0.7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79200000000000004" table:style-name="ce3">
            <text:p>0.7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81599999999999995" table:style-name="ce3">
            <text:p>0.8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84000003000000001" table:style-name="ce3">
            <text:p>0.8400000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86399999999999999" table:style-name="ce3">
            <text:p>0.8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88800000000000001" table:style-name="ce3">
            <text:p>0.8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91200000000000003" table:style-name="ce3">
            <text:p>0.9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93600000000000005" table:style-name="ce3">
            <text:p>0.9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96000004000000005" table:style-name="ce3">
            <text:p>0.960000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0.98399999999999999" table:style-name="ce3">
            <text:p>0.9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008" table:style-name="ce3">
            <text:p>1.0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0320001000000001" table:style-name="ce3">
            <text:p>1.032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056" table:style-name="ce3">
            <text:p>1.0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08" table:style-name="ce3">
            <text:p>1.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1040000000000001" table:style-name="ce3">
            <text:p>1.1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1279999999999999" table:style-name="ce3">
            <text:p>1.1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1519999999999999" table:style-name="ce3">
            <text:p>1.1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1759999999999999" table:style-name="ce3">
            <text:p>1.1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2" table:style-name="ce3">
            <text:p>1.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224" table:style-name="ce3">
            <text:p>1.2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248" table:style-name="ce3">
            <text:p>1.2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272" table:style-name="ce3">
            <text:p>1.2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296" table:style-name="ce3">
            <text:p>1.2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32" table:style-name="ce3">
            <text:p>1.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3440000000000001" table:style-name="ce3">
            <text:p>1.3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3680000000000001" table:style-name="ce3">
            <text:p>1.3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3919999999999999" table:style-name="ce3">
            <text:p>1.3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4159999999999999" table:style-name="ce3">
            <text:p>1.4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44" table:style-name="ce3">
            <text:p>1.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464" table:style-name="ce3">
            <text:p>1.4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488" table:style-name="ce3">
            <text:p>1.4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512" table:style-name="ce3">
            <text:p>1.5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536" table:style-name="ce3">
            <text:p>1.5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5600000999999999" table:style-name="ce3">
            <text:p>1.56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5840000000000001" table:style-name="ce3">
            <text:p>1.5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6080000000000001" table:style-name="ce3">
            <text:p>1.6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6319999999999999" table:style-name="ce3">
            <text:p>1.6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6559999999999999" table:style-name="ce3">
            <text:p>1.6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6800001" table:style-name="ce3">
            <text:p>1.68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704" table:style-name="ce3">
            <text:p>1.7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728" table:style-name="ce3">
            <text:p>1.7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752" table:style-name="ce3">
            <text:p>1.7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776" table:style-name="ce3">
            <text:p>1.7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8000001000000001" table:style-name="ce3">
            <text:p>1.80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8240000000000001" table:style-name="ce3">
            <text:p>1.8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8480000000000001" table:style-name="ce3">
            <text:p>1.8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8720000000000001" table:style-name="ce3">
            <text:p>1.8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8959999999999999" table:style-name="ce3">
            <text:p>1.8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9200001" table:style-name="ce3">
            <text:p>1.92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944" table:style-name="ce3">
            <text:p>1.9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968" table:style-name="ce3">
            <text:p>1.9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.992" table:style-name="ce3">
            <text:p>1.9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016" table:style-name="ce3">
            <text:p>2.0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04" table:style-name="ce3">
            <text:p>2.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0640000999999999" table:style-name="ce3">
            <text:p>2.064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0880000000000001" table:style-name="ce3">
            <text:p>2.0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1120000000000001" table:style-name="ce3">
            <text:p>2.1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1360000000000001" table:style-name="ce3">
            <text:p>2.1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16" table:style-name="ce3">
            <text:p>2.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1840000000000002" table:style-name="ce3">
            <text:p>2.1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2080000000000002" table:style-name="ce3">
            <text:p>2.2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2320000000000002" table:style-name="ce3">
            <text:p>2.2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2559999999999998" table:style-name="ce3">
            <text:p>2.2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2799999999999998" table:style-name="ce3">
            <text:p>2.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3039999999999998" table:style-name="ce3">
            <text:p>2.3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3279999999999998" table:style-name="ce3">
            <text:p>2.3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3519999999999999" table:style-name="ce3">
            <text:p>2.3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3759999999999999" table:style-name="ce3">
            <text:p>2.3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" table:style-name="ce3">
            <text:p>2.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239999999999999" table:style-name="ce3">
            <text:p>2.4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48" table:style-name="ce3">
            <text:p>2.4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720000999999998" table:style-name="ce3">
            <text:p>2.472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496" table:style-name="ce3">
            <text:p>2.4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52" table:style-name="ce3">
            <text:p>2.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544" table:style-name="ce3">
            <text:p>2.5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5680000000000001" table:style-name="ce3">
            <text:p>2.5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5920000000000001" table:style-name="ce3">
            <text:p>2.5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6160000000000001" table:style-name="ce3">
            <text:p>2.6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64" table:style-name="ce3">
            <text:p>2.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6640000000000001" table:style-name="ce3">
            <text:p>2.6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6880000000000002" table:style-name="ce3">
            <text:p>2.6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7120001" table:style-name="ce3">
            <text:p>2.712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7360000000000002" table:style-name="ce3">
            <text:p>2.7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76" table:style-name="ce3">
            <text:p>2.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7839999999999998" table:style-name="ce3">
            <text:p>2.7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8079999999999998" table:style-name="ce3">
            <text:p>2.8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8319999999999999" table:style-name="ce3">
            <text:p>2.8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8559999999999999" table:style-name="ce3">
            <text:p>2.8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88" table:style-name="ce3">
            <text:p>2.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9039999999999999" table:style-name="ce3">
            <text:p>2.9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9279999999999999" table:style-name="ce3">
            <text:p>2.9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9520000999999998" table:style-name="ce3">
            <text:p>2.952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.976" table:style-name="ce3">
            <text:p>2.9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024" table:style-name="ce3">
            <text:p>3.0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048" table:style-name="ce3">
            <text:p>3.0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0720000000000001" table:style-name="ce3">
            <text:p>3.0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0960000000000001" table:style-name="ce3">
            <text:p>3.0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1200000999999999" table:style-name="ce3">
            <text:p>3.12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1440000000000001" table:style-name="ce3">
            <text:p>3.1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1680000000000001" table:style-name="ce3">
            <text:p>3.1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1920000000000002" table:style-name="ce3">
            <text:p>3.1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2160000000000002" table:style-name="ce3">
            <text:p>3.2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24" table:style-name="ce3">
            <text:p>3.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2639999999999998" table:style-name="ce3">
            <text:p>3.2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2879999999999998" table:style-name="ce3">
            <text:p>3.2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3119999999999998" table:style-name="ce3">
            <text:p>3.3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3359999999999999" table:style-name="ce3">
            <text:p>3.3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3600001000000002" table:style-name="ce3">
            <text:p>3.36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3839999999999999" table:style-name="ce3">
            <text:p>3.3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4079999999999999" table:style-name="ce3">
            <text:p>3.4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4319999999999999" table:style-name="ce3">
            <text:p>3.4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456" table:style-name="ce3">
            <text:p>3.4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48" table:style-name="ce3">
            <text:p>3.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504" table:style-name="ce3">
            <text:p>3.5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528" table:style-name="ce3">
            <text:p>3.5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552" table:style-name="ce3">
            <text:p>3.5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5760000000000001" table:style-name="ce3">
            <text:p>3.5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6000000999999999" table:style-name="ce3">
            <text:p>3.600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6240000000000001" table:style-name="ce3">
            <text:p>3.6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6480000000000001" table:style-name="ce3">
            <text:p>3.6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6720000000000002" table:style-name="ce3">
            <text:p>3.6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6960000000000002" table:style-name="ce3">
            <text:p>3.6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72" table:style-name="ce3">
            <text:p>3.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7440000000000002" table:style-name="ce3">
            <text:p>3.7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7680001000000001" table:style-name="ce3">
            <text:p>3.768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7919999999999998" table:style-name="ce3">
            <text:p>3.7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8159999999999998" table:style-name="ce3">
            <text:p>3.8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8400002" table:style-name="ce3">
            <text:p>3.840000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8639999999999999" table:style-name="ce3">
            <text:p>3.8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8879999999999999" table:style-name="ce3">
            <text:p>3.8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9119999999999999" table:style-name="ce3">
            <text:p>3.9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9359999999999999" table:style-name="ce3">
            <text:p>3.9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96" table:style-name="ce3">
            <text:p>3.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3.984" table:style-name="ce3">
            <text:p>3.9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008" table:style-name="ce3">
            <text:p>4.0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032" table:style-name="ce3">
            <text:p>4.0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056" table:style-name="ce3">
            <text:p>4.0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08" table:style-name="ce3">
            <text:p>4.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1040000000000001" table:style-name="ce3">
            <text:p>4.1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1280003000000001" table:style-name="ce3">
            <text:p>4.128000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1520000000000001" table:style-name="ce3">
            <text:p>4.1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1760000000000002" table:style-name="ce3">
            <text:p>4.1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2" table:style-name="ce3">
            <text:p>4.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2240000000000002" table:style-name="ce3">
            <text:p>4.2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2480000000000002" table:style-name="ce3">
            <text:p>4.2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2720000000000002" table:style-name="ce3">
            <text:p>4.2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2960000000000003" table:style-name="ce3">
            <text:p>4.2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32" table:style-name="ce3">
            <text:p>4.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3440000000000003" table:style-name="ce3">
            <text:p>4.3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3680000000000003" table:style-name="ce3">
            <text:p>4.3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3920000000000003" table:style-name="ce3">
            <text:p>4.3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4160000000000004" table:style-name="ce3">
            <text:p>4.4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4400000000000004" table:style-name="ce3">
            <text:p>4.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4640000000000004" table:style-name="ce3">
            <text:p>4.4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4880000000000004" table:style-name="ce3">
            <text:p>4.4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5119999999999996" table:style-name="ce3">
            <text:p>4.5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5360003000000004" table:style-name="ce3">
            <text:p>4.536000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5599999999999996" table:style-name="ce3">
            <text:p>4.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5839999999999996" table:style-name="ce3">
            <text:p>4.5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6079999999999997" table:style-name="ce3">
            <text:p>4.6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6319999999999997" table:style-name="ce3">
            <text:p>4.6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6559999999999997" table:style-name="ce3">
            <text:p>4.6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68" table:style-name="ce3">
            <text:p>4.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7039999999999997" table:style-name="ce3">
            <text:p>4.7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7279999999999998" table:style-name="ce3">
            <text:p>4.7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7519999999999998" table:style-name="ce3">
            <text:p>4.7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7759999999999998" table:style-name="ce3">
            <text:p>4.7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" table:style-name="ce3">
            <text:p>4.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239999999999998" table:style-name="ce3">
            <text:p>4.8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479999999999999" table:style-name="ce3">
            <text:p>4.8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719999999999999" table:style-name="ce3">
            <text:p>4.8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8959999999999999" table:style-name="ce3">
            <text:p>4.8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92" table:style-name="ce3">
            <text:p>4.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9440001999999996" table:style-name="ce3">
            <text:p>4.944000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968" table:style-name="ce3">
            <text:p>4.9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4.992" table:style-name="ce3">
            <text:p>4.9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5.0160003" table:style-name="ce3">
            <text:p>5.0160003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04" table:style-name="ce3">
            <text:p>5.0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0640000000000001" table:style-name="ce3">
            <text:p>5.06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0880000000000001" table:style-name="ce3">
            <text:p>5.08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1120000000000001" table:style-name="ce3">
            <text:p>5.11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1360000000000001" table:style-name="ce3">
            <text:p>5.13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16" table:style-name="ce3">
            <text:p>5.1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1840000000000002" table:style-name="ce3">
            <text:p>5.18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2080000000000002" table:style-name="ce3">
            <text:p>5.20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2320000000000002" table:style-name="ce3">
            <text:p>5.23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2560000000000002" table:style-name="ce3">
            <text:p>5.25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5.28" table:style-name="ce3">
            <text:p>5.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3040000000000003" table:style-name="ce3">
            <text:p>5.3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3280000000000003" table:style-name="ce3">
            <text:p>5.3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3520000000000003" table:style-name="ce3">
            <text:p>5.3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3760000000000003" table:style-name="ce3">
            <text:p>5.37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4" table:style-name="ce3">
            <text:p>5.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4240003000000003" table:style-name="ce3">
            <text:p>5.4240003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4480000000000004" table:style-name="ce3">
            <text:p>5.4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4720000000000004" table:style-name="ce3">
            <text:p>5.4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4960000000000004" table:style-name="ce3">
            <text:p>5.49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52" table:style-name="ce3">
            <text:p>5.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5439999999999996" table:style-name="ce3">
            <text:p>5.5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5679999999999996" table:style-name="ce3">
            <text:p>5.5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5919999999999996" table:style-name="ce3">
            <text:p>5.5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6159999999999997" table:style-name="ce3">
            <text:p>5.6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64" table:style-name="ce3">
            <text:p>5.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5.6639999999999997" table:style-name="ce3">
            <text:p>5.66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6879999999999997" table:style-name="ce3">
            <text:p>5.6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5.7119999999999997" table:style-name="ce3">
            <text:p>5.7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7359999999999998" table:style-name="ce3">
            <text:p>5.73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76" table:style-name="ce3">
            <text:p>5.7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7839999999999998" table:style-name="ce3">
            <text:p>5.78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8079999999999998" table:style-name="ce3">
            <text:p>5.8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8320002999999998" table:style-name="ce3">
            <text:p>5.8320003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8559999999999999" table:style-name="ce3">
            <text:p>5.85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88" table:style-name="ce3">
            <text:p>5.8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9040002999999999" table:style-name="ce3">
            <text:p>5.9040003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9279999999999999" table:style-name="ce3">
            <text:p>5.92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5.952" table:style-name="ce3">
            <text:p>5.95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5.976" table:style-name="ce3">
            <text:p>5.97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6.024" table:style-name="ce3">
            <text:p>6.02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6.048" table:style-name="ce3">
            <text:p>6.04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6.0720000000000001" table:style-name="ce3">
            <text:p>6.07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0960000000000001" table:style-name="ce3">
            <text:p>6.0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12" table:style-name="ce3">
            <text:p>6.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1440000000000001" table:style-name="ce3">
            <text:p>6.14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1680000000000001" table:style-name="ce3">
            <text:p>6.16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1920000000000002" table:style-name="ce3">
            <text:p>6.19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2160000000000002" table:style-name="ce3">
            <text:p>6.21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2400001999999999" table:style-name="ce3">
            <text:p>6.240000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2640000000000002" table:style-name="ce3">
            <text:p>6.2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2880000000000003" table:style-name="ce3">
            <text:p>6.2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3120003000000002" table:style-name="ce3">
            <text:p>6.3120003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3360000000000003" table:style-name="ce3">
            <text:p>6.3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36" table:style-name="ce3">
            <text:p>6.3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6.3840000000000003" table:style-name="ce3">
            <text:p>6.38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6.4080000000000004" table:style-name="ce3">
            <text:p>6.408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6.4320000000000004" table:style-name="ce3">
            <text:p>6.43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4560000000000004" table:style-name="ce3">
            <text:p>6.45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48" table:style-name="ce3">
            <text:p>6.4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5039999999999996" table:style-name="ce3">
            <text:p>6.50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5279999999999996" table:style-name="ce3">
            <text:p>6.52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5519999999999996" table:style-name="ce3">
            <text:p>6.552</text:p>
          </table:table-cell>
          <table:table-cell office:value-type="float" office:value="1941.8998999999999" table:style-name="ce3">
            <text:p>1941.8999</text:p>
          </table:table-cell>
          <table:table-cell table:number-columns-repeated="16382"/>
        </table:table-row>
        <table:table-row table:style-name="ro2">
          <table:table-cell office:value-type="float" office:value="6.5759999999999996" table:style-name="ce3">
            <text:p>6.57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6" table:style-name="ce3">
            <text:p>6.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6.6239999999999997" table:style-name="ce3">
            <text:p>6.62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6480002000000002" table:style-name="ce3">
            <text:p>6.648000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6719999999999997" table:style-name="ce3">
            <text:p>6.67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6959999999999997" table:style-name="ce3">
            <text:p>6.6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7200002999999997" table:style-name="ce3">
            <text:p>6.7200003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7439999999999998" table:style-name="ce3">
            <text:p>6.74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7679999999999998" table:style-name="ce3">
            <text:p>6.76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7920002999999998" table:style-name="ce3">
            <text:p>6.7920003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8159999999999998" table:style-name="ce3">
            <text:p>6.81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84" table:style-name="ce3">
            <text:p>6.8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8639999999999999" table:style-name="ce3">
            <text:p>6.86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8879999999999999" table:style-name="ce3">
            <text:p>6.88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9119999999999999" table:style-name="ce3">
            <text:p>6.9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6.9359999999999999" table:style-name="ce3">
            <text:p>6.9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96" table:style-name="ce3">
            <text:p>6.9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6.984" table:style-name="ce3">
            <text:p>6.9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7.008" table:style-name="ce3">
            <text:p>7.0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032" table:style-name="ce3">
            <text:p>7.03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056" table:style-name="ce3">
            <text:p>7.05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08" table:style-name="ce3">
            <text:p>7.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1040000000000001" table:style-name="ce3">
            <text:p>7.10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1280003000000001" table:style-name="ce3">
            <text:p>7.1280003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1520000000000001" table:style-name="ce3">
            <text:p>7.15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1760000000000002" table:style-name="ce3">
            <text:p>7.17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2000003000000001" table:style-name="ce3">
            <text:p>7.2000003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7.2240000000000002" table:style-name="ce3">
            <text:p>7.22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7.2480000000000002" table:style-name="ce3">
            <text:p>7.24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7.2720000000000002" table:style-name="ce3">
            <text:p>7.27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2960000000000003" table:style-name="ce3">
            <text:p>7.296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32" table:style-name="ce3">
            <text:p>7.32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3440000000000003" table:style-name="ce3">
            <text:p>7.34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3680000000000003" table:style-name="ce3">
            <text:p>7.368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3920000000000003" table:style-name="ce3">
            <text:p>7.392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4160000000000004" table:style-name="ce3">
            <text:p>7.416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44" table:style-name="ce3">
            <text:p>7.4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4640000000000004" table:style-name="ce3">
            <text:p>7.46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4880000000000004" table:style-name="ce3">
            <text:p>7.488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5119999999999996" table:style-name="ce3">
            <text:p>7.512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5360003000000004" table:style-name="ce3">
            <text:p>7.5360003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56" table:style-name="ce3">
            <text:p>7.5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5839999999999996" table:style-name="ce3">
            <text:p>7.58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6080002999999996" table:style-name="ce3">
            <text:p>7.6080003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6319999999999997" table:style-name="ce3">
            <text:p>7.632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6559999999999997" table:style-name="ce3">
            <text:p>7.65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6800002999999997" table:style-name="ce3">
            <text:p>7.6800003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7039999999999997" table:style-name="ce3">
            <text:p>7.70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7.7279999999999998" table:style-name="ce3">
            <text:p>7.72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7519999999999998" table:style-name="ce3">
            <text:p>7.75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7.7759999999999998" table:style-name="ce3">
            <text:p>7.77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7.8" table:style-name="ce3">
            <text:p>7.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8239999999999998" table:style-name="ce3">
            <text:p>7.82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8479999999999999" table:style-name="ce3">
            <text:p>7.84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8719999999999999" table:style-name="ce3">
            <text:p>7.87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8959999999999999" table:style-name="ce3">
            <text:p>7.8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7.92" table:style-name="ce3">
            <text:p>7.9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9440001999999996" table:style-name="ce3">
            <text:p>7.944000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7.968" table:style-name="ce3">
            <text:p>7.96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7.992" table:style-name="ce3">
            <text:p>7.99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016" table:style-name="ce3">
            <text:p>8.01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0399999999999991" table:style-name="ce3">
            <text:p>8.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0640000000000001" table:style-name="ce3">
            <text:p>8.0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0879999999999992" table:style-name="ce3">
            <text:p>8.0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1120000000000001" table:style-name="ce3">
            <text:p>8.1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1359999999999992" table:style-name="ce3">
            <text:p>8.1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16" table:style-name="ce3">
            <text:p>8.1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8.1839999999999993" table:style-name="ce3">
            <text:p>8.18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8.2080000000000002" table:style-name="ce3">
            <text:p>8.20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8.2319999999999993" table:style-name="ce3">
            <text:p>8.23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2560005000000007" table:style-name="ce3">
            <text:p>8.256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8.2799999999999994" table:style-name="ce3">
            <text:p>8.2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3040000000000003" table:style-name="ce3">
            <text:p>8.30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3279999999999994" table:style-name="ce3">
            <text:p>8.32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3520000000000003" table:style-name="ce3">
            <text:p>8.35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3759999999999994" table:style-name="ce3">
            <text:p>8.37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8.4" table:style-name="ce3">
            <text:p>8.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4239999999999995" table:style-name="ce3">
            <text:p>8.42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4480000000000004" table:style-name="ce3">
            <text:p>8.44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4719999999999995" table:style-name="ce3">
            <text:p>8.47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4960000000000004" table:style-name="ce3">
            <text:p>8.49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52" table:style-name="ce3">
            <text:p>8.5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8.5440000000000005" table:style-name="ce3">
            <text:p>8.54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8.5679999999999996" table:style-name="ce3">
            <text:p>8.56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8.5920000000000005" table:style-name="ce3">
            <text:p>8.59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6159999999999997" table:style-name="ce3">
            <text:p>8.61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64" table:style-name="ce3">
            <text:p>8.6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6640005000000002" table:style-name="ce3">
            <text:p>8.6640005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6880000000000006" table:style-name="ce3">
            <text:p>8.68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7119999999999997" table:style-name="ce3">
            <text:p>8.71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8.7360000000000007" table:style-name="ce3">
            <text:p>8.73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76" table:style-name="ce3">
            <text:p>8.7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7840000000000007" table:style-name="ce3">
            <text:p>8.78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8079999999999998" table:style-name="ce3">
            <text:p>8.80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8320000000000007" table:style-name="ce3">
            <text:p>8.83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8559999999999999" table:style-name="ce3">
            <text:p>8.85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8.8800000000000008" table:style-name="ce3">
            <text:p>8.88</text:p>
          </table:table-cell>
          <table:table-cell office:value-type="float" office:value="1971.8998999999999" table:style-name="ce3">
            <text:p>1971.8999</text:p>
          </table:table-cell>
          <table:table-cell table:number-columns-repeated="16382"/>
        </table:table-row>
        <table:table-row table:style-name="ro2">
          <table:table-cell office:value-type="float" office:value="8.9039999999999999" table:style-name="ce3">
            <text:p>8.904</text:p>
          </table:table-cell>
          <table:table-cell office:value-type="float" office:value="1971.8998999999999" table:style-name="ce3">
            <text:p>1971.8999</text:p>
          </table:table-cell>
          <table:table-cell table:number-columns-repeated="16382"/>
        </table:table-row>
        <table:table-row table:style-name="ro2">
          <table:table-cell office:value-type="float" office:value="8.9280000000000008" table:style-name="ce3">
            <text:p>8.928</text:p>
          </table:table-cell>
          <table:table-cell office:value-type="float" office:value="1971.8998999999999" table:style-name="ce3">
            <text:p>1971.8999</text:p>
          </table:table-cell>
          <table:table-cell table:number-columns-repeated="16382"/>
        </table:table-row>
        <table:table-row table:style-name="ro2">
          <table:table-cell office:value-type="float" office:value="8.952" table:style-name="ce3">
            <text:p>8.952</text:p>
          </table:table-cell>
          <table:table-cell office:value-type="float" office:value="1941.9" table:style-name="ce3">
            <text:p>1941.9</text:p>
          </table:table-cell>
          <table:table-cell table:number-columns-repeated="16382"/>
        </table:table-row>
        <table:table-row table:style-name="ro2">
          <table:table-cell office:value-type="float" office:value="8.9760000000000009" table:style-name="ce3">
            <text:p>8.976</text:p>
          </table:table-cell>
          <table:table-cell office:value-type="float" office:value="1941.9" table:style-name="ce3">
            <text:p>1941.9</text:p>
          </table:table-cell>
          <table:table-cell table:number-columns-repeated="16382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0239999999999991" table:style-name="ce3">
            <text:p>9.02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9.048" table:style-name="ce3">
            <text:p>9.04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9.0720004999999997" table:style-name="ce3">
            <text:p>9.0720005</text:p>
          </table:table-cell>
          <table:table-cell office:value-type="float" office:value="1941.8998999999999" table:style-name="ce3">
            <text:p>1941.8999</text:p>
          </table:table-cell>
          <table:table-cell table:number-columns-repeated="16382"/>
        </table:table-row>
        <table:table-row table:style-name="ro2">
          <table:table-cell office:value-type="float" office:value="9.0960000000000001" table:style-name="ce3">
            <text:p>9.096</text:p>
          </table:table-cell>
          <table:table-cell office:value-type="float" office:value="1941.8998999999999" table:style-name="ce3">
            <text:p>1941.8999</text:p>
          </table:table-cell>
          <table:table-cell table:number-columns-repeated="16382"/>
        </table:table-row>
        <table:table-row table:style-name="ro2">
          <table:table-cell office:value-type="float" office:value="9.1199999999999992" table:style-name="ce3">
            <text:p>9.12</text:p>
          </table:table-cell>
          <table:table-cell office:value-type="float" office:value="1971.8998999999999" table:style-name="ce3">
            <text:p>1971.8999</text:p>
          </table:table-cell>
          <table:table-cell table:number-columns-repeated="16382"/>
        </table:table-row>
        <table:table-row table:style-name="ro2">
          <table:table-cell office:value-type="float" office:value="9.1440000000000001" table:style-name="ce3">
            <text:p>9.14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1679999999999993" table:style-name="ce3">
            <text:p>9.16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1920000000000002" table:style-name="ce3">
            <text:p>9.19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2159999999999993" table:style-name="ce3">
            <text:p>9.21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24" table:style-name="ce3">
            <text:p>9.24</text:p>
          </table:table-cell>
          <table:table-cell office:value-type="float" office:value="1941.8998999999999" table:style-name="ce3">
            <text:p>1941.8999</text:p>
          </table:table-cell>
          <table:table-cell table:number-columns-repeated="16382"/>
        </table:table-row>
        <table:table-row table:style-name="ro2">
          <table:table-cell office:value-type="float" office:value="9.2639999999999993" table:style-name="ce3">
            <text:p>9.264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9.2880000000000003" table:style-name="ce3">
            <text:p>9.288</text:p>
          </table:table-cell>
          <table:table-cell office:value-type="float" office:value="1911.9" table:style-name="ce3">
            <text:p>1911.9</text:p>
          </table:table-cell>
          <table:table-cell table:number-columns-repeated="16382"/>
        </table:table-row>
        <table:table-row table:style-name="ro2">
          <table:table-cell office:value-type="float" office:value="9.3119999999999994" table:style-name="ce3">
            <text:p>9.31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9.3360000000000003" table:style-name="ce3">
            <text:p>9.33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36" table:style-name="ce3">
            <text:p>9.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3840000000000003" table:style-name="ce3">
            <text:p>9.3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4079999999999995" table:style-name="ce3">
            <text:p>9.40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4320000000000004" table:style-name="ce3">
            <text:p>9.43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4559999999999995" table:style-name="ce3">
            <text:p>9.45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4800004999999992" table:style-name="ce3">
            <text:p>9.4800005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9.5039999999999996" table:style-name="ce3">
            <text:p>9.50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9.5280000000000005" table:style-name="ce3">
            <text:p>9.52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5519999999999996" table:style-name="ce3">
            <text:p>9.55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5760000000000005" table:style-name="ce3">
            <text:p>9.57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6" table:style-name="ce3">
            <text:p>9.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6240009999999998" table:style-name="ce3">
            <text:p>9.624001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6479999999999997" table:style-name="ce3">
            <text:p>9.64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6720000000000006" table:style-name="ce3">
            <text:p>9.67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9.6959999999999997" table:style-name="ce3">
            <text:p>9.69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9.7200000000000006" table:style-name="ce3">
            <text:p>9.7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9.7439999999999998" table:style-name="ce3">
            <text:p>9.74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9.7680000000000007" table:style-name="ce3">
            <text:p>9.76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7919999999999998" table:style-name="ce3">
            <text:p>9.79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8160000000000007" table:style-name="ce3">
            <text:p>9.81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9.84" table:style-name="ce3">
            <text:p>9.8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8640000000000008" table:style-name="ce3">
            <text:p>9.86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8880005000000004" table:style-name="ce3">
            <text:p>9.8880005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9120000000000008" table:style-name="ce3">
            <text:p>9.91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9359999999999999" table:style-name="ce3">
            <text:p>9.93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9600000000000009" table:style-name="ce3">
            <text:p>9.9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9.984" table:style-name="ce3">
            <text:p>9.98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007999999999999" table:style-name="ce3">
            <text:p>10.00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0.032000999999999" table:style-name="ce3">
            <text:p>10.032001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0.055999999999999" table:style-name="ce3">
            <text:p>10.056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0.08" table:style-name="ce3">
            <text:p>10.0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0.103999999999999" table:style-name="ce3">
            <text:p>10.10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128" table:style-name="ce3">
            <text:p>10.12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151999999999999" table:style-name="ce3">
            <text:p>10.15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176" table:style-name="ce3">
            <text:p>10.17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199999999999999" table:style-name="ce3">
            <text:p>10.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224" table:style-name="ce3">
            <text:p>10.22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247999999999999" table:style-name="ce3">
            <text:p>10.24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272" table:style-name="ce3">
            <text:p>10.27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2960005" table:style-name="ce3">
            <text:p>10.2960005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32" table:style-name="ce3">
            <text:p>10.3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343999999999999" table:style-name="ce3">
            <text:p>10.344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368" table:style-name="ce3">
            <text:p>10.368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0.391999999999999" table:style-name="ce3">
            <text:p>10.39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416" table:style-name="ce3">
            <text:p>10.41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0.440001000000001" table:style-name="ce3">
            <text:p>10.440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0.464" table:style-name="ce3">
            <text:p>10.46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0.488" table:style-name="ce3">
            <text:p>10.488</text:p>
          </table:table-cell>
          <table:table-cell office:value-type="float" office:value="1090.95" table:style-name="ce3">
            <text:p>1090.95</text:p>
          </table:table-cell>
          <table:table-cell table:number-columns-repeated="16382"/>
        </table:table-row>
        <table:table-row table:style-name="ro2">
          <table:table-cell office:value-type="float" office:value="10.512" table:style-name="ce3">
            <text:p>10.512</text:p>
          </table:table-cell>
          <table:table-cell office:value-type="float" office:value="1090.95" table:style-name="ce3">
            <text:p>1090.95</text:p>
          </table:table-cell>
          <table:table-cell table:number-columns-repeated="16382"/>
        </table:table-row>
        <table:table-row table:style-name="ro2">
          <table:table-cell office:value-type="float" office:value="10.536" table:style-name="ce3">
            <text:p>10.53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0.56" table:style-name="ce3">
            <text:p>10.5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0.584" table:style-name="ce3">
            <text:p>10.58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0.608000000000001" table:style-name="ce3">
            <text:p>10.60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632" table:style-name="ce3">
            <text:p>10.63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656000000000001" table:style-name="ce3">
            <text:p>10.65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68" table:style-name="ce3">
            <text:p>10.6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704000000000001" table:style-name="ce3">
            <text:p>10.7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728" table:style-name="ce3">
            <text:p>10.72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752000000000001" table:style-name="ce3">
            <text:p>10.75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776" table:style-name="ce3">
            <text:p>10.77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0.8" table:style-name="ce3">
            <text:p>10.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824" table:style-name="ce3">
            <text:p>10.82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848001" table:style-name="ce3">
            <text:p>10.848001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872" table:style-name="ce3">
            <text:p>10.87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896000000000001" table:style-name="ce3">
            <text:p>10.89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92" table:style-name="ce3">
            <text:p>10.9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944000000000001" table:style-name="ce3">
            <text:p>10.94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968" table:style-name="ce3">
            <text:p>10.96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0.992000000000001" table:style-name="ce3">
            <text:p>10.99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1.016" table:style-name="ce3">
            <text:p>11.01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1.04" table:style-name="ce3">
            <text:p>11.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064" table:style-name="ce3">
            <text:p>11.0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087999999999999" table:style-name="ce3">
            <text:p>11.0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112" table:style-name="ce3">
            <text:p>11.11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1.135999999999999" table:style-name="ce3">
            <text:p>11.13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1.16" table:style-name="ce3">
            <text:p>11.1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183999999999999" table:style-name="ce3">
            <text:p>11.1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208" table:style-name="ce3">
            <text:p>11.20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231999999999999" table:style-name="ce3">
            <text:p>11.23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256000500000001" table:style-name="ce3">
            <text:p>11.2560005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28" table:style-name="ce3">
            <text:p>11.2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304" table:style-name="ce3">
            <text:p>11.3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327999999999999" table:style-name="ce3">
            <text:p>11.32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352" table:style-name="ce3">
            <text:p>11.35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375999999999999" table:style-name="ce3">
            <text:p>11.37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400001" table:style-name="ce3">
            <text:p>11.400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423999999999999" table:style-name="ce3">
            <text:p>11.42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448" table:style-name="ce3">
            <text:p>11.44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1.472" table:style-name="ce3">
            <text:p>11.47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496" table:style-name="ce3">
            <text:p>11.49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52" table:style-name="ce3">
            <text:p>11.5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544" table:style-name="ce3">
            <text:p>11.54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568" table:style-name="ce3">
            <text:p>11.56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592000000000001" table:style-name="ce3">
            <text:p>11.59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616" table:style-name="ce3">
            <text:p>11.61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64" table:style-name="ce3">
            <text:p>11.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6640005" table:style-name="ce3">
            <text:p>11.664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688000000000001" table:style-name="ce3">
            <text:p>11.6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712" table:style-name="ce3">
            <text:p>11.7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736000000000001" table:style-name="ce3">
            <text:p>11.7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76" table:style-name="ce3">
            <text:p>11.7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784000000000001" table:style-name="ce3">
            <text:p>11.78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1.808001000000001" table:style-name="ce3">
            <text:p>11.808001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832000000000001" table:style-name="ce3">
            <text:p>11.83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856" table:style-name="ce3">
            <text:p>11.85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88" table:style-name="ce3">
            <text:p>11.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904" table:style-name="ce3">
            <text:p>11.9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928000000000001" table:style-name="ce3">
            <text:p>11.92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952" table:style-name="ce3">
            <text:p>11.95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1.976000000000001" table:style-name="ce3">
            <text:p>11.97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023999999999999" table:style-name="ce3">
            <text:p>12.02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048" table:style-name="ce3">
            <text:p>12.04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0720005" table:style-name="ce3">
            <text:p>12.072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096" table:style-name="ce3">
            <text:p>12.09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12" table:style-name="ce3">
            <text:p>12.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144" table:style-name="ce3">
            <text:p>12.14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167999999999999" table:style-name="ce3">
            <text:p>12.16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192" table:style-name="ce3">
            <text:p>12.19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216001" table:style-name="ce3">
            <text:p>12.216001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24" table:style-name="ce3">
            <text:p>12.2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263999999999999" table:style-name="ce3">
            <text:p>12.2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288" table:style-name="ce3">
            <text:p>12.28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311999999999999" table:style-name="ce3">
            <text:p>12.3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336" table:style-name="ce3">
            <text:p>12.3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36" table:style-name="ce3">
            <text:p>12.3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384" table:style-name="ce3">
            <text:p>12.3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407999999999999" table:style-name="ce3">
            <text:p>12.40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432" table:style-name="ce3">
            <text:p>12.43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456" table:style-name="ce3">
            <text:p>12.45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480000499999999" table:style-name="ce3">
            <text:p>12.480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504" table:style-name="ce3">
            <text:p>12.50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528" table:style-name="ce3">
            <text:p>12.52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552" table:style-name="ce3">
            <text:p>12.55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576000000000001" table:style-name="ce3">
            <text:p>12.57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6" table:style-name="ce3">
            <text:p>12.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624001" table:style-name="ce3">
            <text:p>12.624001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648" table:style-name="ce3">
            <text:p>12.64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672000000000001" table:style-name="ce3">
            <text:p>12.67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2.696" table:style-name="ce3">
            <text:p>12.6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72" table:style-name="ce3">
            <text:p>12.7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744" table:style-name="ce3">
            <text:p>12.74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768000000000001" table:style-name="ce3">
            <text:p>12.76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792" table:style-name="ce3">
            <text:p>12.79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816000000000001" table:style-name="ce3">
            <text:p>12.81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84" table:style-name="ce3">
            <text:p>12.8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864000000000001" table:style-name="ce3">
            <text:p>12.86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8880005" table:style-name="ce3">
            <text:p>12.8880005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912000000000001" table:style-name="ce3">
            <text:p>12.9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936" table:style-name="ce3">
            <text:p>12.93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96" table:style-name="ce3">
            <text:p>12.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2.984" table:style-name="ce3">
            <text:p>12.9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3.007999999999999" table:style-name="ce3">
            <text:p>13.00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3.032000999999999" table:style-name="ce3">
            <text:p>13.032001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055999999999999" table:style-name="ce3">
            <text:p>13.05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08" table:style-name="ce3">
            <text:p>13.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103999999999999" table:style-name="ce3">
            <text:p>13.10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128" table:style-name="ce3">
            <text:p>13.1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151999999999999" table:style-name="ce3">
            <text:p>13.1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176" table:style-name="ce3">
            <text:p>13.17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2" table:style-name="ce3">
            <text:p>13.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224" table:style-name="ce3">
            <text:p>13.2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247999999999999" table:style-name="ce3">
            <text:p>13.2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272" table:style-name="ce3">
            <text:p>13.2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2960005" table:style-name="ce3">
            <text:p>13.2960005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32" table:style-name="ce3">
            <text:p>13.3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343999999999999" table:style-name="ce3">
            <text:p>13.3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368" table:style-name="ce3">
            <text:p>13.3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391999999999999" table:style-name="ce3">
            <text:p>13.3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416" table:style-name="ce3">
            <text:p>13.4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440001000000001" table:style-name="ce3">
            <text:p>13.440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464" table:style-name="ce3">
            <text:p>13.4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3.488" table:style-name="ce3">
            <text:p>13.48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512" table:style-name="ce3">
            <text:p>13.512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3.536" table:style-name="ce3">
            <text:p>13.53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3.56" table:style-name="ce3">
            <text:p>13.56</text:p>
          </table:table-cell>
          <table:table-cell office:value-type="float" office:value="1000.95" table:style-name="ce3">
            <text:p>1000.95</text:p>
          </table:table-cell>
          <table:table-cell table:number-columns-repeated="16382"/>
        </table:table-row>
        <table:table-row table:style-name="ro2">
          <table:table-cell office:value-type="float" office:value="13.584001000000001" table:style-name="ce3">
            <text:p>13.584001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608000000000001" table:style-name="ce3">
            <text:p>13.6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632" table:style-name="ce3">
            <text:p>13.63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3.656000000000001" table:style-name="ce3">
            <text:p>13.65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3.68" table:style-name="ce3">
            <text:p>13.6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3.704000000000001" table:style-name="ce3">
            <text:p>13.70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3.728" table:style-name="ce3">
            <text:p>13.728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3.752000000000001" table:style-name="ce3">
            <text:p>13.752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3.776" table:style-name="ce3">
            <text:p>13.776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3.8" table:style-name="ce3">
            <text:p>13.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824" table:style-name="ce3">
            <text:p>13.82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848001" table:style-name="ce3">
            <text:p>13.848001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872" table:style-name="ce3">
            <text:p>13.87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896000000000001" table:style-name="ce3">
            <text:p>13.89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92" table:style-name="ce3">
            <text:p>13.9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944000000000001" table:style-name="ce3">
            <text:p>13.94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968" table:style-name="ce3">
            <text:p>13.96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3.992001" table:style-name="ce3">
            <text:p>13.992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016" table:style-name="ce3">
            <text:p>14.016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04" table:style-name="ce3">
            <text:p>14.04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064" table:style-name="ce3">
            <text:p>14.064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087999999999999" table:style-name="ce3">
            <text:p>14.088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112" table:style-name="ce3">
            <text:p>14.112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135999999999999" table:style-name="ce3">
            <text:p>14.13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16" table:style-name="ce3">
            <text:p>14.1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183999999999999" table:style-name="ce3">
            <text:p>14.18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208" table:style-name="ce3">
            <text:p>14.208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231999999999999" table:style-name="ce3">
            <text:p>14.232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256000500000001" table:style-name="ce3">
            <text:p>14.2560005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4.28" table:style-name="ce3">
            <text:p>14.2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304" table:style-name="ce3">
            <text:p>14.30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327999999999999" table:style-name="ce3">
            <text:p>14.32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352" table:style-name="ce3">
            <text:p>14.35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375999999999999" table:style-name="ce3">
            <text:p>14.37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400001" table:style-name="ce3">
            <text:p>14.400001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423999999999999" table:style-name="ce3">
            <text:p>14.42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448" table:style-name="ce3">
            <text:p>14.44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472" table:style-name="ce3">
            <text:p>14.47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496" table:style-name="ce3">
            <text:p>14.49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52" table:style-name="ce3">
            <text:p>14.5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544" table:style-name="ce3">
            <text:p>14.54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568" table:style-name="ce3">
            <text:p>14.568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592000000000001" table:style-name="ce3">
            <text:p>14.592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616" table:style-name="ce3">
            <text:p>14.616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64" table:style-name="ce3">
            <text:p>14.6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6640005" table:style-name="ce3">
            <text:p>14.6640005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4.688000000000001" table:style-name="ce3">
            <text:p>14.68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712" table:style-name="ce3">
            <text:p>14.71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736000000000001" table:style-name="ce3">
            <text:p>14.73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76" table:style-name="ce3">
            <text:p>14.7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784000000000001" table:style-name="ce3">
            <text:p>14.78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808001000000001" table:style-name="ce3">
            <text:p>14.808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832000000000001" table:style-name="ce3">
            <text:p>14.83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856" table:style-name="ce3">
            <text:p>14.85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4.88" table:style-name="ce3">
            <text:p>14.8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4.904" table:style-name="ce3">
            <text:p>14.90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4.928000000000001" table:style-name="ce3">
            <text:p>14.92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4.952" table:style-name="ce3">
            <text:p>14.95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4.976000000000001" table:style-name="ce3">
            <text:p>14.97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5.023999999999999" table:style-name="ce3">
            <text:p>15.02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5.048" table:style-name="ce3">
            <text:p>15.04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0720005" table:style-name="ce3">
            <text:p>15.072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096" table:style-name="ce3">
            <text:p>15.09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12" table:style-name="ce3">
            <text:p>15.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144" table:style-name="ce3">
            <text:p>15.144</text:p>
          </table:table-cell>
          <table:table-cell office:value-type="float" office:value="1030.95" table:style-name="ce3">
            <text:p>1030.95</text:p>
          </table:table-cell>
          <table:table-cell table:number-columns-repeated="16382"/>
        </table:table-row>
        <table:table-row table:style-name="ro2">
          <table:table-cell office:value-type="float" office:value="15.167999999999999" table:style-name="ce3">
            <text:p>15.168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192" table:style-name="ce3">
            <text:p>15.19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216001" table:style-name="ce3">
            <text:p>15.216001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24" table:style-name="ce3">
            <text:p>15.2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263999999999999" table:style-name="ce3">
            <text:p>15.2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288" table:style-name="ce3">
            <text:p>15.28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311999999999999" table:style-name="ce3">
            <text:p>15.31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336" table:style-name="ce3">
            <text:p>15.33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360001" table:style-name="ce3">
            <text:p>15.360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384" table:style-name="ce3">
            <text:p>15.38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407999999999999" table:style-name="ce3">
            <text:p>15.40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432" table:style-name="ce3">
            <text:p>15.43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456" table:style-name="ce3">
            <text:p>15.45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480000499999999" table:style-name="ce3">
            <text:p>15.4800005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504" table:style-name="ce3">
            <text:p>15.504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528" table:style-name="ce3">
            <text:p>15.52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552" table:style-name="ce3">
            <text:p>15.55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576000000000001" table:style-name="ce3">
            <text:p>15.57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6" table:style-name="ce3">
            <text:p>15.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624001" table:style-name="ce3">
            <text:p>15.624001</text:p>
          </table:table-cell>
          <table:table-cell office:value-type="float" office:value="180" table:style-name="ce3">
            <text:p>180</text:p>
          </table:table-cell>
          <table:table-cell table:number-columns-repeated="16382"/>
        </table:table-row>
        <table:table-row table:style-name="ro2">
          <table:table-cell office:value-type="float" office:value="15.648" table:style-name="ce3">
            <text:p>15.648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672000000000001" table:style-name="ce3">
            <text:p>15.67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696" table:style-name="ce3">
            <text:p>15.696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72" table:style-name="ce3">
            <text:p>15.7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744" table:style-name="ce3">
            <text:p>15.744</text:p>
          </table:table-cell>
          <table:table-cell office:value-type="float" office:value="1060.95" table:style-name="ce3">
            <text:p>1060.95</text:p>
          </table:table-cell>
          <table:table-cell table:number-columns-repeated="16382"/>
        </table:table-row>
        <table:table-row table:style-name="ro2">
          <table:table-cell office:value-type="float" office:value="15.768001" table:style-name="ce3">
            <text:p>15.768001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792" table:style-name="ce3">
            <text:p>15.792</text:p>
          </table:table-cell>
          <table:table-cell office:value-type="float" office:value="150" table:style-name="ce3">
            <text:p>150</text:p>
          </table:table-cell>
          <table:table-cell table:number-columns-repeated="16382"/>
        </table:table-row>
        <table:table-row table:style-name="ro2">
          <table:table-cell office:value-type="float" office:value="15.816000000000001" table:style-name="ce3">
            <text:p>15.816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84" table:style-name="ce3">
            <text:p>15.8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864000000000001" table:style-name="ce3">
            <text:p>15.864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8880005" table:style-name="ce3">
            <text:p>15.8880005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912000000000001" table:style-name="ce3">
            <text:p>15.912</text:p>
          </table:table-cell>
          <table:table-cell office:value-type="float" office:value="120" table:style-name="ce3">
            <text:p>120</text:p>
          </table:table-cell>
          <table:table-cell table:number-columns-repeated="16382"/>
        </table:table-row>
        <table:table-row table:style-name="ro2">
          <table:table-cell office:value-type="float" office:value="15.936" table:style-name="ce3">
            <text:p>15.93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5.96" table:style-name="ce3">
            <text:p>15.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5.984" table:style-name="ce3">
            <text:p>15.98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007999999999999" table:style-name="ce3">
            <text:p>16.0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032" table:style-name="ce3">
            <text:p>16.03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056000000000001" table:style-name="ce3">
            <text:p>16.05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079999999999998" table:style-name="ce3">
            <text:p>16.0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103999999999999" table:style-name="ce3">
            <text:p>16.10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128" table:style-name="ce3">
            <text:p>16.12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152000000000001" table:style-name="ce3">
            <text:p>16.15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175999999999998" table:style-name="ce3">
            <text:p>16.17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2" table:style-name="ce3">
            <text:p>16.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6.224" table:style-name="ce3">
            <text:p>16.2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248000000000001" table:style-name="ce3">
            <text:p>16.248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6.271999999999998" table:style-name="ce3">
            <text:p>16.2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295999999999999" table:style-name="ce3">
            <text:p>16.296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6.32" table:style-name="ce3">
            <text:p>16.32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6.344000000000001" table:style-name="ce3">
            <text:p>16.344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6.367999999999999" table:style-name="ce3">
            <text:p>16.3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391999999999999" table:style-name="ce3">
            <text:p>16.3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416" table:style-name="ce3">
            <text:p>16.4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440000000000001" table:style-name="ce3">
            <text:p>16.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463999999999999" table:style-name="ce3">
            <text:p>16.4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488" table:style-name="ce3">
            <text:p>16.48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512001000000001" table:style-name="ce3">
            <text:p>16.512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536000000000001" table:style-name="ce3">
            <text:p>16.53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559999999999999" table:style-name="ce3">
            <text:p>16.5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584" table:style-name="ce3">
            <text:p>16.58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608000000000001" table:style-name="ce3">
            <text:p>16.60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632000000000001" table:style-name="ce3">
            <text:p>16.63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655999999999999" table:style-name="ce3">
            <text:p>16.65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68" table:style-name="ce3">
            <text:p>16.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704000000000001" table:style-name="ce3">
            <text:p>16.7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728000000000002" table:style-name="ce3">
            <text:p>16.7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751999999999999" table:style-name="ce3">
            <text:p>16.7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776001000000001" table:style-name="ce3">
            <text:p>16.776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8" table:style-name="ce3">
            <text:p>16.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824000000000002" table:style-name="ce3">
            <text:p>16.8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847999999999999" table:style-name="ce3">
            <text:p>16.8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872" table:style-name="ce3">
            <text:p>16.8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896000000000001" table:style-name="ce3">
            <text:p>16.89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920000000000002" table:style-name="ce3">
            <text:p>16.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943999999999999" table:style-name="ce3">
            <text:p>16.9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968" table:style-name="ce3">
            <text:p>16.9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6.992000000000001" table:style-name="ce3">
            <text:p>16.9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015999999999998" table:style-name="ce3">
            <text:p>17.0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04" table:style-name="ce3">
            <text:p>17.04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064001000000001" table:style-name="ce3">
            <text:p>17.064001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088000000000001" table:style-name="ce3">
            <text:p>17.088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111999999999998" table:style-name="ce3">
            <text:p>17.112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135999999999999" table:style-name="ce3">
            <text:p>17.136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16" table:style-name="ce3">
            <text:p>17.16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184000000000001" table:style-name="ce3">
            <text:p>17.184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207999999999998" table:style-name="ce3">
            <text:p>17.208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231999999999999" table:style-name="ce3">
            <text:p>17.232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17.256" table:style-name="ce3">
            <text:p>17.25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28" table:style-name="ce3">
            <text:p>17.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303999999999998" table:style-name="ce3">
            <text:p>17.3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328001" table:style-name="ce3">
            <text:p>17.328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352" table:style-name="ce3">
            <text:p>17.3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376000000000001" table:style-name="ce3">
            <text:p>17.37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399999999999999" table:style-name="ce3">
            <text:p>17.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423999999999999" table:style-name="ce3">
            <text:p>17.4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448" table:style-name="ce3">
            <text:p>17.4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472000000000001" table:style-name="ce3">
            <text:p>17.4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495999999999999" table:style-name="ce3">
            <text:p>17.49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52" table:style-name="ce3">
            <text:p>17.5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7.544" table:style-name="ce3">
            <text:p>17.544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7.568000000000001" table:style-name="ce3">
            <text:p>17.56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7.592001" table:style-name="ce3">
            <text:p>17.592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616" table:style-name="ce3">
            <text:p>17.6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64" table:style-name="ce3">
            <text:p>17.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664000000000001" table:style-name="ce3">
            <text:p>17.6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687999999999999" table:style-name="ce3">
            <text:p>17.68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712" table:style-name="ce3">
            <text:p>17.71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736000000000001" table:style-name="ce3">
            <text:p>17.73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760000000000002" table:style-name="ce3">
            <text:p>17.7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783999999999999" table:style-name="ce3">
            <text:p>17.78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808" table:style-name="ce3">
            <text:p>17.80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832000000000001" table:style-name="ce3">
            <text:p>17.83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856000000000002" table:style-name="ce3">
            <text:p>17.85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880001" table:style-name="ce3">
            <text:p>17.880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904" table:style-name="ce3">
            <text:p>17.9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928000000000001" table:style-name="ce3">
            <text:p>17.92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952000000000002" table:style-name="ce3">
            <text:p>17.9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7.975999999999999" table:style-name="ce3">
            <text:p>17.97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024000000000001" table:style-name="ce3">
            <text:p>18.0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047999999999998" table:style-name="ce3">
            <text:p>18.04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071999999999999" table:style-name="ce3">
            <text:p>18.07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096" table:style-name="ce3">
            <text:p>18.096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12" table:style-name="ce3">
            <text:p>18.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144000999999999" table:style-name="ce3">
            <text:p>18.144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167999999999999" table:style-name="ce3">
            <text:p>18.1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192" table:style-name="ce3">
            <text:p>18.19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216000000000001" table:style-name="ce3">
            <text:p>18.2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239999999999998" table:style-name="ce3">
            <text:p>18.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263999999999999" table:style-name="ce3">
            <text:p>18.2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288" table:style-name="ce3">
            <text:p>18.28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312000000000001" table:style-name="ce3">
            <text:p>18.31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335999999999999" table:style-name="ce3">
            <text:p>18.33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36" table:style-name="ce3">
            <text:p>18.3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384" table:style-name="ce3">
            <text:p>18.38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408000000000001" table:style-name="ce3">
            <text:p>18.40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431999999999999" table:style-name="ce3">
            <text:p>18.43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456" table:style-name="ce3">
            <text:p>18.45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48" table:style-name="ce3">
            <text:p>18.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504000000000001" table:style-name="ce3">
            <text:p>18.5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527999999999999" table:style-name="ce3">
            <text:p>18.52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552" table:style-name="ce3">
            <text:p>18.55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576000000000001" table:style-name="ce3">
            <text:p>18.57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600000000000001" table:style-name="ce3">
            <text:p>18.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623999999999999" table:style-name="ce3">
            <text:p>18.62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648" table:style-name="ce3">
            <text:p>18.64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672000000000001" table:style-name="ce3">
            <text:p>18.67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696000999999999" table:style-name="ce3">
            <text:p>18.696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72" table:style-name="ce3">
            <text:p>18.7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744" table:style-name="ce3">
            <text:p>18.744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8.768000000000001" table:style-name="ce3">
            <text:p>18.768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8.792000000000002" table:style-name="ce3">
            <text:p>18.792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8.815999999999999" table:style-name="ce3">
            <text:p>18.81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84" table:style-name="ce3">
            <text:p>18.8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8.864000000000001" table:style-name="ce3">
            <text:p>18.8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888000000000002" table:style-name="ce3">
            <text:p>18.888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911999999999999" table:style-name="ce3">
            <text:p>18.912</text:p>
          </table:table-cell>
          <table:table-cell office:value-type="float" office:value="90" table:style-name="ce3">
            <text:p>90</text:p>
          </table:table-cell>
          <table:table-cell table:number-columns-repeated="16382"/>
        </table:table-row>
        <table:table-row table:style-name="ro2">
          <table:table-cell office:value-type="float" office:value="18.936" table:style-name="ce3">
            <text:p>18.93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960000999999998" table:style-name="ce3">
            <text:p>18.960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8.984000000000002" table:style-name="ce3">
            <text:p>18.98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007999999999999" table:style-name="ce3">
            <text:p>19.00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032" table:style-name="ce3">
            <text:p>19.03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056000000000001" table:style-name="ce3">
            <text:p>19.056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9.079999999999998" table:style-name="ce3">
            <text:p>19.0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103999999999999" table:style-name="ce3">
            <text:p>19.10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128" table:style-name="ce3">
            <text:p>19.12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152000000000001" table:style-name="ce3">
            <text:p>19.15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175999999999998" table:style-name="ce3">
            <text:p>19.17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2" table:style-name="ce3">
            <text:p>19.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224" table:style-name="ce3">
            <text:p>19.2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248000999999999" table:style-name="ce3">
            <text:p>19.248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271999999999998" table:style-name="ce3">
            <text:p>19.27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295999999999999" table:style-name="ce3">
            <text:p>19.29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32" table:style-name="ce3">
            <text:p>19.32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9.344000000000001" table:style-name="ce3">
            <text:p>19.344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9.367999999999999" table:style-name="ce3">
            <text:p>19.368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19.391999999999999" table:style-name="ce3">
            <text:p>19.39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416" table:style-name="ce3">
            <text:p>19.41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440000000000001" table:style-name="ce3">
            <text:p>19.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463999999999999" table:style-name="ce3">
            <text:p>19.46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488" table:style-name="ce3">
            <text:p>19.48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19.512001000000001" table:style-name="ce3">
            <text:p>19.512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536000000000001" table:style-name="ce3">
            <text:p>19.53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559999999999999" table:style-name="ce3">
            <text:p>19.5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19.584" table:style-name="ce3">
            <text:p>19.5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608000000000001" table:style-name="ce3">
            <text:p>19.6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632000000000001" table:style-name="ce3">
            <text:p>19.6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655999999999999" table:style-name="ce3">
            <text:p>19.656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19.68" table:style-name="ce3">
            <text:p>19.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704000000000001" table:style-name="ce3">
            <text:p>19.7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728000000000002" table:style-name="ce3">
            <text:p>19.7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751999999999999" table:style-name="ce3">
            <text:p>19.7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776001000000001" table:style-name="ce3">
            <text:p>19.776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8" table:style-name="ce3">
            <text:p>19.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824000000000002" table:style-name="ce3">
            <text:p>19.8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847999999999999" table:style-name="ce3">
            <text:p>19.8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872" table:style-name="ce3">
            <text:p>19.8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896000000000001" table:style-name="ce3">
            <text:p>19.8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920000000000002" table:style-name="ce3">
            <text:p>19.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943999999999999" table:style-name="ce3">
            <text:p>19.9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19.968" table:style-name="ce3">
            <text:p>19.968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19.992000000000001" table:style-name="ce3">
            <text:p>19.9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015999999999998" table:style-name="ce3">
            <text:p>20.01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04" table:style-name="ce3">
            <text:p>20.0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064001000000001" table:style-name="ce3">
            <text:p>20.064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088000000000001" table:style-name="ce3">
            <text:p>20.08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111999999999998" table:style-name="ce3">
            <text:p>20.11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135999999999999" table:style-name="ce3">
            <text:p>20.13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16" table:style-name="ce3">
            <text:p>20.1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184000000000001" table:style-name="ce3">
            <text:p>20.18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207999999999998" table:style-name="ce3">
            <text:p>20.20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231999999999999" table:style-name="ce3">
            <text:p>20.23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256" table:style-name="ce3">
            <text:p>20.25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28" table:style-name="ce3">
            <text:p>20.2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303999999999998" table:style-name="ce3">
            <text:p>20.30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328001" table:style-name="ce3">
            <text:p>20.328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352" table:style-name="ce3">
            <text:p>20.3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376000000000001" table:style-name="ce3">
            <text:p>20.376</text:p>
          </table:table-cell>
          <table:table-cell office:value-type="float" office:value="970.95" table:style-name="ce3">
            <text:p>970.95</text:p>
          </table:table-cell>
          <table:table-cell table:number-columns-repeated="16382"/>
        </table:table-row>
        <table:table-row table:style-name="ro2">
          <table:table-cell office:value-type="float" office:value="20.399999999999999" table:style-name="ce3">
            <text:p>20.4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0.423999999999999" table:style-name="ce3">
            <text:p>20.42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448" table:style-name="ce3">
            <text:p>20.44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472000000000001" table:style-name="ce3">
            <text:p>20.47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495999999999999" table:style-name="ce3">
            <text:p>20.496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52" table:style-name="ce3">
            <text:p>20.52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544" table:style-name="ce3">
            <text:p>20.544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568000000000001" table:style-name="ce3">
            <text:p>20.568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592001" table:style-name="ce3">
            <text:p>20.592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616001000000001" table:style-name="ce3">
            <text:p>20.616001</text:p>
          </table:table-cell>
          <table:table-cell office:value-type="float" office:value="60" table:style-name="ce3">
            <text:p>60</text:p>
          </table:table-cell>
          <table:table-cell table:number-columns-repeated="16382"/>
        </table:table-row>
        <table:table-row table:style-name="ro2">
          <table:table-cell office:value-type="float" office:value="20.64" table:style-name="ce3">
            <text:p>20.6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664000000000001" table:style-name="ce3">
            <text:p>20.66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687999999999999" table:style-name="ce3">
            <text:p>20.68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712" table:style-name="ce3">
            <text:p>20.71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736000000000001" table:style-name="ce3">
            <text:p>20.73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76" table:style-name="ce3">
            <text:p>20.7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783999999999999" table:style-name="ce3">
            <text:p>20.7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808" table:style-name="ce3">
            <text:p>20.8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832000000000001" table:style-name="ce3">
            <text:p>20.8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856000000000002" table:style-name="ce3">
            <text:p>20.8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880001" table:style-name="ce3">
            <text:p>20.88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904" table:style-name="ce3">
            <text:p>20.9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928000000000001" table:style-name="ce3">
            <text:p>20.92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0.952000000000002" table:style-name="ce3">
            <text:p>20.9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0.975999999999999" table:style-name="ce3">
            <text:p>20.9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024000000000001" table:style-name="ce3">
            <text:p>21.02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047999999999998" table:style-name="ce3">
            <text:p>21.04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071999999999999" table:style-name="ce3">
            <text:p>21.0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096" table:style-name="ce3">
            <text:p>21.09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12" table:style-name="ce3">
            <text:p>21.1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144000999999999" table:style-name="ce3">
            <text:p>21.144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167999999999999" table:style-name="ce3">
            <text:p>21.16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192" table:style-name="ce3">
            <text:p>21.1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216000000000001" table:style-name="ce3">
            <text:p>21.21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24" table:style-name="ce3">
            <text:p>21.2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1.263999999999999" table:style-name="ce3">
            <text:p>21.2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288" table:style-name="ce3">
            <text:p>21.2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312000000000001" table:style-name="ce3">
            <text:p>21.3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335999999999999" table:style-name="ce3">
            <text:p>21.336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36" table:style-name="ce3">
            <text:p>21.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384" table:style-name="ce3">
            <text:p>21.3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408000000000001" table:style-name="ce3">
            <text:p>21.4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432001" table:style-name="ce3">
            <text:p>21.432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456" table:style-name="ce3">
            <text:p>21.456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1.48" table:style-name="ce3">
            <text:p>21.48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1.504000000000001" table:style-name="ce3">
            <text:p>21.504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1.527999999999999" table:style-name="ce3">
            <text:p>21.528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552" table:style-name="ce3">
            <text:p>21.552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576000000000001" table:style-name="ce3">
            <text:p>21.576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6" table:style-name="ce3">
            <text:p>21.6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1.623999999999999" table:style-name="ce3">
            <text:p>21.624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1.648" table:style-name="ce3">
            <text:p>21.648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672000000000001" table:style-name="ce3">
            <text:p>21.672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696000999999999" table:style-name="ce3">
            <text:p>21.696001</text:p>
          </table:table-cell>
          <table:table-cell office:value-type="float" office:value="910.95" table:style-name="ce3">
            <text:p>910.95</text:p>
          </table:table-cell>
          <table:table-cell table:number-columns-repeated="16382"/>
        </table:table-row>
        <table:table-row table:style-name="ro2">
          <table:table-cell office:value-type="float" office:value="21.72" table:style-name="ce3">
            <text:p>21.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744" table:style-name="ce3">
            <text:p>21.7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768000000000001" table:style-name="ce3">
            <text:p>21.7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792000000000002" table:style-name="ce3">
            <text:p>21.7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815999999999999" table:style-name="ce3">
            <text:p>21.8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84" table:style-name="ce3">
            <text:p>21.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864000000000001" table:style-name="ce3">
            <text:p>21.8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888000000000002" table:style-name="ce3">
            <text:p>21.8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911999999999999" table:style-name="ce3">
            <text:p>21.9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936" table:style-name="ce3">
            <text:p>21.9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960000999999998" table:style-name="ce3">
            <text:p>21.96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1.984000000000002" table:style-name="ce3">
            <text:p>21.9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007999999999999" table:style-name="ce3">
            <text:p>22.0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032" table:style-name="ce3">
            <text:p>22.0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056000000000001" table:style-name="ce3">
            <text:p>22.0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08" table:style-name="ce3">
            <text:p>22.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103999999999999" table:style-name="ce3">
            <text:p>22.1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128" table:style-name="ce3">
            <text:p>22.1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152000000000001" table:style-name="ce3">
            <text:p>22.1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175999999999998" table:style-name="ce3">
            <text:p>22.1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2" table:style-name="ce3">
            <text:p>22.2</text:p>
          </table:table-cell>
          <table:table-cell office:value-type="float" office:value="940.95" table:style-name="ce3">
            <text:p>940.95</text:p>
          </table:table-cell>
          <table:table-cell table:number-columns-repeated="16382"/>
        </table:table-row>
        <table:table-row table:style-name="ro2">
          <table:table-cell office:value-type="float" office:value="22.224" table:style-name="ce3">
            <text:p>22.22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248000999999999" table:style-name="ce3">
            <text:p>22.248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271999999999998" table:style-name="ce3">
            <text:p>22.2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295999999999999" table:style-name="ce3">
            <text:p>22.2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32" table:style-name="ce3">
            <text:p>22.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344000000000001" table:style-name="ce3">
            <text:p>22.3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367999999999999" table:style-name="ce3">
            <text:p>22.3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391999999999999" table:style-name="ce3">
            <text:p>22.3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416" table:style-name="ce3">
            <text:p>22.4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44" table:style-name="ce3">
            <text:p>22.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463999999999999" table:style-name="ce3">
            <text:p>22.4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488" table:style-name="ce3">
            <text:p>22.4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512001000000001" table:style-name="ce3">
            <text:p>22.512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536000000000001" table:style-name="ce3">
            <text:p>22.5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56" table:style-name="ce3">
            <text:p>22.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584" table:style-name="ce3">
            <text:p>22.5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608000000000001" table:style-name="ce3">
            <text:p>22.6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632000000000001" table:style-name="ce3">
            <text:p>22.6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655999999999999" table:style-name="ce3">
            <text:p>22.6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68" table:style-name="ce3">
            <text:p>22.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2.704000000000001" table:style-name="ce3">
            <text:p>22.70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728000000000002" table:style-name="ce3">
            <text:p>22.72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751999999999999" table:style-name="ce3">
            <text:p>22.75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776001000000001" table:style-name="ce3">
            <text:p>22.776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800001000000002" table:style-name="ce3">
            <text:p>22.800001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824000000000002" table:style-name="ce3">
            <text:p>22.82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847999999999999" table:style-name="ce3">
            <text:p>22.84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872" table:style-name="ce3">
            <text:p>22.87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896000000000001" table:style-name="ce3">
            <text:p>22.896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92" table:style-name="ce3">
            <text:p>22.9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943999999999999" table:style-name="ce3">
            <text:p>22.944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968" table:style-name="ce3">
            <text:p>22.968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2.992000000000001" table:style-name="ce3">
            <text:p>22.992</text:p>
          </table:table-cell>
          <table:table-cell office:value-type="float" office:value="30" table:style-name="ce3">
            <text:p>30</text:p>
          </table:table-cell>
          <table:table-cell table:number-columns-repeated="16382"/>
        </table:table-row>
        <table:table-row table:style-name="ro2">
          <table:table-cell office:value-type="float" office:value="23.015999999999998" table:style-name="ce3">
            <text:p>23.0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04" table:style-name="ce3">
            <text:p>23.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064001000000001" table:style-name="ce3">
            <text:p>23.064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088000000000001" table:style-name="ce3">
            <text:p>23.0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111999999999998" table:style-name="ce3">
            <text:p>23.1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135999999999999" table:style-name="ce3">
            <text:p>23.1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16" table:style-name="ce3">
            <text:p>23.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184000000000001" table:style-name="ce3">
            <text:p>23.1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207999999999998" table:style-name="ce3">
            <text:p>23.2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231999999999999" table:style-name="ce3">
            <text:p>23.2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256" table:style-name="ce3">
            <text:p>23.2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28" table:style-name="ce3">
            <text:p>23.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303999999999998" table:style-name="ce3">
            <text:p>23.3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328001" table:style-name="ce3">
            <text:p>23.328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352" table:style-name="ce3">
            <text:p>23.3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376000000000001" table:style-name="ce3">
            <text:p>23.3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4" table:style-name="ce3">
            <text:p>23.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423999999999999" table:style-name="ce3">
            <text:p>23.4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448" table:style-name="ce3">
            <text:p>23.4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472000000000001" table:style-name="ce3">
            <text:p>23.4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495999999999999" table:style-name="ce3">
            <text:p>23.4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52" table:style-name="ce3">
            <text:p>23.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544" table:style-name="ce3">
            <text:p>23.5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568000000000001" table:style-name="ce3">
            <text:p>23.5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592001" table:style-name="ce3">
            <text:p>23.592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616001000000001" table:style-name="ce3">
            <text:p>23.616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64" table:style-name="ce3">
            <text:p>23.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664000000000001" table:style-name="ce3">
            <text:p>23.6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687999999999999" table:style-name="ce3">
            <text:p>23.6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712" table:style-name="ce3">
            <text:p>23.7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736000000000001" table:style-name="ce3">
            <text:p>23.7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76" table:style-name="ce3">
            <text:p>23.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783999999999999" table:style-name="ce3">
            <text:p>23.7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808" table:style-name="ce3">
            <text:p>23.8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832000000000001" table:style-name="ce3">
            <text:p>23.8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856000000000002" table:style-name="ce3">
            <text:p>23.8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880001" table:style-name="ce3">
            <text:p>23.880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904" table:style-name="ce3">
            <text:p>23.9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928000000000001" table:style-name="ce3">
            <text:p>23.9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952000000000002" table:style-name="ce3">
            <text:p>23.9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2">
          <table:table-cell office:value-type="float" office:value="23.975999999999999" table:style-name="ce3">
            <text:p>23.9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milp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Default_1">
            <text:p>0.034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Default_1">
            <text:p>0.058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Default_1">
            <text:p>0.082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Default_1">
            <text:p>0.106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Default_1">
            <text:p>0.130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Default_1">
            <text:p>0.154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Default_1">
            <text:p>0.178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Default_1">
            <text:p>0.202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Default_1">
            <text:p>0.226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Default_1">
            <text:p>0.25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Default_1">
            <text:p>0.274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Default_1">
            <text:p>0.298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Default_1">
            <text:p>0.3220520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Default_1">
            <text:p>0.346056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Default_1">
            <text:p>0.3700600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Default_1">
            <text:p>0.3940640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Default_1">
            <text:p>0.4180680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Default_1">
            <text:p>0.442072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Default_1">
            <text:p>0.4660760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Default_1">
            <text:p>0.49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Default_1">
            <text:p>0.5140840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Default_1">
            <text:p>0.538088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Default_1">
            <text:p>0.5620920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Default_1">
            <text:p>0.586096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Default_1">
            <text:p>0.6101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Default_1">
            <text:p>0.634104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Default_1">
            <text:p>0.6581081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Default_1">
            <text:p>0.682112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Default_1">
            <text:p>0.7061161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Default_1">
            <text:p>0.73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Default_1">
            <text:p>0.7541241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Default_1">
            <text:p>0.778128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Default_1">
            <text:p>0.8021321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Default_1">
            <text:p>0.826136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Default_1">
            <text:p>0.8501401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Default_1">
            <text:p>0.874144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Default_1">
            <text:p>0.8981481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Default_1">
            <text:p>0.922152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Default_1">
            <text:p>0.9461561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Default_1">
            <text:p>0.97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Default_1">
            <text:p>0.9941641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Default_1">
            <text:p>1.018168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Default_1">
            <text:p>1.0421721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Default_1">
            <text:p>1.066176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Default_1">
            <text:p>1.0901801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Default_1">
            <text:p>1.114184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Default_1">
            <text:p>1.1381881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Default_1">
            <text:p>1.162192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Default_1">
            <text:p>1.1861961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Default_1">
            <text:p>1.21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Default_1">
            <text:p>1.2342042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Default_1">
            <text:p>1.258208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Default_1">
            <text:p>1.2822122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Default_1">
            <text:p>1.306216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Default_1">
            <text:p>1.3302202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Default_1">
            <text:p>1.354224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Default_1">
            <text:p>1.3782282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Default_1">
            <text:p>1.402232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Default_1">
            <text:p>1.4262362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Default_1">
            <text:p>1.45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Default_1">
            <text:p>1.4742442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Default_1">
            <text:p>1.498248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Default_1">
            <text:p>1.5222522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Default_1">
            <text:p>1.546256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Default_1">
            <text:p>1.5702602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Default_1">
            <text:p>1.594264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Default_1">
            <text:p>1.6182682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Default_1">
            <text:p>1.642272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Default_1">
            <text:p>1.6662762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Default_1">
            <text:p>1.69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Default_1">
            <text:p>1.7142842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Default_1">
            <text:p>1.738288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Default_1">
            <text:p>1.7622922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Default_1">
            <text:p>1.786296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Default_1">
            <text:p>1.8103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Default_1">
            <text:p>1.834304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Default_1">
            <text:p>1.8583083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Default_1">
            <text:p>1.882312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Default_1">
            <text:p>1.9063163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Default_1">
            <text:p>1.93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Default_1">
            <text:p>1.9543243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Default_1">
            <text:p>1.978328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Default_1">
            <text:p>2.0023323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Default_1">
            <text:p>2.026336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Default_1">
            <text:p>2.0503403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Default_1">
            <text:p>2.074344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Default_1">
            <text:p>2.0983483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Default_1">
            <text:p>2.122352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Default_1">
            <text:p>2.1463563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Default_1">
            <text:p>2.17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Default_1">
            <text:p>2.1943643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Default_1">
            <text:p>2.218368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Default_1">
            <text:p>2.2423723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Default_1">
            <text:p>2.266376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Default_1">
            <text:p>2.2903803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Default_1">
            <text:p>2.314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Default_1">
            <text:p>2.338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Default_1">
            <text:p>2.362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Default_1">
            <text:p>2.386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Default_1">
            <text:p>2.41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Default_1">
            <text:p>2.4344044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Default_1">
            <text:p>2.458408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Default_1">
            <text:p>2.4824124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Default_1">
            <text:p>2.506416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Default_1">
            <text:p>2.5304204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Default_1">
            <text:p>2.554424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Default_1">
            <text:p>2.5784284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Default_1">
            <text:p>2.602432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Default_1">
            <text:p>2.6264364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Default_1">
            <text:p>2.65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Default_1">
            <text:p>2.6744444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Default_1">
            <text:p>2.698448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Default_1">
            <text:p>2.7224524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Default_1">
            <text:p>2.746456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Default_1">
            <text:p>2.7704604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Default_1">
            <text:p>2.794464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Default_1">
            <text:p>2.8184684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Default_1">
            <text:p>2.842472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Default_1">
            <text:p>2.8664764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Default_1">
            <text:p>2.89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Default_1">
            <text:p>2.9144844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Default_1">
            <text:p>2.938488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Default_1">
            <text:p>2.9624924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Default_1">
            <text:p>2.986496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Default_1">
            <text:p>3.0105005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Default_1">
            <text:p>3.0345045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Default_1">
            <text:p>3.0585085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Default_1">
            <text:p>3.0825125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Default_1">
            <text:p>3.1065165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Default_1">
            <text:p>3.1305205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Default_1">
            <text:p>3.1545245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Default_1">
            <text:p>3.1785285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Default_1">
            <text:p>3.2025325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Default_1">
            <text:p>3.2265365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Default_1">
            <text:p>3.2505405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Default_1">
            <text:p>3.2745445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Default_1">
            <text:p>3.2985485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Default_1">
            <text:p>3.3225525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Default_1">
            <text:p>3.3465565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Default_1">
            <text:p>3.3705605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Default_1">
            <text:p>3.3945645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Default_1">
            <text:p>3.4185685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Default_1">
            <text:p>3.4425725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Default_1">
            <text:p>3.4665765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Default_1">
            <text:p>3.4905805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Default_1">
            <text:p>3.5145845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Default_1">
            <text:p>3.5385885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Default_1">
            <text:p>3.5625925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Default_1">
            <text:p>3.5865965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Default_1">
            <text:p>3.6106006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Default_1">
            <text:p>3.6346046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Default_1">
            <text:p>3.6586086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Default_1">
            <text:p>3.6826126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Default_1">
            <text:p>3.7066166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Default_1">
            <text:p>3.7306206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Default_1">
            <text:p>3.7546246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Default_1">
            <text:p>3.7786286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Default_1">
            <text:p>3.8026326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Default_1">
            <text:p>3.8266366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Default_1">
            <text:p>3.8506406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Default_1">
            <text:p>3.8746446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Default_1">
            <text:p>3.8986486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Default_1">
            <text:p>3.9226526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Default_1">
            <text:p>3.9466566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Default_1">
            <text:p>3.9706606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Default_1">
            <text:p>3.9946646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Default_1">
            <text:p>4.0186686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Default_1">
            <text:p>4.0426726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Default_1">
            <text:p>4.0666766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Default_1">
            <text:p>4.0906806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Default_1">
            <text:p>4.1146846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Default_1">
            <text:p>4.1386886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Default_1">
            <text:p>4.1626926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Default_1">
            <text:p>4.1866966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Default_1">
            <text:p>4.2107007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Default_1">
            <text:p>4.2347047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Default_1">
            <text:p>4.2587087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Default_1">
            <text:p>4.2827127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Default_1">
            <text:p>4.3067167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Default_1">
            <text:p>4.3307207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Default_1">
            <text:p>4.3547247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Default_1">
            <text:p>4.3787287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Default_1">
            <text:p>4.4027327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Default_1">
            <text:p>4.4267367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Default_1">
            <text:p>4.4507407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Default_1">
            <text:p>4.4747447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Default_1">
            <text:p>4.4987487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Default_1">
            <text:p>4.5227527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Default_1">
            <text:p>4.5467567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Default_1">
            <text:p>4.5707607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Default_1">
            <text:p>4.5947647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Default_1">
            <text:p>4.6187687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Default_1">
            <text:p>4.6427727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Default_1">
            <text:p>4.6667767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Default_1">
            <text:p>4.6907807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Default_1">
            <text:p>4.714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Default_1">
            <text:p>4.738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Default_1">
            <text:p>4.762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Default_1">
            <text:p>4.786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Default_1">
            <text:p>4.8108008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Default_1">
            <text:p>4.8348048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Default_1">
            <text:p>4.8588088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Default_1">
            <text:p>4.8828128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Default_1">
            <text:p>4.9068168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Default_1">
            <text:p>4.9308208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Default_1">
            <text:p>4.9548248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Default_1">
            <text:p>4.9788288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Default_1">
            <text:p>5.0028328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Default_1">
            <text:p>5.0268368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Default_1">
            <text:p>5.0508408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Default_1">
            <text:p>5.0748448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Default_1">
            <text:p>5.0988488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Default_1">
            <text:p>5.1228528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Default_1">
            <text:p>5.1468568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Default_1">
            <text:p>5.1708608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Default_1">
            <text:p>5.1948648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Default_1">
            <text:p>5.2188688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Default_1">
            <text:p>5.2428728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Default_1">
            <text:p>5.2668768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Default_1">
            <text:p>5.2908808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Default_1">
            <text:p>5.3148848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Default_1">
            <text:p>5.33888888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Default_1">
            <text:p>5.3628928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Default_1">
            <text:p>5.38689689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Default_1">
            <text:p>5.4109009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Default_1">
            <text:p>5.43490490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Default_1">
            <text:p>5.4589089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Default_1">
            <text:p>5.48291291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Default_1">
            <text:p>5.5069169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Default_1">
            <text:p>5.5309209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Default_1">
            <text:p>5.55492492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Default_1">
            <text:p>5.57892892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Default_1">
            <text:p>5.60293293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Default_1">
            <text:p>5.6269369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Default_1">
            <text:p>5.6509409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Default_1">
            <text:p>5.6749449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Default_1">
            <text:p>5.6989489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Default_1">
            <text:p>5.7229529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Default_1">
            <text:p>5.7469569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Default_1">
            <text:p>5.7709609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Default_1">
            <text:p>5.79496496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Default_1">
            <text:p>5.8189689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Default_1">
            <text:p>5.8429729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Default_1">
            <text:p>5.8669769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Default_1">
            <text:p>5.8909809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Default_1">
            <text:p>5.9149849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Default_1">
            <text:p>5.93898898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Default_1">
            <text:p>5.9629929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Default_1">
            <text:p>5.98699699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Default_1">
            <text:p>6.011001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Default_1">
            <text:p>6.03500500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Default_1">
            <text:p>6.0590090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Default_1">
            <text:p>6.08301301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Default_1">
            <text:p>6.1070170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Default_1">
            <text:p>6.13102102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Default_1">
            <text:p>6.15502502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Default_1">
            <text:p>6.17902902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Default_1">
            <text:p>6.2030330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Default_1">
            <text:p>6.22703703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Default_1">
            <text:p>6.25104104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Default_1">
            <text:p>6.27504504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Default_1">
            <text:p>6.29904904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Default_1">
            <text:p>6.32305305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Default_1">
            <text:p>6.34705705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Default_1">
            <text:p>6.37106106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Default_1">
            <text:p>6.3950650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Default_1">
            <text:p>6.4190690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Default_1">
            <text:p>6.4430730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Default_1">
            <text:p>6.46707707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Default_1">
            <text:p>6.49108108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Default_1">
            <text:p>6.51508508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Default_1">
            <text:p>6.53908908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Default_1">
            <text:p>6.56309309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Default_1">
            <text:p>6.5870970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Default_1">
            <text:p>6.6111011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Default_1">
            <text:p>6.6351051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Default_1">
            <text:p>6.6591091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Default_1">
            <text:p>6.68311311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Default_1">
            <text:p>6.70711711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Default_1">
            <text:p>6.73112112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Default_1">
            <text:p>6.75512512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Default_1">
            <text:p>6.77912912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Default_1">
            <text:p>6.80313313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Default_1">
            <text:p>6.82713713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Default_1">
            <text:p>6.85114114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Default_1">
            <text:p>6.87514514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Default_1">
            <text:p>6.89914914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Default_1">
            <text:p>6.92315315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Default_1">
            <text:p>6.9471571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Default_1">
            <text:p>6.9711611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Default_1">
            <text:p>6.99516516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Default_1">
            <text:p>7.01916916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Default_1">
            <text:p>7.04317317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Default_1">
            <text:p>7.06717717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Default_1">
            <text:p>7.09118118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Default_1">
            <text:p>7.11518518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Default_1">
            <text:p>7.1391891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Default_1">
            <text:p>7.1631931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Default_1">
            <text:p>7.1871971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Default_1">
            <text:p>7.2112012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Default_1">
            <text:p>7.2352052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Default_1">
            <text:p>7.2592092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Default_1">
            <text:p>7.28321321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Default_1">
            <text:p>7.3072172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Default_1">
            <text:p>7.33122122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Default_1">
            <text:p>7.35522522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Default_1">
            <text:p>7.379229229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Default_1">
            <text:p>7.403233233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Default_1">
            <text:p>7.427237237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Default_1">
            <text:p>7.451241241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Default_1">
            <text:p>7.475245245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Default_1">
            <text:p>7.499249249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Default_1">
            <text:p>7.523253253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Default_1">
            <text:p>7.547257257</text:p>
          </table:table-cell>
          <table:table-cell office:value-type="float" office:value="1910" table:style-name="Default_1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Default_1">
            <text:p>7.571261261</text:p>
          </table:table-cell>
          <table:table-cell office:value-type="float" office:value="1030" table:style-name="Default_1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Default_1">
            <text:p>7.59526526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Default_1">
            <text:p>7.61926926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Default_1">
            <text:p>7.64327327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Default_1">
            <text:p>7.66727727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Default_1">
            <text:p>7.6912812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Default_1">
            <text:p>7.7152852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Default_1">
            <text:p>7.7392892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Default_1">
            <text:p>7.7632932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Default_1">
            <text:p>7.7872972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Default_1">
            <text:p>7.8113013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Default_1">
            <text:p>7.8353053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Default_1">
            <text:p>7.85930930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Default_1">
            <text:p>7.88331331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Default_1">
            <text:p>7.90731731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Default_1">
            <text:p>7.93132132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Default_1">
            <text:p>7.95532532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Default_1">
            <text:p>7.97932932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Default_1">
            <text:p>8.00333333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Default_1">
            <text:p>8.02733733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Default_1">
            <text:p>8.05134134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Default_1">
            <text:p>8.0753453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Default_1">
            <text:p>8.0993493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Default_1">
            <text:p>8.1233533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Default_1">
            <text:p>8.14735735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Default_1">
            <text:p>8.17136136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Default_1">
            <text:p>8.19536536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Default_1">
            <text:p>8.21936936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Default_1">
            <text:p>8.24337337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Default_1">
            <text:p>8.26737737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Default_1">
            <text:p>8.2913813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Default_1">
            <text:p>8.3153853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Default_1">
            <text:p>8.3393893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Default_1">
            <text:p>8.3633933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Default_1">
            <text:p>8.38739739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Default_1">
            <text:p>8.4114014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Default_1">
            <text:p>8.4354054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Default_1">
            <text:p>8.45940940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Default_1">
            <text:p>8.48341341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Default_1">
            <text:p>8.50741741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Default_1">
            <text:p>8.53142142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Default_1">
            <text:p>8.55542542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Default_1">
            <text:p>8.579429429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Default_1">
            <text:p>8.60343343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Default_1">
            <text:p>8.62743743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Default_1">
            <text:p>8.651441441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Default_1">
            <text:p>8.67544544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Default_1">
            <text:p>8.699449449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Default_1">
            <text:p>8.72345345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Default_1">
            <text:p>8.74745745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Default_1">
            <text:p>8.77146146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Default_1">
            <text:p>8.79546546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Default_1">
            <text:p>8.81946946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Default_1">
            <text:p>8.8434734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Default_1">
            <text:p>8.8674774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Default_1">
            <text:p>8.89148148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Default_1">
            <text:p>8.91548548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Default_1">
            <text:p>8.93948948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Default_1">
            <text:p>8.96349349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Default_1">
            <text:p>8.98749749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Default_1">
            <text:p>9.01150150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Default_1">
            <text:p>9.0355055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Default_1">
            <text:p>9.0595095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Default_1">
            <text:p>9.08351351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Default_1">
            <text:p>9.1075175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Default_1">
            <text:p>9.1315215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Default_1">
            <text:p>9.1555255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Default_1">
            <text:p>9.1795295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Default_1">
            <text:p>9.2035335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Default_1">
            <text:p>9.2275375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Default_1">
            <text:p>9.25154154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Default_1">
            <text:p>9.27554554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Default_1">
            <text:p>9.2995495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Default_1">
            <text:p>9.32355355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Default_1">
            <text:p>9.34755755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Default_1">
            <text:p>9.37156156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Default_1">
            <text:p>9.39556556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Default_1">
            <text:p>9.4195695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Default_1">
            <text:p>9.44357357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Default_1">
            <text:p>9.46757757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Default_1">
            <text:p>9.49158158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Default_1">
            <text:p>9.51558558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Default_1">
            <text:p>9.5395895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Default_1">
            <text:p>9.56359359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Default_1">
            <text:p>9.58759759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Default_1">
            <text:p>9.61160160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Default_1">
            <text:p>9.6356056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Default_1">
            <text:p>9.6596096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Default_1">
            <text:p>9.68361361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Default_1">
            <text:p>9.70761761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Default_1">
            <text:p>9.73162162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Default_1">
            <text:p>9.75562562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Default_1">
            <text:p>9.7796296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Default_1">
            <text:p>9.80363363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Default_1">
            <text:p>9.82763763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Default_1">
            <text:p>9.85164164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Default_1">
            <text:p>9.87564564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Default_1">
            <text:p>9.899649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Default_1">
            <text:p>9.92365365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Default_1">
            <text:p>9.94765765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Default_1">
            <text:p>9.97166166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Default_1">
            <text:p>9.99566566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Default_1">
            <text:p>10.0196696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Default_1">
            <text:p>10.0436736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Default_1">
            <text:p>10.0676776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Default_1">
            <text:p>10.0916816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Default_1">
            <text:p>10.115685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Default_1">
            <text:p>10.139689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Default_1">
            <text:p>10.1636936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Default_1">
            <text:p>10.187697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Default_1">
            <text:p>10.211701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Default_1">
            <text:p>10.235705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Default_1">
            <text:p>10.259709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Default_1">
            <text:p>10.283713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Default_1">
            <text:p>10.30771772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Default_1">
            <text:p>10.33172172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Default_1">
            <text:p>10.355725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Default_1">
            <text:p>10.379729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Default_1">
            <text:p>10.4037337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Default_1">
            <text:p>10.4277377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Default_1">
            <text:p>10.4517417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Default_1">
            <text:p>10.4757457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Default_1">
            <text:p>10.4997497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Default_1">
            <text:p>10.5237537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Default_1">
            <text:p>10.5477577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Default_1">
            <text:p>10.5717617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Default_1">
            <text:p>10.595765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Default_1">
            <text:p>10.619769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Default_1">
            <text:p>10.643773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Default_1">
            <text:p>10.667777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Default_1">
            <text:p>10.6917817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Default_1">
            <text:p>10.7157857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Default_1">
            <text:p>10.7397897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Default_1">
            <text:p>10.7637937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Default_1">
            <text:p>10.787797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Default_1">
            <text:p>10.811801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Default_1">
            <text:p>10.8358058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Default_1">
            <text:p>10.8598098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Default_1">
            <text:p>10.8838138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Default_1">
            <text:p>10.9078178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Default_1">
            <text:p>10.9318218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Default_1">
            <text:p>10.9558258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Default_1">
            <text:p>10.9798298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Default_1">
            <text:p>11.0038338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Default_1">
            <text:p>11.0278378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Default_1">
            <text:p>11.0518418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Default_1">
            <text:p>11.0758458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Default_1">
            <text:p>11.0998498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Default_1">
            <text:p>11.1238538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Default_1">
            <text:p>11.1478578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Default_1">
            <text:p>11.1718618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Default_1">
            <text:p>11.195865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Default_1">
            <text:p>11.219869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Default_1">
            <text:p>11.2438738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Default_1">
            <text:p>11.267877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Default_1">
            <text:p>11.291881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Default_1">
            <text:p>11.315885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Default_1">
            <text:p>11.339889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Default_1">
            <text:p>11.3638938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Default_1">
            <text:p>11.387897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Default_1">
            <text:p>11.41190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Default_1">
            <text:p>11.435905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Default_1">
            <text:p>11.459909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Default_1">
            <text:p>11.4839139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Default_1">
            <text:p>11.507917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Default_1">
            <text:p>11.531921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Default_1">
            <text:p>11.5559259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Default_1">
            <text:p>11.5799299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Default_1">
            <text:p>11.6039339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Default_1">
            <text:p>11.627937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Default_1">
            <text:p>11.651941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Default_1">
            <text:p>11.675945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Default_1">
            <text:p>11.699949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Default_1">
            <text:p>11.723953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Default_1">
            <text:p>11.747957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Default_1">
            <text:p>11.771961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Default_1">
            <text:p>11.795965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Default_1">
            <text:p>11.819969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Default_1">
            <text:p>11.843973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Default_1">
            <text:p>11.867977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Default_1">
            <text:p>11.891981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Default_1">
            <text:p>11.915985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Default_1">
            <text:p>11.939989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Default_1">
            <text:p>11.9639939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Default_1">
            <text:p>11.9879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Default_1">
            <text:p>12.0120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Default_1">
            <text:p>12.036006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Default_1">
            <text:p>12.06001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Default_1">
            <text:p>12.084014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Default_1">
            <text:p>12.108018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Default_1">
            <text:p>12.132022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Default_1">
            <text:p>12.156026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Default_1">
            <text:p>12.18003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Default_1">
            <text:p>12.204034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Default_1">
            <text:p>12.228038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Default_1">
            <text:p>12.252042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Default_1">
            <text:p>12.276046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Default_1">
            <text:p>12.300050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Default_1">
            <text:p>12.324054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Default_1">
            <text:p>12.3480580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Default_1">
            <text:p>12.3720620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Default_1">
            <text:p>12.3960660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Default_1">
            <text:p>12.4200700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Default_1">
            <text:p>12.4440740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Default_1">
            <text:p>12.468078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Default_1">
            <text:p>12.492082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Default_1">
            <text:p>12.516086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Default_1">
            <text:p>12.540090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Default_1">
            <text:p>12.5640940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Default_1">
            <text:p>12.588098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Default_1">
            <text:p>12.61210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Default_1">
            <text:p>12.6361061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Default_1">
            <text:p>12.6601101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Default_1">
            <text:p>12.6841141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Default_1">
            <text:p>12.7081181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Default_1">
            <text:p>12.7321221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Default_1">
            <text:p>12.7561261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Default_1">
            <text:p>12.7801301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Default_1">
            <text:p>12.8041341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Default_1">
            <text:p>12.82813814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Default_1">
            <text:p>12.8521421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Default_1">
            <text:p>12.8761461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Default_1">
            <text:p>12.9001501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Default_1">
            <text:p>12.9241541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Default_1">
            <text:p>12.948158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Default_1">
            <text:p>12.972162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Default_1">
            <text:p>12.996166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Default_1">
            <text:p>13.020170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Default_1">
            <text:p>13.0441741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Default_1">
            <text:p>13.068178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Default_1">
            <text:p>13.092182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Default_1">
            <text:p>13.116186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Default_1">
            <text:p>13.140190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Default_1">
            <text:p>13.164194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Default_1">
            <text:p>13.188198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Default_1">
            <text:p>13.212202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Default_1">
            <text:p>13.236206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Default_1">
            <text:p>13.260210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Default_1">
            <text:p>13.284214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Default_1">
            <text:p>13.308218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Default_1">
            <text:p>13.332222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Default_1">
            <text:p>13.356226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Default_1">
            <text:p>13.380230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Default_1">
            <text:p>13.404234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Default_1">
            <text:p>13.428238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Default_1">
            <text:p>13.452242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Default_1">
            <text:p>13.476246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Default_1">
            <text:p>13.500250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Default_1">
            <text:p>13.524254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Default_1">
            <text:p>13.548258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Default_1">
            <text:p>13.572262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Default_1">
            <text:p>13.5962662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Default_1">
            <text:p>13.6202702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Default_1">
            <text:p>13.6442742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Default_1">
            <text:p>13.668278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Default_1">
            <text:p>13.692282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Default_1">
            <text:p>13.7162862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Default_1">
            <text:p>13.7402902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Default_1">
            <text:p>13.7642942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Default_1">
            <text:p>13.788298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Default_1">
            <text:p>13.81230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Default_1">
            <text:p>13.8363063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Default_1">
            <text:p>13.8603103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Default_1">
            <text:p>13.8843143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Default_1">
            <text:p>13.908318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Default_1">
            <text:p>13.932322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Default_1">
            <text:p>13.956326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Default_1">
            <text:p>13.980330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Default_1">
            <text:p>14.004334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Default_1">
            <text:p>14.028338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Default_1">
            <text:p>14.052342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Default_1">
            <text:p>14.0763463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Default_1">
            <text:p>14.1003503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Default_1">
            <text:p>14.1243543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Default_1">
            <text:p>14.148358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Default_1">
            <text:p>14.172362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Default_1">
            <text:p>14.1963663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Default_1">
            <text:p>14.2203703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Default_1">
            <text:p>14.2443743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Default_1">
            <text:p>14.268378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Default_1">
            <text:p>14.2923823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Default_1">
            <text:p>14.3163863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Default_1">
            <text:p>14.3403903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Default_1">
            <text:p>14.3643943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Default_1">
            <text:p>14.38839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Default_1">
            <text:p>14.41240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Default_1">
            <text:p>14.4364064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Default_1">
            <text:p>14.4604104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Default_1">
            <text:p>14.4844144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Default_1">
            <text:p>14.5084184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Default_1">
            <text:p>14.5324224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Default_1">
            <text:p>14.5564264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Default_1">
            <text:p>14.5804304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Default_1">
            <text:p>14.6044344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Default_1">
            <text:p>14.628438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Default_1">
            <text:p>14.652442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Default_1">
            <text:p>14.676446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Default_1">
            <text:p>14.700450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Default_1">
            <text:p>14.7244544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Default_1">
            <text:p>14.7484584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Default_1">
            <text:p>14.7724624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Default_1">
            <text:p>14.7964664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Default_1">
            <text:p>14.8204704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Default_1">
            <text:p>14.8444744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Default_1">
            <text:p>14.868478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Default_1">
            <text:p>14.892482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Default_1">
            <text:p>14.916486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Default_1">
            <text:p>14.940490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Default_1">
            <text:p>14.9644944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Default_1">
            <text:p>14.98849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Default_1">
            <text:p>15.012502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Default_1">
            <text:p>15.0365065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Default_1">
            <text:p>15.0605105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Default_1">
            <text:p>15.0845145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Default_1">
            <text:p>15.108518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Default_1">
            <text:p>15.132522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Default_1">
            <text:p>15.156526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Default_1">
            <text:p>15.180530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Default_1">
            <text:p>15.2045345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Default_1">
            <text:p>15.2285385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Default_1">
            <text:p>15.2525425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Default_1">
            <text:p>15.2765465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Default_1">
            <text:p>15.3005505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Default_1">
            <text:p>15.3245545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Default_1">
            <text:p>15.348558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Default_1">
            <text:p>15.372562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Default_1">
            <text:p>15.3965665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Default_1">
            <text:p>15.4205705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Default_1">
            <text:p>15.4445745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Default_1">
            <text:p>15.4685785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Default_1">
            <text:p>15.4925825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Default_1">
            <text:p>15.5165865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Default_1">
            <text:p>15.5405905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Default_1">
            <text:p>15.5645945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Default_1">
            <text:p>15.588598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Default_1">
            <text:p>15.612602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Default_1">
            <text:p>15.6366066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Default_1">
            <text:p>15.6606106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Default_1">
            <text:p>15.6846146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Default_1">
            <text:p>15.7086186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Default_1">
            <text:p>15.7326226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Default_1">
            <text:p>15.7566266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Default_1">
            <text:p>15.7806306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Default_1">
            <text:p>15.8046346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Default_1">
            <text:p>15.828638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Default_1">
            <text:p>15.85264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Default_1">
            <text:p>15.8766466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Default_1">
            <text:p>15.9006506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Default_1">
            <text:p>15.9246546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Default_1">
            <text:p>15.9486586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Default_1">
            <text:p>15.9726626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Default_1">
            <text:p>15.9966666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Default_1">
            <text:p>16.0206706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Default_1">
            <text:p>16.0446746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Default_1">
            <text:p>16.068678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Default_1">
            <text:p>16.092682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Default_1">
            <text:p>16.1166866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Default_1">
            <text:p>16.1406906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Default_1">
            <text:p>16.1646946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Default_1">
            <text:p>16.188698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Default_1">
            <text:p>16.212702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Default_1">
            <text:p>16.2367067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Default_1">
            <text:p>16.2607107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Default_1">
            <text:p>16.2847147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Default_1">
            <text:p>16.308718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Default_1">
            <text:p>16.332722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Default_1">
            <text:p>16.356726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Default_1">
            <text:p>16.380730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Default_1">
            <text:p>16.404734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Default_1">
            <text:p>16.4287387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Default_1">
            <text:p>16.4527427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Default_1">
            <text:p>16.4767467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Default_1">
            <text:p>16.5007507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Default_1">
            <text:p>16.5247547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Default_1">
            <text:p>16.548758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Default_1">
            <text:p>16.572762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Default_1">
            <text:p>16.596766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Default_1">
            <text:p>16.620770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Default_1">
            <text:p>16.644774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Default_1">
            <text:p>16.6687787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Default_1">
            <text:p>16.6927827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Default_1">
            <text:p>16.7167867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Default_1">
            <text:p>16.7407907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Default_1">
            <text:p>16.7647947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Default_1">
            <text:p>16.78879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Default_1">
            <text:p>16.81280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Default_1">
            <text:p>16.8368068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Default_1">
            <text:p>16.860810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Default_1">
            <text:p>16.8848148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Default_1">
            <text:p>16.9088188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Default_1">
            <text:p>16.9328228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Default_1">
            <text:p>16.9568268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Default_1">
            <text:p>16.9808308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Default_1">
            <text:p>17.0048348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Default_1">
            <text:p>17.028838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Default_1">
            <text:p>17.052842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Default_1">
            <text:p>17.076846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Default_1">
            <text:p>17.100850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Default_1">
            <text:p>17.1248548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Default_1">
            <text:p>17.1488588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Default_1">
            <text:p>17.1728628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Default_1">
            <text:p>17.1968668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Default_1">
            <text:p>17.2208708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Default_1">
            <text:p>17.2448748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Default_1">
            <text:p>17.268878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Default_1">
            <text:p>17.29288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Default_1">
            <text:p>17.316886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Default_1">
            <text:p>17.340890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Default_1">
            <text:p>17.364894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Default_1">
            <text:p>17.388898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Default_1">
            <text:p>17.412902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Default_1">
            <text:p>17.436906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Default_1">
            <text:p>17.460910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Default_1">
            <text:p>17.484914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Default_1">
            <text:p>17.508918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Default_1">
            <text:p>17.532922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Default_1">
            <text:p>17.556926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Default_1">
            <text:p>17.580930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Default_1">
            <text:p>17.6049349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Default_1">
            <text:p>17.6289389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Default_1">
            <text:p>17.6529429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Default_1">
            <text:p>17.676946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Default_1">
            <text:p>17.700950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Default_1">
            <text:p>17.7249549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Default_1">
            <text:p>17.748958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Default_1">
            <text:p>17.772962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Default_1">
            <text:p>17.796966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Default_1">
            <text:p>17.820970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Default_1">
            <text:p>17.8449749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Default_1">
            <text:p>17.8689789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Default_1">
            <text:p>17.8929829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Default_1">
            <text:p>17.916986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Default_1">
            <text:p>17.940990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Default_1">
            <text:p>17.964994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Default_1">
            <text:p>17.98899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Default_1">
            <text:p>18.013003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Default_1">
            <text:p>18.037007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Default_1">
            <text:p>18.061011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Default_1">
            <text:p>18.085015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Default_1">
            <text:p>18.109019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Default_1">
            <text:p>18.133023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Default_1">
            <text:p>18.157027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Default_1">
            <text:p>18.181031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Default_1">
            <text:p>18.205035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Default_1">
            <text:p>18.229039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Default_1">
            <text:p>18.253043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Default_1">
            <text:p>18.277047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Default_1">
            <text:p>18.301051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Default_1">
            <text:p>18.325055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Default_1">
            <text:p>18.349059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Default_1">
            <text:p>18.3730630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Default_1">
            <text:p>18.3970670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Default_1">
            <text:p>18.42107107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Default_1">
            <text:p>18.445075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Default_1">
            <text:p>18.469079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Default_1">
            <text:p>18.493083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Default_1">
            <text:p>18.5170870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Default_1">
            <text:p>18.54109109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Default_1">
            <text:p>18.565095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Default_1">
            <text:p>18.589099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Default_1">
            <text:p>18.613103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Default_1">
            <text:p>18.6371071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Default_1">
            <text:p>18.6611111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Default_1">
            <text:p>18.685115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Default_1">
            <text:p>18.709119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Default_1">
            <text:p>18.733123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Default_1">
            <text:p>18.7571271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Default_1">
            <text:p>18.7811311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Default_1">
            <text:p>18.8051351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Default_1">
            <text:p>18.8291391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Default_1">
            <text:p>18.8531431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Default_1">
            <text:p>18.8771471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Default_1">
            <text:p>18.9011511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Default_1">
            <text:p>18.925155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Default_1">
            <text:p>18.949159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Default_1">
            <text:p>18.973163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Default_1">
            <text:p>18.9971671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Default_1">
            <text:p>19.0211711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Default_1">
            <text:p>19.045175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Default_1">
            <text:p>19.069179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Default_1">
            <text:p>19.0931831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Default_1">
            <text:p>19.1171871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Default_1">
            <text:p>19.1411911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Default_1">
            <text:p>19.16519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Default_1">
            <text:p>19.18919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Default_1">
            <text:p>19.21320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Default_1">
            <text:p>19.237207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Default_1">
            <text:p>19.261211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Default_1">
            <text:p>19.285215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Default_1">
            <text:p>19.309219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Default_1">
            <text:p>19.3332232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Default_1">
            <text:p>19.357227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Default_1">
            <text:p>19.3812312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Default_1">
            <text:p>19.405235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Default_1">
            <text:p>19.429239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Default_1">
            <text:p>19.453243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Default_1">
            <text:p>19.477247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Default_1">
            <text:p>19.5012512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Default_1">
            <text:p>19.525255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Default_1">
            <text:p>19.549259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Default_1">
            <text:p>19.5732632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Default_1">
            <text:p>19.5972672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Default_1">
            <text:p>19.6212712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Default_1">
            <text:p>19.645275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Default_1">
            <text:p>19.669279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Default_1">
            <text:p>19.693283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Default_1">
            <text:p>19.7172872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Default_1">
            <text:p>19.7412912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Default_1">
            <text:p>19.765295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Default_1">
            <text:p>19.789299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Default_1">
            <text:p>19.81330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Default_1">
            <text:p>19.8373073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Default_1">
            <text:p>19.8613113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Default_1">
            <text:p>19.885315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Default_1">
            <text:p>19.909319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Default_1">
            <text:p>19.933323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Default_1">
            <text:p>19.957327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Default_1">
            <text:p>19.9813313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Default_1">
            <text:p>20.005335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Default_1">
            <text:p>20.0293393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Default_1">
            <text:p>20.053343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Default_1">
            <text:p>20.0773473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Default_1">
            <text:p>20.1013513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Default_1">
            <text:p>20.125355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Default_1">
            <text:p>20.149359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Default_1">
            <text:p>20.173363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Default_1">
            <text:p>20.1973673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Default_1">
            <text:p>20.2213713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Default_1">
            <text:p>20.245375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Default_1">
            <text:p>20.269379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Default_1">
            <text:p>20.2933833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Default_1">
            <text:p>20.3173873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Default_1">
            <text:p>20.3413913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Default_1">
            <text:p>20.365395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Default_1">
            <text:p>20.38939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Default_1">
            <text:p>20.413403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Default_1">
            <text:p>20.4374074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Default_1">
            <text:p>20.4614114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Default_1">
            <text:p>20.485415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Default_1">
            <text:p>20.509419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Default_1">
            <text:p>20.533423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Default_1">
            <text:p>20.557427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Default_1">
            <text:p>20.581431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Default_1">
            <text:p>20.60543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Default_1">
            <text:p>20.62943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Default_1">
            <text:p>20.653443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Default_1">
            <text:p>20.677447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Default_1">
            <text:p>20.7014514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Default_1">
            <text:p>20.725455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Default_1">
            <text:p>20.749459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Default_1">
            <text:p>20.773463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Default_1">
            <text:p>20.7974674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Default_1">
            <text:p>20.8214714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Default_1">
            <text:p>20.845475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Default_1">
            <text:p>20.869479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Default_1">
            <text:p>20.893483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Default_1">
            <text:p>20.917487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Default_1">
            <text:p>20.941491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Default_1">
            <text:p>20.965495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Default_1">
            <text:p>20.989499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Default_1">
            <text:p>21.01350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Default_1">
            <text:p>21.0375075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Default_1">
            <text:p>21.0615115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Default_1">
            <text:p>21.085515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Default_1">
            <text:p>21.109519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Default_1">
            <text:p>21.133523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Default_1">
            <text:p>21.157527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Default_1">
            <text:p>21.181531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Default_1">
            <text:p>21.2055355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Default_1">
            <text:p>21.2295395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Default_1">
            <text:p>21.2535435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Default_1">
            <text:p>21.277547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Default_1">
            <text:p>21.3015515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Default_1">
            <text:p>21.325555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Default_1">
            <text:p>21.349559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Default_1">
            <text:p>21.373563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Default_1">
            <text:p>21.397567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Default_1">
            <text:p>21.421571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Default_1">
            <text:p>21.4455755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Default_1">
            <text:p>21.4695795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Default_1">
            <text:p>21.4935835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Default_1">
            <text:p>21.5175875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Default_1">
            <text:p>21.5415915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Default_1">
            <text:p>21.56559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Default_1">
            <text:p>21.58959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Default_1">
            <text:p>21.61360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Default_1">
            <text:p>21.637607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Default_1">
            <text:p>21.661611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Default_1">
            <text:p>21.6856156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Default_1">
            <text:p>21.7096196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Default_1">
            <text:p>21.7336236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Default_1">
            <text:p>21.7576276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Default_1">
            <text:p>21.7816316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Default_1">
            <text:p>21.805635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Default_1">
            <text:p>21.829639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Default_1">
            <text:p>21.853643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Default_1">
            <text:p>21.8776476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Default_1">
            <text:p>21.9016516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Default_1">
            <text:p>21.9256556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Default_1">
            <text:p>21.9496596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Default_1">
            <text:p>21.9736636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Default_1">
            <text:p>21.997667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Default_1">
            <text:p>22.021671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Default_1">
            <text:p>22.04567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Default_1">
            <text:p>22.06967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Default_1">
            <text:p>22.09368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Default_1">
            <text:p>22.117687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Default_1">
            <text:p>22.141691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Default_1">
            <text:p>22.16569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Default_1">
            <text:p>22.189699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Default_1">
            <text:p>22.21370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Default_1">
            <text:p>22.237707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Default_1">
            <text:p>22.261711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Default_1">
            <text:p>22.285715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Default_1">
            <text:p>22.309719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Default_1">
            <text:p>22.333723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Default_1">
            <text:p>22.357727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Default_1">
            <text:p>22.381731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Default_1">
            <text:p>22.405735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Default_1">
            <text:p>22.429739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Default_1">
            <text:p>22.453743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Default_1">
            <text:p>22.477747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Default_1">
            <text:p>22.501751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Default_1">
            <text:p>22.525755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Default_1">
            <text:p>22.549759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Default_1">
            <text:p>22.573763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Default_1">
            <text:p>22.597767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Default_1">
            <text:p>22.621771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Default_1">
            <text:p>22.645775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Default_1">
            <text:p>22.669779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Default_1">
            <text:p>22.693783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Default_1">
            <text:p>22.717787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Default_1">
            <text:p>22.741791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Default_1">
            <text:p>22.765795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Default_1">
            <text:p>22.789799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Default_1">
            <text:p>22.81380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Default_1">
            <text:p>22.837807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Default_1">
            <text:p>22.861811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Default_1">
            <text:p>22.885815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Default_1">
            <text:p>22.909819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Default_1">
            <text:p>22.933823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Default_1">
            <text:p>22.957827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Default_1">
            <text:p>22.981831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Default_1">
            <text:p>23.00583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Default_1">
            <text:p>23.02983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Default_1">
            <text:p>23.05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Default_1">
            <text:p>23.07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Default_1">
            <text:p>23.101851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Default_1">
            <text:p>23.125855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Default_1">
            <text:p>23.149859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Default_1">
            <text:p>23.173863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Default_1">
            <text:p>23.197867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Default_1">
            <text:p>23.221871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Default_1">
            <text:p>23.245875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Default_1">
            <text:p>23.269879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Default_1">
            <text:p>23.29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Default_1">
            <text:p>23.31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Default_1">
            <text:p>23.341891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Default_1">
            <text:p>23.36589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Default_1">
            <text:p>23.38989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Default_1">
            <text:p>23.413903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Default_1">
            <text:p>23.437907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Default_1">
            <text:p>23.461911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Default_1">
            <text:p>23.48591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Default_1">
            <text:p>23.50991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Default_1">
            <text:p>23.53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Default_1">
            <text:p>23.55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Default_1">
            <text:p>23.581931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Default_1">
            <text:p>23.605935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Default_1">
            <text:p>23.629939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Default_1">
            <text:p>23.653943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Default_1">
            <text:p>23.677947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Default_1">
            <text:p>23.701951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Default_1">
            <text:p>23.725955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Default_1">
            <text:p>23.7499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Default_1">
            <text:p>23.77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Default_1">
            <text:p>23.79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Default_1">
            <text:p>23.821971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Default_1">
            <text:p>23.845975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Default_1">
            <text:p>23.869979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Default_1">
            <text:p>23.893983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Default_1">
            <text:p>23.917987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Default_1">
            <text:p>23.941991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Default_1">
            <text:p>23.96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Default_1">
            <text:p>23.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qm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Default_1">
            <text:p>0.034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Default_1">
            <text:p>0.058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Default_1">
            <text:p>0.082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Default_1">
            <text:p>0.106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Default_1">
            <text:p>0.130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Default_1">
            <text:p>0.154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Default_1">
            <text:p>0.178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Default_1">
            <text:p>0.202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Default_1">
            <text:p>0.226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Default_1">
            <text:p>0.250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Default_1">
            <text:p>0.274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Default_1">
            <text:p>0.298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Default_1">
            <text:p>0.3220520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Default_1">
            <text:p>0.346056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Default_1">
            <text:p>0.3700600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Default_1">
            <text:p>0.3940640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Default_1">
            <text:p>0.4180680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Default_1">
            <text:p>0.442072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Default_1">
            <text:p>0.4660760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Default_1">
            <text:p>0.49008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Default_1">
            <text:p>0.5140840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Default_1">
            <text:p>0.538088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Default_1">
            <text:p>0.5620920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Default_1">
            <text:p>0.586096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Default_1">
            <text:p>0.6101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Default_1">
            <text:p>0.634104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Default_1">
            <text:p>0.6581081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Default_1">
            <text:p>0.682112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Default_1">
            <text:p>0.7061161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Default_1">
            <text:p>0.730120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Default_1">
            <text:p>0.7541241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Default_1">
            <text:p>0.778128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Default_1">
            <text:p>0.8021321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Default_1">
            <text:p>0.826136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Default_1">
            <text:p>0.8501401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Default_1">
            <text:p>0.874144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Default_1">
            <text:p>0.8981481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Default_1">
            <text:p>0.922152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Default_1">
            <text:p>0.9461561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Default_1">
            <text:p>0.97016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Default_1">
            <text:p>0.9941641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Default_1">
            <text:p>1.018168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Default_1">
            <text:p>1.0421721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Default_1">
            <text:p>1.066176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Default_1">
            <text:p>1.0901801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Default_1">
            <text:p>1.114184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Default_1">
            <text:p>1.1381881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Default_1">
            <text:p>1.162192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Default_1">
            <text:p>1.1861961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Default_1">
            <text:p>1.2102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Default_1">
            <text:p>1.2342042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Default_1">
            <text:p>1.258208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Default_1">
            <text:p>1.2822122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Default_1">
            <text:p>1.306216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Default_1">
            <text:p>1.3302202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Default_1">
            <text:p>1.354224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Default_1">
            <text:p>1.3782282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Default_1">
            <text:p>1.402232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Default_1">
            <text:p>1.4262362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Default_1">
            <text:p>1.45024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Default_1">
            <text:p>1.4742442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Default_1">
            <text:p>1.498248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Default_1">
            <text:p>1.5222522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Default_1">
            <text:p>1.546256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Default_1">
            <text:p>1.5702602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Default_1">
            <text:p>1.594264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Default_1">
            <text:p>1.6182682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Default_1">
            <text:p>1.642272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Default_1">
            <text:p>1.6662762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Default_1">
            <text:p>1.690280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Default_1">
            <text:p>1.7142842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Default_1">
            <text:p>1.738288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Default_1">
            <text:p>1.7622922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Default_1">
            <text:p>1.786296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Default_1">
            <text:p>1.8103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Default_1">
            <text:p>1.834304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Default_1">
            <text:p>1.8583083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Default_1">
            <text:p>1.882312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Default_1">
            <text:p>1.9063163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Default_1">
            <text:p>1.93032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Default_1">
            <text:p>1.9543243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Default_1">
            <text:p>1.978328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Default_1">
            <text:p>2.0023323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Default_1">
            <text:p>2.026336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Default_1">
            <text:p>2.0503403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Default_1">
            <text:p>2.074344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Default_1">
            <text:p>2.0983483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Default_1">
            <text:p>2.122352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Default_1">
            <text:p>2.1463563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Default_1">
            <text:p>2.170360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Default_1">
            <text:p>2.1943643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Default_1">
            <text:p>2.218368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Default_1">
            <text:p>2.2423723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Default_1">
            <text:p>2.266376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Default_1">
            <text:p>2.2903803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Default_1">
            <text:p>2.314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Default_1">
            <text:p>2.338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Default_1">
            <text:p>2.362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Default_1">
            <text:p>2.386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Default_1">
            <text:p>2.4104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Default_1">
            <text:p>2.4344044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Default_1">
            <text:p>2.458408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Default_1">
            <text:p>2.4824124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Default_1">
            <text:p>2.506416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Default_1">
            <text:p>2.5304204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Default_1">
            <text:p>2.554424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Default_1">
            <text:p>2.5784284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Default_1">
            <text:p>2.602432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Default_1">
            <text:p>2.6264364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Default_1">
            <text:p>2.650440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Default_1">
            <text:p>2.6744444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Default_1">
            <text:p>2.698448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Default_1">
            <text:p>2.7224524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Default_1">
            <text:p>2.746456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Default_1">
            <text:p>2.7704604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Default_1">
            <text:p>2.794464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Default_1">
            <text:p>2.8184684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Default_1">
            <text:p>2.842472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Default_1">
            <text:p>2.8664764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Default_1">
            <text:p>2.89048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Default_1">
            <text:p>2.9144844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Default_1">
            <text:p>2.938488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Default_1">
            <text:p>2.9624924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Default_1">
            <text:p>2.986496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Default_1">
            <text:p>3.0105005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Default_1">
            <text:p>3.0345045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Default_1">
            <text:p>3.0585085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Default_1">
            <text:p>3.0825125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Default_1">
            <text:p>3.1065165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Default_1">
            <text:p>3.1305205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Default_1">
            <text:p>3.1545245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Default_1">
            <text:p>3.1785285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Default_1">
            <text:p>3.2025325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Default_1">
            <text:p>3.2265365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Default_1">
            <text:p>3.2505405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Default_1">
            <text:p>3.2745445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Default_1">
            <text:p>3.2985485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Default_1">
            <text:p>3.3225525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Default_1">
            <text:p>3.3465565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Default_1">
            <text:p>3.3705605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Default_1">
            <text:p>3.3945645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Default_1">
            <text:p>3.4185685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Default_1">
            <text:p>3.4425725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Default_1">
            <text:p>3.4665765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Default_1">
            <text:p>3.4905805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Default_1">
            <text:p>3.5145845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Default_1">
            <text:p>3.5385885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Default_1">
            <text:p>3.5625925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Default_1">
            <text:p>3.5865965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Default_1">
            <text:p>3.6106006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Default_1">
            <text:p>3.6346046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Default_1">
            <text:p>3.6586086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Default_1">
            <text:p>3.6826126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Default_1">
            <text:p>3.7066166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Default_1">
            <text:p>3.7306206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Default_1">
            <text:p>3.7546246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Default_1">
            <text:p>3.7786286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Default_1">
            <text:p>3.8026326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Default_1">
            <text:p>3.8266366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Default_1">
            <text:p>3.8506406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Default_1">
            <text:p>3.8746446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Default_1">
            <text:p>3.8986486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Default_1">
            <text:p>3.9226526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Default_1">
            <text:p>3.9466566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Default_1">
            <text:p>3.9706606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Default_1">
            <text:p>3.9946646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Default_1">
            <text:p>4.0186686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Default_1">
            <text:p>4.0426726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Default_1">
            <text:p>4.0666766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Default_1">
            <text:p>4.0906806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Default_1">
            <text:p>4.1146846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Default_1">
            <text:p>4.1386886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Default_1">
            <text:p>4.1626926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Default_1">
            <text:p>4.1866966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Default_1">
            <text:p>4.2107007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Default_1">
            <text:p>4.2347047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Default_1">
            <text:p>4.2587087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Default_1">
            <text:p>4.2827127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Default_1">
            <text:p>4.3067167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Default_1">
            <text:p>4.3307207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Default_1">
            <text:p>4.3547247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Default_1">
            <text:p>4.3787287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Default_1">
            <text:p>4.4027327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Default_1">
            <text:p>4.4267367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Default_1">
            <text:p>4.4507407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Default_1">
            <text:p>4.4747447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Default_1">
            <text:p>4.4987487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Default_1">
            <text:p>4.5227527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Default_1">
            <text:p>4.5467567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Default_1">
            <text:p>4.5707607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Default_1">
            <text:p>4.5947647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Default_1">
            <text:p>4.6187687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Default_1">
            <text:p>4.6427727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Default_1">
            <text:p>4.6667767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Default_1">
            <text:p>4.6907807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Default_1">
            <text:p>4.714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Default_1">
            <text:p>4.738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Default_1">
            <text:p>4.762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Default_1">
            <text:p>4.786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Default_1">
            <text:p>4.8108008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Default_1">
            <text:p>4.8348048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Default_1">
            <text:p>4.8588088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Default_1">
            <text:p>4.8828128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Default_1">
            <text:p>4.9068168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Default_1">
            <text:p>4.9308208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Default_1">
            <text:p>4.9548248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Default_1">
            <text:p>4.9788288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Default_1">
            <text:p>5.00283283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Default_1">
            <text:p>5.02683683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Default_1">
            <text:p>5.05084084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Default_1">
            <text:p>5.07484484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Default_1">
            <text:p>5.098848849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Default_1">
            <text:p>5.12285285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Default_1">
            <text:p>5.14685685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Default_1">
            <text:p>5.17086086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Default_1">
            <text:p>5.19486486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Default_1">
            <text:p>5.2188688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Default_1">
            <text:p>5.24287287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Default_1">
            <text:p>5.26687687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Default_1">
            <text:p>5.29088088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Default_1">
            <text:p>5.31488488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Default_1">
            <text:p>5.338888889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Default_1">
            <text:p>5.36289289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Default_1">
            <text:p>5.38689689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Default_1">
            <text:p>5.41090090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Default_1">
            <text:p>5.4349049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Default_1">
            <text:p>5.4589089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Default_1">
            <text:p>5.4829129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Default_1">
            <text:p>5.5069169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Default_1">
            <text:p>5.5309209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Default_1">
            <text:p>5.5549249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Default_1">
            <text:p>5.5789289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Default_1">
            <text:p>5.6029329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Default_1">
            <text:p>5.6269369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Default_1">
            <text:p>5.6509409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Default_1">
            <text:p>5.67494494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Default_1">
            <text:p>5.69894894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Default_1">
            <text:p>5.7229529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Default_1">
            <text:p>5.74695695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Default_1">
            <text:p>5.77096096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Default_1">
            <text:p>5.79496496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Default_1">
            <text:p>5.818968969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Default_1">
            <text:p>5.842972973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Default_1">
            <text:p>5.866976977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Default_1">
            <text:p>5.890980981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Default_1">
            <text:p>5.914984985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Default_1">
            <text:p>5.938988989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Default_1">
            <text:p>5.96299299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Default_1">
            <text:p>5.98699699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Default_1">
            <text:p>6.01100100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Default_1">
            <text:p>6.0350050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Default_1">
            <text:p>6.05900900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Default_1">
            <text:p>6.0830130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Default_1">
            <text:p>6.1070170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Default_1">
            <text:p>6.1310210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Default_1">
            <text:p>6.1550250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Default_1">
            <text:p>6.1790290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Default_1">
            <text:p>6.2030330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Default_1">
            <text:p>6.2270370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Default_1">
            <text:p>6.2510410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Default_1">
            <text:p>6.2750450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Default_1">
            <text:p>6.2990490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Default_1">
            <text:p>6.3230530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Default_1">
            <text:p>6.3470570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Default_1">
            <text:p>6.37106106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Default_1">
            <text:p>6.39506506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Default_1">
            <text:p>6.4190690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Default_1">
            <text:p>6.44307307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Default_1">
            <text:p>6.4670770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Default_1">
            <text:p>6.49108108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Default_1">
            <text:p>6.515085085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Default_1">
            <text:p>6.5390890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Default_1">
            <text:p>6.563093093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Default_1">
            <text:p>6.587097097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Default_1">
            <text:p>6.61110110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Default_1">
            <text:p>6.635105105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Default_1">
            <text:p>6.6591091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Default_1">
            <text:p>6.68311311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Default_1">
            <text:p>6.70711711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Default_1">
            <text:p>6.7311211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Default_1">
            <text:p>6.75512512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Default_1">
            <text:p>6.7791291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Default_1">
            <text:p>6.80313313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Default_1">
            <text:p>6.82713713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Default_1">
            <text:p>6.85114114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Default_1">
            <text:p>6.8751451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Default_1">
            <text:p>6.8991491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Default_1">
            <text:p>6.9231531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Default_1">
            <text:p>6.9471571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Default_1">
            <text:p>6.9711611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Default_1">
            <text:p>6.99516516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Default_1">
            <text:p>7.0191691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Default_1">
            <text:p>7.04317317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Default_1">
            <text:p>7.0671771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Default_1">
            <text:p>7.09118118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Default_1">
            <text:p>7.11518518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Default_1">
            <text:p>7.13918918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Default_1">
            <text:p>7.1631931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Default_1">
            <text:p>7.18719719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Default_1">
            <text:p>7.21120120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Default_1">
            <text:p>7.2352052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Default_1">
            <text:p>7.2592092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Default_1">
            <text:p>7.28321321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Default_1">
            <text:p>7.3072172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Default_1">
            <text:p>7.33122122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Default_1">
            <text:p>7.35522522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Default_1">
            <text:p>7.37922922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Default_1">
            <text:p>7.4032332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Default_1">
            <text:p>7.42723723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Default_1">
            <text:p>7.45124124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Default_1">
            <text:p>7.47524524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Default_1">
            <text:p>7.49924924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Default_1">
            <text:p>7.52325325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Default_1">
            <text:p>7.54725725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Default_1">
            <text:p>7.57126126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Default_1">
            <text:p>7.59526526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Default_1">
            <text:p>7.6192692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Default_1">
            <text:p>7.64327327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Default_1">
            <text:p>7.6672772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Default_1">
            <text:p>7.6912812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Default_1">
            <text:p>7.7152852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Default_1">
            <text:p>7.73928928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Default_1">
            <text:p>7.76329329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Default_1">
            <text:p>7.78729729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Default_1">
            <text:p>7.81130130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Default_1">
            <text:p>7.83530530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Default_1">
            <text:p>7.859309309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Default_1">
            <text:p>7.88331331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Default_1">
            <text:p>7.90731731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Default_1">
            <text:p>7.93132132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Default_1">
            <text:p>7.95532532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Default_1">
            <text:p>7.979329329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Default_1">
            <text:p>8.00333333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Default_1">
            <text:p>8.0273373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Default_1">
            <text:p>8.0513413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Default_1">
            <text:p>8.07534534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Default_1">
            <text:p>8.09934934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Default_1">
            <text:p>8.12335335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Default_1">
            <text:p>8.14735735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Default_1">
            <text:p>8.17136136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Default_1">
            <text:p>8.19536536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Default_1">
            <text:p>8.21936936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Default_1">
            <text:p>8.243373373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Default_1">
            <text:p>8.267377377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Default_1">
            <text:p>8.29138138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Default_1">
            <text:p>8.315385385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Default_1">
            <text:p>8.33938938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Default_1">
            <text:p>8.3633933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Default_1">
            <text:p>8.38739739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Default_1">
            <text:p>8.41140140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Default_1">
            <text:p>8.43540540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Default_1">
            <text:p>8.459409409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Default_1">
            <text:p>8.48341341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Default_1">
            <text:p>8.5074174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Default_1">
            <text:p>8.5314214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Default_1">
            <text:p>8.55542542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Default_1">
            <text:p>8.57942942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Default_1">
            <text:p>8.60343343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Default_1">
            <text:p>8.6274374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Default_1">
            <text:p>8.6514414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Default_1">
            <text:p>8.6754454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Default_1">
            <text:p>8.6994494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Default_1">
            <text:p>8.72345345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Default_1">
            <text:p>8.7474574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Default_1">
            <text:p>8.7714614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Default_1">
            <text:p>8.79546546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Default_1">
            <text:p>8.81946946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Default_1">
            <text:p>8.84347347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Default_1">
            <text:p>8.86747747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Default_1">
            <text:p>8.89148148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Default_1">
            <text:p>8.9154854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Default_1">
            <text:p>8.9394894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Default_1">
            <text:p>8.9634934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Default_1">
            <text:p>8.9874974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Default_1">
            <text:p>9.0115015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Default_1">
            <text:p>9.03550550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Default_1">
            <text:p>9.0595095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Default_1">
            <text:p>9.08351351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Default_1">
            <text:p>9.10751751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Default_1">
            <text:p>9.13152152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Default_1">
            <text:p>9.15552552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Default_1">
            <text:p>9.1795295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Default_1">
            <text:p>9.2035335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Default_1">
            <text:p>9.22753753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Default_1">
            <text:p>9.25154154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Default_1">
            <text:p>9.27554554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Default_1">
            <text:p>9.2995495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Default_1">
            <text:p>9.32355355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Default_1">
            <text:p>9.34755755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Default_1">
            <text:p>9.37156156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Default_1">
            <text:p>9.39556556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Default_1">
            <text:p>9.419569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Default_1">
            <text:p>9.4435735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Default_1">
            <text:p>9.46757757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Default_1">
            <text:p>9.49158158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Default_1">
            <text:p>9.51558558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Default_1">
            <text:p>9.5395895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Default_1">
            <text:p>9.56359359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Default_1">
            <text:p>9.58759759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Default_1">
            <text:p>9.61160160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Default_1">
            <text:p>9.63560560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Default_1">
            <text:p>9.6596096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Default_1">
            <text:p>9.68361361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Default_1">
            <text:p>9.70761761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Default_1">
            <text:p>9.73162162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Default_1">
            <text:p>9.755625626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Default_1">
            <text:p>9.7796296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Default_1">
            <text:p>9.8036336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Default_1">
            <text:p>9.82763763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Default_1">
            <text:p>9.85164164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Default_1">
            <text:p>9.87564564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Default_1">
            <text:p>9.8996496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Default_1">
            <text:p>9.92365365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Default_1">
            <text:p>9.94765765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Default_1">
            <text:p>9.97166166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Default_1">
            <text:p>9.99566566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Default_1">
            <text:p>10.019669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Default_1">
            <text:p>10.0436736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Default_1">
            <text:p>10.067677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Default_1">
            <text:p>10.0916816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Default_1">
            <text:p>10.115685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Default_1">
            <text:p>10.139689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Default_1">
            <text:p>10.163693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Default_1">
            <text:p>10.187697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Default_1">
            <text:p>10.211701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Default_1">
            <text:p>10.2357057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Default_1">
            <text:p>10.259709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Default_1">
            <text:p>10.2837137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Default_1">
            <text:p>10.3077177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Default_1">
            <text:p>10.331721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Default_1">
            <text:p>10.3557257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Default_1">
            <text:p>10.37972973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Default_1">
            <text:p>10.40373373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Default_1">
            <text:p>10.4277377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Default_1">
            <text:p>10.4517417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Default_1">
            <text:p>10.4757457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Default_1">
            <text:p>10.4997497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Default_1">
            <text:p>10.52375375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Default_1">
            <text:p>10.54775776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Default_1">
            <text:p>10.57176176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Default_1">
            <text:p>10.5957657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Default_1">
            <text:p>10.61976977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Default_1">
            <text:p>10.64377377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Default_1">
            <text:p>10.6677777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Default_1">
            <text:p>10.6917817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Default_1">
            <text:p>10.7157857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Default_1">
            <text:p>10.7397897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Default_1">
            <text:p>10.76379379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Default_1">
            <text:p>10.787797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Default_1">
            <text:p>10.811801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Default_1">
            <text:p>10.835805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Default_1">
            <text:p>10.859809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Default_1">
            <text:p>10.883813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Default_1">
            <text:p>10.907817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Default_1">
            <text:p>10.931821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Default_1">
            <text:p>10.955825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Default_1">
            <text:p>10.979829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Default_1">
            <text:p>11.003833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Default_1">
            <text:p>11.027837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Default_1">
            <text:p>11.051841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Default_1">
            <text:p>11.075845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Default_1">
            <text:p>11.099849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Default_1">
            <text:p>11.123853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Default_1">
            <text:p>11.1478578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Default_1">
            <text:p>11.1718618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Default_1">
            <text:p>11.1958658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Default_1">
            <text:p>11.2198698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Default_1">
            <text:p>11.2438738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Default_1">
            <text:p>11.2678778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Default_1">
            <text:p>11.29188188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Default_1">
            <text:p>11.315885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Default_1">
            <text:p>11.339889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Default_1">
            <text:p>11.3638938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Default_1">
            <text:p>11.387897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Default_1">
            <text:p>11.411901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Default_1">
            <text:p>11.4359059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Default_1">
            <text:p>11.4599099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Default_1">
            <text:p>11.4839139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Default_1">
            <text:p>11.5079179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Default_1">
            <text:p>11.5319219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Default_1">
            <text:p>11.555925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Default_1">
            <text:p>11.579929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Default_1">
            <text:p>11.603933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Default_1">
            <text:p>11.627937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Default_1">
            <text:p>11.6519419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Default_1">
            <text:p>11.675945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Default_1">
            <text:p>11.699949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Default_1">
            <text:p>11.7239539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Default_1">
            <text:p>11.747957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Default_1">
            <text:p>11.771961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Default_1">
            <text:p>11.795965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Default_1">
            <text:p>11.819969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Default_1">
            <text:p>11.8439739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Default_1">
            <text:p>11.867977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Default_1">
            <text:p>11.8919819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Default_1">
            <text:p>11.9159859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Default_1">
            <text:p>11.9399899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Default_1">
            <text:p>11.96399399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Default_1">
            <text:p>11.987998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Default_1">
            <text:p>12.01200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Default_1">
            <text:p>12.0360060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Default_1">
            <text:p>12.0600100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Default_1">
            <text:p>12.08401401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Default_1">
            <text:p>12.1080180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Default_1">
            <text:p>12.13202202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Default_1">
            <text:p>12.15602603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Default_1">
            <text:p>12.18003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Default_1">
            <text:p>12.204034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Default_1">
            <text:p>12.228038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Default_1">
            <text:p>12.252042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Default_1">
            <text:p>12.276046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Default_1">
            <text:p>12.300050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Default_1">
            <text:p>12.324054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Default_1">
            <text:p>12.348058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Default_1">
            <text:p>12.372062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Default_1">
            <text:p>12.3960660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Default_1">
            <text:p>12.4200700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Default_1">
            <text:p>12.4440740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Default_1">
            <text:p>12.4680780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Default_1">
            <text:p>12.4920820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Default_1">
            <text:p>12.516086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Default_1">
            <text:p>12.540090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Default_1">
            <text:p>12.5640940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Default_1">
            <text:p>12.588098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Default_1">
            <text:p>12.612102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Default_1">
            <text:p>12.63610611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Default_1">
            <text:p>12.6601101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Default_1">
            <text:p>12.6841141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Default_1">
            <text:p>12.708118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Default_1">
            <text:p>12.732122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Default_1">
            <text:p>12.756126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Default_1">
            <text:p>12.780130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Default_1">
            <text:p>12.8041341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Default_1">
            <text:p>12.8281381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Default_1">
            <text:p>12.8521421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Default_1">
            <text:p>12.8761461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Default_1">
            <text:p>12.9001501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Default_1">
            <text:p>12.9241541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Default_1">
            <text:p>12.94815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Default_1">
            <text:p>12.97216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Default_1">
            <text:p>12.996166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Default_1">
            <text:p>13.020170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Default_1">
            <text:p>13.0441741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Default_1">
            <text:p>13.0681781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Default_1">
            <text:p>13.0921821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Default_1">
            <text:p>13.1161861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Default_1">
            <text:p>13.1401901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Default_1">
            <text:p>13.1641941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Default_1">
            <text:p>13.18819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Default_1">
            <text:p>13.212202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Default_1">
            <text:p>13.236206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Default_1">
            <text:p>13.260210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Default_1">
            <text:p>13.2842142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Default_1">
            <text:p>13.3082182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Default_1">
            <text:p>13.3322222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Default_1">
            <text:p>13.3562262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Default_1">
            <text:p>13.3802302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Default_1">
            <text:p>13.4042342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Default_1">
            <text:p>13.428238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Default_1">
            <text:p>13.4522422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Default_1">
            <text:p>13.4762462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Default_1">
            <text:p>13.5002502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Default_1">
            <text:p>13.5242542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Default_1">
            <text:p>13.5482582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Default_1">
            <text:p>13.5722622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Default_1">
            <text:p>13.5962662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Default_1">
            <text:p>13.6202702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Default_1">
            <text:p>13.6442742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Default_1">
            <text:p>13.668278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Default_1">
            <text:p>13.692282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Default_1">
            <text:p>13.716286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Default_1">
            <text:p>13.740290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Default_1">
            <text:p>13.764294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Default_1">
            <text:p>13.788298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Default_1">
            <text:p>13.812302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Default_1">
            <text:p>13.8363063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Default_1">
            <text:p>13.8603103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Default_1">
            <text:p>13.8843143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Default_1">
            <text:p>13.9083183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Default_1">
            <text:p>13.9323223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Default_1">
            <text:p>13.956326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Default_1">
            <text:p>13.980330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Default_1">
            <text:p>14.004334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Default_1">
            <text:p>14.028338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Default_1">
            <text:p>14.0523423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Default_1">
            <text:p>14.076346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Default_1">
            <text:p>14.100350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Default_1">
            <text:p>14.124354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Default_1">
            <text:p>14.148358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Default_1">
            <text:p>14.172362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Default_1">
            <text:p>14.196366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Default_1">
            <text:p>14.220370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Default_1">
            <text:p>14.244374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Default_1">
            <text:p>14.268378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Default_1">
            <text:p>14.292382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Default_1">
            <text:p>14.3163863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Default_1">
            <text:p>14.3403903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Default_1">
            <text:p>14.3643943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Default_1">
            <text:p>14.38839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Default_1">
            <text:p>14.41240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Default_1">
            <text:p>14.436406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Default_1">
            <text:p>14.460410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Default_1">
            <text:p>14.484414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Default_1">
            <text:p>14.5084184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Default_1">
            <text:p>14.5324224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Default_1">
            <text:p>14.5564264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Default_1">
            <text:p>14.5804304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Default_1">
            <text:p>14.6044344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Default_1">
            <text:p>14.6284384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Default_1">
            <text:p>14.6524424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Default_1">
            <text:p>14.6764464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Default_1">
            <text:p>14.7004504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Default_1">
            <text:p>14.7244544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Default_1">
            <text:p>14.7484584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Default_1">
            <text:p>14.7724624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Default_1">
            <text:p>14.7964664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Default_1">
            <text:p>14.82047047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Default_1">
            <text:p>14.8444744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Default_1">
            <text:p>14.868478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Default_1">
            <text:p>14.892482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Default_1">
            <text:p>14.916486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Default_1">
            <text:p>14.940490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Default_1">
            <text:p>14.9644944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Default_1">
            <text:p>14.988498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Default_1">
            <text:p>15.012502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Default_1">
            <text:p>15.0365065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Default_1">
            <text:p>15.0605105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Default_1">
            <text:p>15.0845145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Default_1">
            <text:p>15.108518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Default_1">
            <text:p>15.132522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Default_1">
            <text:p>15.156526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Default_1">
            <text:p>15.180530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Default_1">
            <text:p>15.204534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Default_1">
            <text:p>15.2285385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Default_1">
            <text:p>15.2525425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Default_1">
            <text:p>15.2765465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Default_1">
            <text:p>15.3005505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Default_1">
            <text:p>15.3245545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Default_1">
            <text:p>15.348558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Default_1">
            <text:p>15.372562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Default_1">
            <text:p>15.396566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Default_1">
            <text:p>15.4205705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Default_1">
            <text:p>15.4445745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Default_1">
            <text:p>15.4685785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Default_1">
            <text:p>15.4925825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Default_1">
            <text:p>15.516586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Default_1">
            <text:p>15.540590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Default_1">
            <text:p>15.564594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Default_1">
            <text:p>15.58859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Default_1">
            <text:p>15.612602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Default_1">
            <text:p>15.636606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Default_1">
            <text:p>15.660610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Default_1">
            <text:p>15.6846146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Default_1">
            <text:p>15.7086186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Default_1">
            <text:p>15.7326226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Default_1">
            <text:p>15.7566266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Default_1">
            <text:p>15.7806306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Default_1">
            <text:p>15.8046346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Default_1">
            <text:p>15.82863864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Default_1">
            <text:p>15.85264264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Default_1">
            <text:p>15.8766466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Default_1">
            <text:p>15.9006506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Default_1">
            <text:p>15.92465465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Default_1">
            <text:p>15.94865866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Default_1">
            <text:p>15.97266266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Default_1">
            <text:p>15.9966666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Default_1">
            <text:p>16.02067067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Default_1">
            <text:p>16.0446746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Default_1">
            <text:p>16.068678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Default_1">
            <text:p>16.092682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Default_1">
            <text:p>16.116686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Default_1">
            <text:p>16.140690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Default_1">
            <text:p>16.1646946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Default_1">
            <text:p>16.188698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Default_1">
            <text:p>16.212702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Default_1">
            <text:p>16.236706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Default_1">
            <text:p>16.260710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Default_1">
            <text:p>16.284714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Default_1">
            <text:p>16.308718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Default_1">
            <text:p>16.332722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Default_1">
            <text:p>16.356726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Default_1">
            <text:p>16.380730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Default_1">
            <text:p>16.4047347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Default_1">
            <text:p>16.428738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Default_1">
            <text:p>16.4527427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Default_1">
            <text:p>16.476746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Default_1">
            <text:p>16.500750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Default_1">
            <text:p>16.5247547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Default_1">
            <text:p>16.548758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Default_1">
            <text:p>16.572762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Default_1">
            <text:p>16.596766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Default_1">
            <text:p>16.620770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Default_1">
            <text:p>16.644774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Default_1">
            <text:p>16.668778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Default_1">
            <text:p>16.6927827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Default_1">
            <text:p>16.7167867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Default_1">
            <text:p>16.7407907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Default_1">
            <text:p>16.7647947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Default_1">
            <text:p>16.78879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Default_1">
            <text:p>16.81280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Default_1">
            <text:p>16.836806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Default_1">
            <text:p>16.860810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Default_1">
            <text:p>16.884814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Default_1">
            <text:p>16.908818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Default_1">
            <text:p>16.932822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Default_1">
            <text:p>16.956826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Default_1">
            <text:p>16.980830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Default_1">
            <text:p>17.004834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Default_1">
            <text:p>17.028838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Default_1">
            <text:p>17.052842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Default_1">
            <text:p>17.076846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Default_1">
            <text:p>17.100850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Default_1">
            <text:p>17.124854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Default_1">
            <text:p>17.148858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Default_1">
            <text:p>17.172862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Default_1">
            <text:p>17.196866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Default_1">
            <text:p>17.220870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Default_1">
            <text:p>17.244874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Default_1">
            <text:p>17.26887888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Default_1">
            <text:p>17.29288288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Default_1">
            <text:p>17.31688689</text:p>
          </table:table-cell>
          <table:table-cell office:value-type="float" office:value="1820" table:style-name="Default_1">
            <text:p>182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Default_1">
            <text:p>17.340890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Default_1">
            <text:p>17.364894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Default_1">
            <text:p>17.388898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Default_1">
            <text:p>17.4129029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Default_1">
            <text:p>17.4369069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Default_1">
            <text:p>17.4609109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Default_1">
            <text:p>17.48491491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Default_1">
            <text:p>17.50891892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Default_1">
            <text:p>17.53292292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Default_1">
            <text:p>17.5569269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Default_1">
            <text:p>17.580930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Default_1">
            <text:p>17.604934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Default_1">
            <text:p>17.628938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Default_1">
            <text:p>17.652942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Default_1">
            <text:p>17.676946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Default_1">
            <text:p>17.700950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Default_1">
            <text:p>17.724954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Default_1">
            <text:p>17.74895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Default_1">
            <text:p>17.77296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Default_1">
            <text:p>17.796966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Default_1">
            <text:p>17.820970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Default_1">
            <text:p>17.844974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Default_1">
            <text:p>17.868978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Default_1">
            <text:p>17.892982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Default_1">
            <text:p>17.916986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Default_1">
            <text:p>17.940990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Default_1">
            <text:p>17.964994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Default_1">
            <text:p>17.9889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Default_1">
            <text:p>18.013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Default_1">
            <text:p>18.037007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Default_1">
            <text:p>18.061011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Default_1">
            <text:p>18.0850150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Default_1">
            <text:p>18.1090190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Default_1">
            <text:p>18.1330230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Default_1">
            <text:p>18.157027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Default_1">
            <text:p>18.181031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Default_1">
            <text:p>18.205035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Default_1">
            <text:p>18.229039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Default_1">
            <text:p>18.2530430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Default_1">
            <text:p>18.277047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Default_1">
            <text:p>18.3010510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Default_1">
            <text:p>18.325055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Default_1">
            <text:p>18.349059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Default_1">
            <text:p>18.3730630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Default_1">
            <text:p>18.3970670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Default_1">
            <text:p>18.4210710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Default_1">
            <text:p>18.445075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Default_1">
            <text:p>18.469079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Default_1">
            <text:p>18.493083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Default_1">
            <text:p>18.517087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Default_1">
            <text:p>18.5410910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Default_1">
            <text:p>18.565095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Default_1">
            <text:p>18.589099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Default_1">
            <text:p>18.613103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Default_1">
            <text:p>18.6371071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Default_1">
            <text:p>18.6611111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Default_1">
            <text:p>18.6851151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Default_1">
            <text:p>18.7091191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Default_1">
            <text:p>18.7331231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Default_1">
            <text:p>18.7571271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Default_1">
            <text:p>18.7811311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Default_1">
            <text:p>18.80513514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Default_1">
            <text:p>18.82913914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Default_1">
            <text:p>18.8531431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Default_1">
            <text:p>18.8771471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Default_1">
            <text:p>18.9011511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Default_1">
            <text:p>18.925155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Default_1">
            <text:p>18.949159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Default_1">
            <text:p>18.973163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Default_1">
            <text:p>18.997167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Default_1">
            <text:p>19.0211711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Default_1">
            <text:p>19.0451751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Default_1">
            <text:p>19.069179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Default_1">
            <text:p>19.0931831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Default_1">
            <text:p>19.117187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Default_1">
            <text:p>19.1411911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Default_1">
            <text:p>19.1651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Default_1">
            <text:p>19.18919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Default_1">
            <text:p>19.21320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Default_1">
            <text:p>19.237207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Default_1">
            <text:p>19.2612112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Default_1">
            <text:p>19.2852152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Default_1">
            <text:p>19.3092192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Default_1">
            <text:p>19.3332232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Default_1">
            <text:p>19.3572272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Default_1">
            <text:p>19.3812312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Default_1">
            <text:p>19.405235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Default_1">
            <text:p>19.429239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Default_1">
            <text:p>19.453243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Default_1">
            <text:p>19.4772472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Default_1">
            <text:p>19.5012512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Default_1">
            <text:p>19.5252552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Default_1">
            <text:p>19.5492592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Default_1">
            <text:p>19.5732632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Default_1">
            <text:p>19.5972672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Default_1">
            <text:p>19.6212712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Default_1">
            <text:p>19.645275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Default_1">
            <text:p>19.669279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Default_1">
            <text:p>19.693283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Default_1">
            <text:p>19.717287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Default_1">
            <text:p>19.7412912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Default_1">
            <text:p>19.765295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Default_1">
            <text:p>19.789299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Default_1">
            <text:p>19.81330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Default_1">
            <text:p>19.8373073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Default_1">
            <text:p>19.8613113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Default_1">
            <text:p>19.8853153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Default_1">
            <text:p>19.9093193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Default_1">
            <text:p>19.93332332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Default_1">
            <text:p>19.957327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Default_1">
            <text:p>19.98133133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Default_1">
            <text:p>20.005335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Default_1">
            <text:p>20.029339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Default_1">
            <text:p>20.05334334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Default_1">
            <text:p>20.0773473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Default_1">
            <text:p>20.1013513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Default_1">
            <text:p>20.12535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Default_1">
            <text:p>20.149359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Default_1">
            <text:p>20.173363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Default_1">
            <text:p>20.197367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Default_1">
            <text:p>20.221371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Default_1">
            <text:p>20.245375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Default_1">
            <text:p>20.2693793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Default_1">
            <text:p>20.2933833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Default_1">
            <text:p>20.3173873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Default_1">
            <text:p>20.34139139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Default_1">
            <text:p>20.365395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Default_1">
            <text:p>20.389399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Default_1">
            <text:p>20.413403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Default_1">
            <text:p>20.4374074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Default_1">
            <text:p>20.4614114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Default_1">
            <text:p>20.485415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Default_1">
            <text:p>20.509419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Default_1">
            <text:p>20.5334234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Default_1">
            <text:p>20.557427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Default_1">
            <text:p>20.5814314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Default_1">
            <text:p>20.60543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Default_1">
            <text:p>20.62943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Default_1">
            <text:p>20.65344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Default_1">
            <text:p>20.677447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Default_1">
            <text:p>20.7014514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Default_1">
            <text:p>20.725455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Default_1">
            <text:p>20.749459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Default_1">
            <text:p>20.7734634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Default_1">
            <text:p>20.7974674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Default_1">
            <text:p>20.8214714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Default_1">
            <text:p>20.845475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Default_1">
            <text:p>20.869479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Default_1">
            <text:p>20.893483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Default_1">
            <text:p>20.9174874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Default_1">
            <text:p>20.9414914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Default_1">
            <text:p>20.965495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Default_1">
            <text:p>20.989499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Default_1">
            <text:p>21.013503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Default_1">
            <text:p>21.0375075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Default_1">
            <text:p>21.06151151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Default_1">
            <text:p>21.08551552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Default_1">
            <text:p>21.10951952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Default_1">
            <text:p>21.13352352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Default_1">
            <text:p>21.15752753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Default_1">
            <text:p>21.18153153</text:p>
          </table:table-cell>
          <table:table-cell office:value-type="float" office:value="1850" table:style-name="Default_1">
            <text:p>185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Default_1">
            <text:p>21.20553554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Default_1">
            <text:p>21.22953954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Default_1">
            <text:p>21.25354354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Default_1">
            <text:p>21.27754755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Default_1">
            <text:p>21.30155155</text:p>
          </table:table-cell>
          <table:table-cell office:value-type="float" office:value="1880" table:style-name="Default_1">
            <text:p>188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Default_1">
            <text:p>21.3255555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Default_1">
            <text:p>21.349559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Default_1">
            <text:p>21.373563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Default_1">
            <text:p>21.397567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Default_1">
            <text:p>21.42157157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Default_1">
            <text:p>21.445575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Default_1">
            <text:p>21.469579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Default_1">
            <text:p>21.4935835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Default_1">
            <text:p>21.517587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Default_1">
            <text:p>21.54159159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Default_1">
            <text:p>21.56559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Default_1">
            <text:p>21.589599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Default_1">
            <text:p>21.613603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Default_1">
            <text:p>21.637607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Default_1">
            <text:p>21.6616116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Default_1">
            <text:p>21.685615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Default_1">
            <text:p>21.709619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Default_1">
            <text:p>21.7336236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Default_1">
            <text:p>21.757627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Default_1">
            <text:p>21.7816316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Default_1">
            <text:p>21.8056356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Default_1">
            <text:p>21.8296396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Default_1">
            <text:p>21.85364364</text:p>
          </table:table-cell>
          <table:table-cell office:value-type="float" office:value="1000" table:style-name="Default_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Default_1">
            <text:p>21.877647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Default_1">
            <text:p>21.90165165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Default_1">
            <text:p>21.9256556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Default_1">
            <text:p>21.94965966</text:p>
          </table:table-cell>
          <table:table-cell office:value-type="float" office:value="970" table:style-name="Default_1">
            <text:p>97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Default_1">
            <text:p>21.9736636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Default_1">
            <text:p>21.9976676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Default_1">
            <text:p>22.0216716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Default_1">
            <text:p>22.0456756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Default_1">
            <text:p>22.0696796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Default_1">
            <text:p>22.09368368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Default_1">
            <text:p>22.117687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Default_1">
            <text:p>22.14169169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Default_1">
            <text:p>22.165695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Default_1">
            <text:p>22.1896997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Default_1">
            <text:p>22.213703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Default_1">
            <text:p>22.237707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Default_1">
            <text:p>22.2617117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Default_1">
            <text:p>22.285715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Default_1">
            <text:p>22.309719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Default_1">
            <text:p>22.33372372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Default_1">
            <text:p>22.3577277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Default_1">
            <text:p>22.38173173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Default_1">
            <text:p>22.40573574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Default_1">
            <text:p>22.42973974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Default_1">
            <text:p>22.45374374</text:p>
          </table:table-cell>
          <table:table-cell office:value-type="float" office:value="910" table:style-name="Default_1">
            <text:p>91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Default_1">
            <text:p>22.4777477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Default_1">
            <text:p>22.50175175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Default_1">
            <text:p>22.5257557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Default_1">
            <text:p>22.54975976</text:p>
          </table:table-cell>
          <table:table-cell office:value-type="float" office:value="940" table:style-name="Default_1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Default_1">
            <text:p>22.573763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Default_1">
            <text:p>22.597767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Default_1">
            <text:p>22.62177177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Default_1">
            <text:p>22.6457757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Default_1">
            <text:p>22.6697797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Default_1">
            <text:p>22.6937837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Default_1">
            <text:p>22.7177877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Default_1">
            <text:p>22.7417917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Default_1">
            <text:p>22.765795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Default_1">
            <text:p>22.78979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Default_1">
            <text:p>22.813803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Default_1">
            <text:p>22.837807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Default_1">
            <text:p>22.8618118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Default_1">
            <text:p>22.885815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Default_1">
            <text:p>22.909819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Default_1">
            <text:p>22.9338238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Default_1">
            <text:p>22.957827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Default_1">
            <text:p>22.9818318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Default_1">
            <text:p>23.00583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Default_1">
            <text:p>23.02983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Default_1">
            <text:p>23.05384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Default_1">
            <text:p>23.077847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Default_1">
            <text:p>23.1018518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Default_1">
            <text:p>23.125855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Default_1">
            <text:p>23.149859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Default_1">
            <text:p>23.1738638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Default_1">
            <text:p>23.197867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Default_1">
            <text:p>23.2218718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Default_1">
            <text:p>23.245875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Default_1">
            <text:p>23.269879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Default_1">
            <text:p>23.293883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Default_1">
            <text:p>23.317887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Default_1">
            <text:p>23.3418918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Default_1">
            <text:p>23.365895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Default_1">
            <text:p>23.38989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Default_1">
            <text:p>23.413903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Default_1">
            <text:p>23.437907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Default_1">
            <text:p>23.4619119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Default_1">
            <text:p>23.48591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Default_1">
            <text:p>23.50991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Default_1">
            <text:p>23.53392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Default_1">
            <text:p>23.557927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Default_1">
            <text:p>23.5819319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Default_1">
            <text:p>23.605935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Default_1">
            <text:p>23.629939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Default_1">
            <text:p>23.6539439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Default_1">
            <text:p>23.677947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Default_1">
            <text:p>23.7019519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Default_1">
            <text:p>23.725955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Default_1">
            <text:p>23.7499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Default_1">
            <text:p>23.773963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Default_1">
            <text:p>23.797967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Default_1">
            <text:p>23.82197197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Default_1">
            <text:p>23.845975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Default_1">
            <text:p>23.869979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Default_1">
            <text:p>23.8939839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Default_1">
            <text:p>23.917987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Default_1">
            <text:p>23.941991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Default_1">
            <text:p>23.9659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Default_1">
            <text:p>23.99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power-usage" table:style-name="ta1">
        <table:table-column table:style-name="co3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Default_1">
            <text:p>time</text:p>
          </table:table-cell>
          <table:table-cell office:value-type="string" table:style-name="Default_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Default_1">
            <text:p>0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Default_1">
            <text:p>0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Default_1">
            <text:p>0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Default_1">
            <text:p>0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Default_1">
            <text:p>0.12000000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Default_1">
            <text:p>0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Default_1">
            <text:p>0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Default_1">
            <text:p>0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Default_1">
            <text:p>0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Default_1">
            <text:p>0.24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Default_1">
            <text:p>0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Default_1">
            <text:p>0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Default_1">
            <text:p>0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Default_1">
            <text:p>0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Default_1">
            <text:p>0.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Default_1">
            <text:p>0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Default_1">
            <text:p>0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Default_1">
            <text:p>0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Default_1">
            <text:p>0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Default_1">
            <text:p>0.480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Default_1">
            <text:p>0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Default_1">
            <text:p>0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Default_1">
            <text:p>0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Default_1">
            <text:p>0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Default_1">
            <text:p>0.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Default_1">
            <text:p>0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Default_1">
            <text:p>0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Default_1">
            <text:p>0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Default_1">
            <text:p>0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Default_1">
            <text:p>0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Default_1">
            <text:p>0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Default_1">
            <text:p>0.7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Default_1">
            <text:p>0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Default_1">
            <text:p>0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Default_1">
            <text:p>0.8400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Default_1">
            <text:p>0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Default_1">
            <text:p>0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Default_1">
            <text:p>0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Default_1">
            <text:p>0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Default_1">
            <text:p>0.960000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Default_1">
            <text:p>0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Default_1">
            <text:p>1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Default_1">
            <text:p>1.03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Default_1">
            <text:p>1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Default_1">
            <text:p>1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Default_1">
            <text:p>1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Default_1">
            <text:p>1.1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Default_1">
            <text:p>1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Default_1">
            <text:p>1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Default_1">
            <text:p>1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Default_1">
            <text:p>1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Default_1">
            <text:p>1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Default_1">
            <text:p>1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Default_1">
            <text:p>1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Default_1">
            <text:p>1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Default_1">
            <text:p>1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Default_1">
            <text:p>1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Default_1">
            <text:p>1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Default_1">
            <text:p>1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Default_1">
            <text:p>1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Default_1">
            <text:p>1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Default_1">
            <text:p>1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Default_1">
            <text:p>1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Default_1">
            <text:p>1.5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Default_1">
            <text:p>1.5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Default_1">
            <text:p>1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Default_1">
            <text:p>1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Default_1">
            <text:p>1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Default_1">
            <text:p>1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Default_1">
            <text:p>1.68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Default_1">
            <text:p>1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Default_1">
            <text:p>1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Default_1">
            <text:p>1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Default_1">
            <text:p>1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Default_1">
            <text:p>1.8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Default_1">
            <text:p>1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Default_1">
            <text:p>1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Default_1">
            <text:p>1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Default_1">
            <text:p>1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Default_1">
            <text:p>1.9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Default_1">
            <text:p>1.9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Default_1">
            <text:p>1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Default_1">
            <text:p>1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Default_1">
            <text:p>2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Default_1">
            <text:p>2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Default_1">
            <text:p>2.064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Default_1">
            <text:p>2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Default_1">
            <text:p>2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Default_1">
            <text:p>2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Default_1">
            <text:p>2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Default_1">
            <text:p>2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Default_1">
            <text:p>2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Default_1">
            <text:p>2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Default_1">
            <text:p>2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Default_1">
            <text:p>2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Default_1">
            <text:p>2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Default_1">
            <text:p>2.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Default_1">
            <text:p>2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Default_1">
            <text:p>2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Default_1">
            <text:p>2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Default_1">
            <text:p>2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Default_1">
            <text:p>2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Default_1">
            <text:p>2.47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Default_1">
            <text:p>2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Default_1">
            <text:p>2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Default_1">
            <text:p>2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Default_1">
            <text:p>2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Default_1">
            <text:p>2.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Default_1">
            <text:p>2.6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Default_1">
            <text:p>2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Default_1">
            <text:p>2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Default_1">
            <text:p>2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Default_1">
            <text:p>2.71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Default_1">
            <text:p>2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Default_1">
            <text:p>2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Default_1">
            <text:p>2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Default_1">
            <text:p>2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Default_1">
            <text:p>2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Default_1">
            <text:p>2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Default_1">
            <text:p>2.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Default_1">
            <text:p>2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Default_1">
            <text:p>2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Default_1">
            <text:p>2.952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Default_1">
            <text:p>2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Default_1">
            <text:p>3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Default_1">
            <text:p>3.0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Default_1">
            <text:p>3.0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Default_1">
            <text:p>3.0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Default_1">
            <text:p>3.12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Default_1">
            <text:p>3.1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Default_1">
            <text:p>3.1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Default_1">
            <text:p>3.1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Default_1">
            <text:p>3.2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Default_1">
            <text:p>3.2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Default_1">
            <text:p>3.2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Default_1">
            <text:p>3.3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Default_1">
            <text:p>3.3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Default_1">
            <text:p>3.36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Default_1">
            <text:p>3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Default_1">
            <text:p>3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Default_1">
            <text:p>3.4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Default_1">
            <text:p>3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Default_1">
            <text:p>3.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Default_1">
            <text:p>3.5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Default_1">
            <text:p>3.5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Default_1">
            <text:p>3.5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Default_1">
            <text:p>3.5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Default_1">
            <text:p>3.600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Default_1">
            <text:p>3.6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Default_1">
            <text:p>3.6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Default_1">
            <text:p>3.6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Default_1">
            <text:p>3.6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Default_1">
            <text:p>3.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Default_1">
            <text:p>3.7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Default_1">
            <text:p>3.76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Default_1">
            <text:p>3.7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Default_1">
            <text:p>3.8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Default_1">
            <text:p>3.840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Default_1">
            <text:p>3.8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Default_1">
            <text:p>3.8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Default_1">
            <text:p>3.9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Default_1">
            <text:p>3.9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Default_1">
            <text:p>3.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Default_1">
            <text:p>3.9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Default_1">
            <text:p>4.0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Default_1">
            <text:p>4.0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Default_1">
            <text:p>4.0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Default_1">
            <text:p>4.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Default_1">
            <text:p>4.1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Default_1">
            <text:p>4.128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Default_1">
            <text:p>4.1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Default_1">
            <text:p>4.1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Default_1">
            <text:p>4.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Default_1">
            <text:p>4.2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Default_1">
            <text:p>4.2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Default_1">
            <text:p>4.2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Default_1">
            <text:p>4.2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Default_1">
            <text:p>4.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Default_1">
            <text:p>4.3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Default_1">
            <text:p>4.3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Default_1">
            <text:p>4.3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Default_1">
            <text:p>4.4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Default_1">
            <text:p>4.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Default_1">
            <text:p>4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Default_1">
            <text:p>4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Default_1">
            <text:p>4.5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Default_1">
            <text:p>4.536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Default_1">
            <text:p>4.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Default_1">
            <text:p>4.5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Default_1">
            <text:p>4.6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Default_1">
            <text:p>4.6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Default_1">
            <text:p>4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Default_1">
            <text:p>4.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Default_1">
            <text:p>4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Default_1">
            <text:p>4.7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Default_1">
            <text:p>4.7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Default_1">
            <text:p>4.7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Default_1">
            <text:p>4.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Default_1">
            <text:p>4.8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Default_1">
            <text:p>4.8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Default_1">
            <text:p>4.8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Default_1">
            <text:p>4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Default_1">
            <text:p>4.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Default_1">
            <text:p>4.944000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Default_1">
            <text:p>4.9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Default_1">
            <text:p>4.9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Default_1">
            <text:p>5.0160003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Default_1">
            <text:p>5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Default_1">
            <text:p>5.0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Default_1">
            <text:p>5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Default_1">
            <text:p>5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Default_1">
            <text:p>5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Default_1">
            <text:p>5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Default_1">
            <text:p>5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Default_1">
            <text:p>5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Default_1">
            <text:p>5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Default_1">
            <text:p>5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8" table:style-name="Default_1">
            <text:p>5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Default_1">
            <text:p>5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Default_1">
            <text:p>5.3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Default_1">
            <text:p>5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Default_1">
            <text:p>5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" table:style-name="Default_1">
            <text:p>5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Default_1">
            <text:p>5.424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Default_1">
            <text:p>5.4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Default_1">
            <text:p>5.4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Default_1">
            <text:p>5.4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2" table:style-name="Default_1">
            <text:p>5.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Default_1">
            <text:p>5.5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Default_1">
            <text:p>5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Default_1">
            <text:p>5.59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Default_1">
            <text:p>5.6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4" table:style-name="Default_1">
            <text:p>5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Default_1">
            <text:p>5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Default_1">
            <text:p>5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Default_1">
            <text:p>5.7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Default_1">
            <text:p>5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6" table:style-name="Default_1">
            <text:p>5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Default_1">
            <text:p>5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Default_1">
            <text:p>5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Default_1">
            <text:p>5.832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Default_1">
            <text:p>5.8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8" table:style-name="Default_1">
            <text:p>5.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Default_1">
            <text:p>5.9040003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Default_1">
            <text:p>5.9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952" table:style-name="Default_1">
            <text:p>5.9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76" table:style-name="Default_1">
            <text:p>5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6.024" table:style-name="Default_1">
            <text:p>6.024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6.048" table:style-name="Default_1">
            <text:p>6.048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Default_1">
            <text:p>6.07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Default_1">
            <text:p>6.09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6.12" table:style-name="Default_1">
            <text:p>6.12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Default_1">
            <text:p>6.14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Default_1">
            <text:p>6.16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Default_1">
            <text:p>6.1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Default_1">
            <text:p>6.2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Default_1">
            <text:p>6.240000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Default_1">
            <text:p>6.2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Default_1">
            <text:p>6.2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Default_1">
            <text:p>6.312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Default_1">
            <text:p>6.3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6" table:style-name="Default_1">
            <text:p>6.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Default_1">
            <text:p>6.3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Default_1">
            <text:p>6.4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Default_1">
            <text:p>6.4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Default_1">
            <text:p>6.4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6.48" table:style-name="Default_1">
            <text:p>6.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Default_1">
            <text:p>6.5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Default_1">
            <text:p>6.5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Default_1">
            <text:p>6.5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Default_1">
            <text:p>6.5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" table:style-name="Default_1">
            <text:p>6.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Default_1">
            <text:p>6.6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Default_1">
            <text:p>6.648000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Default_1">
            <text:p>6.6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Default_1">
            <text:p>6.6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Default_1">
            <text:p>6.7200003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Default_1">
            <text:p>6.7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Default_1">
            <text:p>6.76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Default_1">
            <text:p>6.7920003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Default_1">
            <text:p>6.816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6.84" table:style-name="Default_1">
            <text:p>6.84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Default_1">
            <text:p>6.86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Default_1">
            <text:p>6.88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Default_1">
            <text:p>6.91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Default_1">
            <text:p>6.93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96" table:style-name="Default_1">
            <text:p>6.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984" table:style-name="Default_1">
            <text:p>6.98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7.008" table:style-name="Default_1">
            <text:p>7.0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32" table:style-name="Default_1">
            <text:p>7.0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056" table:style-name="Default_1">
            <text:p>7.05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08" table:style-name="Default_1">
            <text:p>7.0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Default_1">
            <text:p>7.1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Default_1">
            <text:p>7.1280003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Default_1">
            <text:p>7.1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Default_1">
            <text:p>7.1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Default_1">
            <text:p>7.2000003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Default_1">
            <text:p>7.2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Default_1">
            <text:p>7.2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Default_1">
            <text:p>7.2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Default_1">
            <text:p>7.2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2" table:style-name="Default_1">
            <text:p>7.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Default_1">
            <text:p>7.3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Default_1">
            <text:p>7.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Default_1">
            <text:p>7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Default_1">
            <text:p>7.4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44" table:style-name="Default_1">
            <text:p>7.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Default_1">
            <text:p>7.4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Default_1">
            <text:p>7.4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Default_1">
            <text:p>7.5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Default_1">
            <text:p>7.536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56" table:style-name="Default_1">
            <text:p>7.5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Default_1">
            <text:p>7.5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Default_1">
            <text:p>7.608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Default_1">
            <text:p>7.6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Default_1">
            <text:p>7.6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Default_1">
            <text:p>7.6800003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Default_1">
            <text:p>7.7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Default_1">
            <text:p>7.7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Default_1">
            <text:p>7.7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Default_1">
            <text:p>7.7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8" table:style-name="Default_1">
            <text:p>7.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Default_1">
            <text:p>7.82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Default_1">
            <text:p>7.84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Default_1">
            <text:p>7.87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Default_1">
            <text:p>7.896</text:p>
          </table:table-cell>
          <table:table-cell office:value-type="float" office:value="1941.9" table:style-name="Default_1">
            <text:p>1941.9</text:p>
          </table:table-cell>
          <table:table-cell table:number-columns-repeated="16382"/>
        </table:table-row>
        <table:table-row table:style-name="ro1">
          <table:table-cell office:value-type="float" office:value="7.92" table:style-name="Default_1">
            <text:p>7.92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Default_1">
            <text:p>7.9440002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7.968" table:style-name="Default_1">
            <text:p>7.96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7.992" table:style-name="Default_1">
            <text:p>7.9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Default_1">
            <text:p>8.01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Default_1">
            <text:p>8.0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Default_1">
            <text:p>8.06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Default_1">
            <text:p>8.08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Default_1">
            <text:p>8.112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Default_1">
            <text:p>8.13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16" table:style-name="Default_1">
            <text:p>8.16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Default_1">
            <text:p>8.184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Default_1">
            <text:p>8.208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Default_1">
            <text:p>8.232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Default_1">
            <text:p>8.2560005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Default_1">
            <text:p>8.28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Default_1">
            <text:p>8.304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Default_1">
            <text:p>8.3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Default_1">
            <text:p>8.3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Default_1">
            <text:p>8.3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4" table:style-name="Default_1">
            <text:p>8.4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Default_1">
            <text:p>8.42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Default_1">
            <text:p>8.4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Default_1">
            <text:p>8.4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Default_1">
            <text:p>8.49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8.52" table:style-name="Default_1">
            <text:p>8.5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Default_1">
            <text:p>8.5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Default_1">
            <text:p>8.56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Default_1">
            <text:p>8.59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Default_1">
            <text:p>8.61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64" table:style-name="Default_1">
            <text:p>8.6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Default_1">
            <text:p>8.664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Default_1">
            <text:p>8.68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Default_1">
            <text:p>8.71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Default_1">
            <text:p>8.73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76" table:style-name="Default_1">
            <text:p>8.7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Default_1">
            <text:p>8.78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Default_1">
            <text:p>8.80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Default_1">
            <text:p>8.83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Default_1">
            <text:p>8.85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Default_1">
            <text:p>8.88</text:p>
          </table:table-cell>
          <table:table-cell office:value-type="float" office:value="1911.9" table:style-name="Default_1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Default_1">
            <text:p>8.904</text:p>
          </table:table-cell>
          <table:table-cell office:value-type="float" office:value="1911.9" table:style-name="Default_1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Default_1">
            <text:p>8.92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8.952" table:style-name="Default_1">
            <text:p>8.952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Default_1">
            <text:p>8.976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Default_1">
            <text:p>9.024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.048" table:style-name="Default_1">
            <text:p>9.04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Default_1">
            <text:p>9.0720005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Default_1">
            <text:p>9.09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Default_1">
            <text:p>9.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Default_1">
            <text:p>9.14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Default_1">
            <text:p>9.1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Default_1">
            <text:p>9.1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Default_1">
            <text:p>9.2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4" table:style-name="Default_1">
            <text:p>9.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Default_1">
            <text:p>9.2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Default_1">
            <text:p>9.2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Default_1">
            <text:p>9.3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Default_1">
            <text:p>9.3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36" table:style-name="Default_1">
            <text:p>9.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Default_1">
            <text:p>9.3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Default_1">
            <text:p>9.4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Default_1">
            <text:p>9.43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Default_1">
            <text:p>9.4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Default_1">
            <text:p>9.480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Default_1">
            <text:p>9.5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Default_1">
            <text:p>9.5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Default_1">
            <text:p>9.55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Default_1">
            <text:p>9.57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6" table:style-name="Default_1">
            <text:p>9.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Default_1">
            <text:p>9.624001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Default_1">
            <text:p>9.6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Default_1">
            <text:p>9.6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Default_1">
            <text:p>9.6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Default_1">
            <text:p>9.7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Default_1">
            <text:p>9.74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Default_1">
            <text:p>9.76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Default_1">
            <text:p>9.79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Default_1">
            <text:p>9.8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4" table:style-name="Default_1">
            <text:p>9.8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Default_1">
            <text:p>9.86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Default_1">
            <text:p>9.8880005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Default_1">
            <text:p>9.91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Default_1">
            <text:p>9.936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Default_1">
            <text:p>9.96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9.984" table:style-name="Default_1">
            <text:p>9.984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Default_1">
            <text:p>10.00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Default_1">
            <text:p>10.032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Default_1">
            <text:p>10.05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08" table:style-name="Default_1">
            <text:p>10.0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Default_1">
            <text:p>10.10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28" table:style-name="Default_1">
            <text:p>10.1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Default_1">
            <text:p>10.1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176" table:style-name="Default_1">
            <text:p>10.17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Default_1">
            <text:p>10.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24" table:style-name="Default_1">
            <text:p>10.2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Default_1">
            <text:p>10.2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72" table:style-name="Default_1">
            <text:p>10.2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Default_1">
            <text:p>10.29600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2" table:style-name="Default_1">
            <text:p>10.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Default_1">
            <text:p>10.3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68" table:style-name="Default_1">
            <text:p>10.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Default_1">
            <text:p>10.3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416" table:style-name="Default_1">
            <text:p>10.4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Default_1">
            <text:p>10.440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464" table:style-name="Default_1">
            <text:p>10.4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488" table:style-name="Default_1">
            <text:p>10.4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512" table:style-name="Default_1">
            <text:p>10.5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536" table:style-name="Default_1">
            <text:p>10.5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56" table:style-name="Default_1">
            <text:p>10.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584" table:style-name="Default_1">
            <text:p>10.5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Default_1">
            <text:p>10.6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632" table:style-name="Default_1">
            <text:p>10.63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Default_1">
            <text:p>10.65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68" table:style-name="Default_1">
            <text:p>10.6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Default_1">
            <text:p>10.70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728" table:style-name="Default_1">
            <text:p>10.72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Default_1">
            <text:p>10.752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776" table:style-name="Default_1">
            <text:p>10.776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" table:style-name="Default_1">
            <text:p>10.8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24" table:style-name="Default_1">
            <text:p>10.82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Default_1">
            <text:p>10.848001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Default_1">
            <text:p>10.8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Default_1">
            <text:p>10.8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2" table:style-name="Default_1">
            <text:p>10.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Default_1">
            <text:p>10.9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968" table:style-name="Default_1">
            <text:p>10.9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Default_1">
            <text:p>10.9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016" table:style-name="Default_1">
            <text:p>11.0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4" table:style-name="Default_1">
            <text:p>11.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64" table:style-name="Default_1">
            <text:p>11.0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Default_1">
            <text:p>11.08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12" table:style-name="Default_1">
            <text:p>11.1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Default_1">
            <text:p>11.1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6" table:style-name="Default_1">
            <text:p>11.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Default_1">
            <text:p>11.1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08" table:style-name="Default_1">
            <text:p>11.2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Default_1">
            <text:p>11.2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Default_1">
            <text:p>11.256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8" table:style-name="Default_1">
            <text:p>11.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04" table:style-name="Default_1">
            <text:p>11.3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Default_1">
            <text:p>11.3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52" table:style-name="Default_1">
            <text:p>11.3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Default_1">
            <text:p>11.3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Default_1">
            <text:p>11.40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Default_1">
            <text:p>11.4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48" table:style-name="Default_1">
            <text:p>11.44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72" table:style-name="Default_1">
            <text:p>11.47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96" table:style-name="Default_1">
            <text:p>11.4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2" table:style-name="Default_1">
            <text:p>11.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44" table:style-name="Default_1">
            <text:p>11.54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68" table:style-name="Default_1">
            <text:p>11.5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Default_1">
            <text:p>11.5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16" table:style-name="Default_1">
            <text:p>11.6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4" table:style-name="Default_1">
            <text:p>11.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Default_1">
            <text:p>11.6640005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Default_1">
            <text:p>11.6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712" table:style-name="Default_1">
            <text:p>11.7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Default_1">
            <text:p>11.73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76" table:style-name="Default_1">
            <text:p>11.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Default_1">
            <text:p>11.7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Default_1">
            <text:p>11.808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Default_1">
            <text:p>11.8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856" table:style-name="Default_1">
            <text:p>11.8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88" table:style-name="Default_1">
            <text:p>11.8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04" table:style-name="Default_1">
            <text:p>11.90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Default_1">
            <text:p>11.92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52" table:style-name="Default_1">
            <text:p>11.9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Default_1">
            <text:p>11.9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Default_1">
            <text:p>12.02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048" table:style-name="Default_1">
            <text:p>12.04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Default_1">
            <text:p>12.072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096" table:style-name="Default_1">
            <text:p>12.09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12" table:style-name="Default_1">
            <text:p>12.1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144" table:style-name="Default_1">
            <text:p>12.14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Default_1">
            <text:p>12.16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192" table:style-name="Default_1">
            <text:p>12.19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Default_1">
            <text:p>12.216001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24" table:style-name="Default_1">
            <text:p>12.2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Default_1">
            <text:p>12.264</text:p>
          </table:table-cell>
          <table:table-cell office:value-type="float" office:value="1911.9" table:style-name="Default_1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12.288" table:style-name="Default_1">
            <text:p>12.28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Default_1">
            <text:p>12.31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336" table:style-name="Default_1">
            <text:p>12.33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36" table:style-name="Default_1">
            <text:p>12.3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384" table:style-name="Default_1">
            <text:p>12.38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Default_1">
            <text:p>12.408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432" table:style-name="Default_1">
            <text:p>12.432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456" table:style-name="Default_1">
            <text:p>12.456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Default_1">
            <text:p>12.4800005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504" table:style-name="Default_1">
            <text:p>12.504</text:p>
          </table:table-cell>
          <table:table-cell office:value-type="float" office:value="1030.95" table:style-name="Default_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528" table:style-name="Default_1">
            <text:p>12.528</text:p>
          </table:table-cell>
          <table:table-cell office:value-type="float" office:value="1060.95" table:style-name="Default_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2.552" table:style-name="Default_1">
            <text:p>12.55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Default_1">
            <text:p>12.57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" table:style-name="Default_1">
            <text:p>12.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Default_1">
            <text:p>12.624001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48" table:style-name="Default_1">
            <text:p>12.64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Default_1">
            <text:p>12.6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96" table:style-name="Default_1">
            <text:p>12.69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2" table:style-name="Default_1">
            <text:p>12.7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44" table:style-name="Default_1">
            <text:p>12.74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Default_1">
            <text:p>12.76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92" table:style-name="Default_1">
            <text:p>12.7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Default_1">
            <text:p>12.81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4" table:style-name="Default_1">
            <text:p>12.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Default_1">
            <text:p>12.86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Default_1">
            <text:p>12.8880005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Default_1">
            <text:p>12.9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36" table:style-name="Default_1">
            <text:p>12.9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6" table:style-name="Default_1">
            <text:p>12.9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84" table:style-name="Default_1">
            <text:p>12.9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Default_1">
            <text:p>13.0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Default_1">
            <text:p>13.032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Default_1">
            <text:p>13.05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8" table:style-name="Default_1">
            <text:p>13.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Default_1">
            <text:p>13.1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28" table:style-name="Default_1">
            <text:p>13.1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Default_1">
            <text:p>13.1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76" table:style-name="Default_1">
            <text:p>13.1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2" table:style-name="Default_1">
            <text:p>13.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24" table:style-name="Default_1">
            <text:p>13.2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Default_1">
            <text:p>13.2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72" table:style-name="Default_1">
            <text:p>13.2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Default_1">
            <text:p>13.296000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2" table:style-name="Default_1">
            <text:p>13.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Default_1">
            <text:p>13.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68" table:style-name="Default_1">
            <text:p>13.3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Default_1">
            <text:p>13.3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416" table:style-name="Default_1">
            <text:p>13.4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Default_1">
            <text:p>13.440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464" table:style-name="Default_1">
            <text:p>13.4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88" table:style-name="Default_1">
            <text:p>13.4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12" table:style-name="Default_1">
            <text:p>13.5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36" table:style-name="Default_1">
            <text:p>13.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6" table:style-name="Default_1">
            <text:p>13.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Default_1">
            <text:p>13.584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Default_1">
            <text:p>13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32" table:style-name="Default_1">
            <text:p>13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Default_1">
            <text:p>13.6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68" table:style-name="Default_1">
            <text:p>13.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Default_1">
            <text:p>13.7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728" table:style-name="Default_1">
            <text:p>13.7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Default_1">
            <text:p>13.7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776" table:style-name="Default_1">
            <text:p>13.7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" table:style-name="Default_1">
            <text:p>13.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24" table:style-name="Default_1">
            <text:p>13.8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Default_1">
            <text:p>13.848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72" table:style-name="Default_1">
            <text:p>13.8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Default_1">
            <text:p>13.8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3.92" table:style-name="Default_1">
            <text:p>13.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Default_1">
            <text:p>13.944</text:p>
          </table:table-cell>
          <table:table-cell office:value-type="float" office:value="1821.9" table:style-name="Default_1">
            <text:p>1821.9</text:p>
          </table:table-cell>
          <table:table-cell table:number-columns-repeated="16382"/>
        </table:table-row>
        <table:table-row table:style-name="ro1">
          <table:table-cell office:value-type="float" office:value="13.968" table:style-name="Default_1">
            <text:p>13.968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Default_1">
            <text:p>13.992001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4.016" table:style-name="Default_1">
            <text:p>14.016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4.04" table:style-name="Default_1">
            <text:p>14.04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4.064" table:style-name="Default_1">
            <text:p>14.0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Default_1">
            <text:p>14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112" table:style-name="Default_1">
            <text:p>14.11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Default_1">
            <text:p>14.13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16" table:style-name="Default_1">
            <text:p>14.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Default_1">
            <text:p>14.18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208" table:style-name="Default_1">
            <text:p>14.20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Default_1">
            <text:p>14.23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Default_1">
            <text:p>14.2560005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28" table:style-name="Default_1">
            <text:p>14.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304" table:style-name="Default_1">
            <text:p>14.3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Default_1">
            <text:p>14.3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352" table:style-name="Default_1">
            <text:p>14.3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Default_1">
            <text:p>14.3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Default_1">
            <text:p>14.400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Default_1">
            <text:p>14.4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48" table:style-name="Default_1">
            <text:p>14.4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72" table:style-name="Default_1">
            <text:p>14.4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96" table:style-name="Default_1">
            <text:p>14.4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2" table:style-name="Default_1">
            <text:p>14.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44" table:style-name="Default_1">
            <text:p>14.5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68" table:style-name="Default_1">
            <text:p>14.5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Default_1">
            <text:p>14.5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16" table:style-name="Default_1">
            <text:p>14.6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4" table:style-name="Default_1">
            <text:p>14.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Default_1">
            <text:p>14.664000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Default_1">
            <text:p>14.6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12" table:style-name="Default_1">
            <text:p>14.7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Default_1">
            <text:p>14.7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6" table:style-name="Default_1">
            <text:p>14.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Default_1">
            <text:p>14.7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Default_1">
            <text:p>14.808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Default_1">
            <text:p>14.8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56" table:style-name="Default_1">
            <text:p>14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88" table:style-name="Default_1">
            <text:p>14.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904" table:style-name="Default_1">
            <text:p>14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Default_1">
            <text:p>14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952" table:style-name="Default_1">
            <text:p>14.9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Default_1">
            <text:p>14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Default_1">
            <text:p>15.0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5.048" table:style-name="Default_1">
            <text:p>15.0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Default_1">
            <text:p>15.0720005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96" table:style-name="Default_1">
            <text:p>15.0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2" table:style-name="Default_1">
            <text:p>15.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44" table:style-name="Default_1">
            <text:p>15.1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Default_1">
            <text:p>15.1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92" table:style-name="Default_1">
            <text:p>15.1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Default_1">
            <text:p>15.21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4" table:style-name="Default_1">
            <text:p>15.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Default_1">
            <text:p>15.2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88" table:style-name="Default_1">
            <text:p>15.2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Default_1">
            <text:p>15.3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36" table:style-name="Default_1">
            <text:p>15.3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Default_1">
            <text:p>15.360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84" table:style-name="Default_1">
            <text:p>15.3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Default_1">
            <text:p>15.4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32" table:style-name="Default_1">
            <text:p>15.4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56" table:style-name="Default_1">
            <text:p>15.4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Default_1">
            <text:p>15.4800005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04" table:style-name="Default_1">
            <text:p>15.504</text:p>
          </table:table-cell>
          <table:table-cell office:value-type="float" office:value="1000.95" table:style-name="Default_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5.528" table:style-name="Default_1">
            <text:p>15.5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52" table:style-name="Default_1">
            <text:p>15.5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Default_1">
            <text:p>15.5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" table:style-name="Default_1">
            <text:p>15.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Default_1">
            <text:p>15.624001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5.648" table:style-name="Default_1">
            <text:p>15.64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Default_1">
            <text:p>15.67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5.696" table:style-name="Default_1">
            <text:p>15.69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2" table:style-name="Default_1">
            <text:p>15.7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44" table:style-name="Default_1">
            <text:p>15.74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Default_1">
            <text:p>15.768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92" table:style-name="Default_1">
            <text:p>15.7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Default_1">
            <text:p>15.8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4" table:style-name="Default_1">
            <text:p>15.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Default_1">
            <text:p>15.8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Default_1">
            <text:p>15.8880005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Default_1">
            <text:p>15.9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936" table:style-name="Default_1">
            <text:p>15.9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96" table:style-name="Default_1">
            <text:p>15.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984" table:style-name="Default_1">
            <text:p>15.9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Default_1">
            <text:p>16.0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32" table:style-name="Default_1">
            <text:p>16.0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Default_1">
            <text:p>16.0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Default_1">
            <text:p>16.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Default_1">
            <text:p>16.1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28" table:style-name="Default_1">
            <text:p>16.1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Default_1">
            <text:p>16.1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Default_1">
            <text:p>16.1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6.2" table:style-name="Default_1">
            <text:p>16.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6.224" table:style-name="Default_1">
            <text:p>16.2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Default_1">
            <text:p>16.2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Default_1">
            <text:p>16.2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Default_1">
            <text:p>16.2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2" table:style-name="Default_1">
            <text:p>16.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Default_1">
            <text:p>16.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Default_1">
            <text:p>16.3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Default_1">
            <text:p>16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16" table:style-name="Default_1">
            <text:p>16.4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Default_1">
            <text:p>16.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Default_1">
            <text:p>16.4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488" table:style-name="Default_1">
            <text:p>16.4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Default_1">
            <text:p>16.51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Default_1">
            <text:p>16.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Default_1">
            <text:p>16.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84" table:style-name="Default_1">
            <text:p>16.5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Default_1">
            <text:p>16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Default_1">
            <text:p>16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Default_1">
            <text:p>16.6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8" table:style-name="Default_1">
            <text:p>16.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Default_1">
            <text:p>16.7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Default_1">
            <text:p>16.7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Default_1">
            <text:p>16.7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Default_1">
            <text:p>16.776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" table:style-name="Default_1">
            <text:p>16.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Default_1">
            <text:p>16.8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Default_1">
            <text:p>16.8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72" table:style-name="Default_1">
            <text:p>16.8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Default_1">
            <text:p>16.8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Default_1">
            <text:p>16.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Default_1">
            <text:p>16.9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68" table:style-name="Default_1">
            <text:p>16.9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Default_1">
            <text:p>16.9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Default_1">
            <text:p>17.0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4" table:style-name="Default_1">
            <text:p>17.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Default_1">
            <text:p>17.064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Default_1">
            <text:p>17.08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Default_1">
            <text:p>17.11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Default_1">
            <text:p>17.13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16" table:style-name="Default_1">
            <text:p>17.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Default_1">
            <text:p>17.18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Default_1">
            <text:p>17.20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Default_1">
            <text:p>17.232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7.256" table:style-name="Default_1">
            <text:p>17.25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28" table:style-name="Default_1">
            <text:p>17.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Default_1">
            <text:p>17.3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Default_1">
            <text:p>17.328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352" table:style-name="Default_1">
            <text:p>17.3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Default_1">
            <text:p>17.37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Default_1">
            <text:p>17.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Default_1">
            <text:p>17.4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448" table:style-name="Default_1">
            <text:p>17.4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Default_1">
            <text:p>17.4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Default_1">
            <text:p>17.49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52" table:style-name="Default_1">
            <text:p>17.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544" table:style-name="Default_1">
            <text:p>17.5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Default_1">
            <text:p>17.5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Default_1">
            <text:p>17.592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16" table:style-name="Default_1">
            <text:p>17.61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4" table:style-name="Default_1">
            <text:p>17.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Default_1">
            <text:p>17.6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Default_1">
            <text:p>17.68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12" table:style-name="Default_1">
            <text:p>17.7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Default_1">
            <text:p>17.7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Default_1">
            <text:p>17.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Default_1">
            <text:p>17.7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08" table:style-name="Default_1">
            <text:p>17.8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Default_1">
            <text:p>17.8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Default_1">
            <text:p>17.8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Default_1">
            <text:p>17.880001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904" table:style-name="Default_1">
            <text:p>17.9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Default_1">
            <text:p>17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Default_1">
            <text:p>17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Default_1">
            <text:p>17.9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Default_1">
            <text:p>18.02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Default_1">
            <text:p>18.04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Default_1">
            <text:p>18.07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096" table:style-name="Default_1">
            <text:p>18.0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12" table:style-name="Default_1">
            <text:p>18.1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Default_1">
            <text:p>18.144001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Default_1">
            <text:p>18.16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192" table:style-name="Default_1">
            <text:p>18.19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Default_1">
            <text:p>18.2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Default_1">
            <text:p>18.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Default_1">
            <text:p>18.26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288" table:style-name="Default_1">
            <text:p>18.2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Default_1">
            <text:p>18.31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Default_1">
            <text:p>18.33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6" table:style-name="Default_1">
            <text:p>18.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84" table:style-name="Default_1">
            <text:p>18.3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Default_1">
            <text:p>18.4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Default_1">
            <text:p>18.4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56" table:style-name="Default_1">
            <text:p>18.4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8" table:style-name="Default_1">
            <text:p>18.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Default_1">
            <text:p>18.5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Default_1">
            <text:p>18.5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52" table:style-name="Default_1">
            <text:p>18.5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Default_1">
            <text:p>18.5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Default_1">
            <text:p>18.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Default_1">
            <text:p>18.6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48" table:style-name="Default_1">
            <text:p>18.6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Default_1">
            <text:p>18.6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Default_1">
            <text:p>18.696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2" table:style-name="Default_1">
            <text:p>18.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44" table:style-name="Default_1">
            <text:p>18.7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Default_1">
            <text:p>18.7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Default_1">
            <text:p>18.79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Default_1">
            <text:p>18.8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4" table:style-name="Default_1">
            <text:p>18.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Default_1">
            <text:p>18.86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Default_1">
            <text:p>18.8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Default_1">
            <text:p>18.9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36" table:style-name="Default_1">
            <text:p>18.9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Default_1">
            <text:p>18.96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Default_1">
            <text:p>18.984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Default_1">
            <text:p>19.0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32" table:style-name="Default_1">
            <text:p>19.032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Default_1">
            <text:p>19.056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Default_1">
            <text:p>19.08</text:p>
          </table:table-cell>
          <table:table-cell office:value-type="float" office:value="150" table:style-name="Default_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Default_1">
            <text:p>19.10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28" table:style-name="Default_1">
            <text:p>19.12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Default_1">
            <text:p>19.15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Default_1">
            <text:p>19.17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" table:style-name="Default_1">
            <text:p>19.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24" table:style-name="Default_1">
            <text:p>19.22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Default_1">
            <text:p>19.248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Default_1">
            <text:p>19.27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Default_1">
            <text:p>19.29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32" table:style-name="Default_1">
            <text:p>19.3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Default_1">
            <text:p>19.3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Default_1">
            <text:p>19.36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Default_1">
            <text:p>19.392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9.416" table:style-name="Default_1">
            <text:p>19.416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Default_1">
            <text:p>19.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Default_1">
            <text:p>19.46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488" table:style-name="Default_1">
            <text:p>19.48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Default_1">
            <text:p>19.512001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Default_1">
            <text:p>19.536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Default_1">
            <text:p>19.56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9.584" table:style-name="Default_1">
            <text:p>19.58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Default_1">
            <text:p>19.60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Default_1">
            <text:p>19.63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Default_1">
            <text:p>19.6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8" table:style-name="Default_1">
            <text:p>19.6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Default_1">
            <text:p>19.7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Default_1">
            <text:p>19.7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Default_1">
            <text:p>19.7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Default_1">
            <text:p>19.776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" table:style-name="Default_1">
            <text:p>19.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Default_1">
            <text:p>19.8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Default_1">
            <text:p>19.8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72" table:style-name="Default_1">
            <text:p>19.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Default_1">
            <text:p>19.8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Default_1">
            <text:p>19.9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Default_1">
            <text:p>19.944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968" table:style-name="Default_1">
            <text:p>19.96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Default_1">
            <text:p>19.99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Default_1">
            <text:p>20.01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04" table:style-name="Default_1">
            <text:p>20.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Default_1">
            <text:p>20.064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Default_1">
            <text:p>20.08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Default_1">
            <text:p>20.11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Default_1">
            <text:p>20.136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0.16" table:style-name="Default_1">
            <text:p>20.16</text:p>
          </table:table-cell>
          <table:table-cell office:value-type="float" office:value="1821.9" table:style-name="Default_1">
            <text:p>1821.9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Default_1">
            <text:p>20.184</text:p>
          </table:table-cell>
          <table:table-cell office:value-type="float" office:value="1821.9" table:style-name="Default_1">
            <text:p>1821.9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Default_1">
            <text:p>20.208</text:p>
          </table:table-cell>
          <table:table-cell office:value-type="float" office:value="1851.9" table:style-name="Default_1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Default_1">
            <text:p>20.23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256" table:style-name="Default_1">
            <text:p>20.25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28" table:style-name="Default_1">
            <text:p>20.28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Default_1">
            <text:p>20.3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Default_1">
            <text:p>20.328001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352" table:style-name="Default_1">
            <text:p>20.352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Default_1">
            <text:p>20.376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Default_1">
            <text:p>20.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Default_1">
            <text:p>20.4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48" table:style-name="Default_1">
            <text:p>20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Default_1">
            <text:p>20.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Default_1">
            <text:p>20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52" table:style-name="Default_1">
            <text:p>20.52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0.544" table:style-name="Default_1">
            <text:p>20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Default_1">
            <text:p>20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Default_1">
            <text:p>20.59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Default_1">
            <text:p>20.616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64" table:style-name="Default_1">
            <text:p>20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Default_1">
            <text:p>20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Default_1">
            <text:p>20.6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12" table:style-name="Default_1">
            <text:p>20.7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Default_1">
            <text:p>20.73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6" table:style-name="Default_1">
            <text:p>20.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Default_1">
            <text:p>20.78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08" table:style-name="Default_1">
            <text:p>20.808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Default_1">
            <text:p>20.832</text:p>
          </table:table-cell>
          <table:table-cell office:value-type="float" office:value="970.95" table:style-name="Default_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Default_1">
            <text:p>20.85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Default_1">
            <text:p>20.880001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04" table:style-name="Default_1">
            <text:p>20.90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Default_1">
            <text:p>20.92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Default_1">
            <text:p>20.9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Default_1">
            <text:p>20.9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Default_1">
            <text:p>21.02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Default_1">
            <text:p>21.04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Default_1">
            <text:p>21.07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96" table:style-name="Default_1">
            <text:p>21.09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12" table:style-name="Default_1">
            <text:p>21.1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Default_1">
            <text:p>21.144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Default_1">
            <text:p>21.1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92" table:style-name="Default_1">
            <text:p>21.1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Default_1">
            <text:p>21.2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4" table:style-name="Default_1">
            <text:p>21.2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Default_1">
            <text:p>21.26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88" table:style-name="Default_1">
            <text:p>21.2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Default_1">
            <text:p>21.31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Default_1">
            <text:p>21.336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36" table:style-name="Default_1">
            <text:p>21.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384" table:style-name="Default_1">
            <text:p>21.3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Default_1">
            <text:p>21.4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Default_1">
            <text:p>21.43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56" table:style-name="Default_1">
            <text:p>21.4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8" table:style-name="Default_1">
            <text:p>21.48</text:p>
          </table:table-cell>
          <table:table-cell office:value-type="float" office:value="910.95" table:style-name="Default_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Default_1">
            <text:p>21.504</text:p>
          </table:table-cell>
          <table:table-cell office:value-type="float" office:value="940.95" table:style-name="Default_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Default_1">
            <text:p>21.528</text:p>
          </table:table-cell>
          <table:table-cell office:value-type="float" office:value="1881.9" table:style-name="Default_1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21.552" table:style-name="Default_1">
            <text:p>21.55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Default_1">
            <text:p>21.57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" table:style-name="Default_1">
            <text:p>21.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Default_1">
            <text:p>21.6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48" table:style-name="Default_1">
            <text:p>21.648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Default_1">
            <text:p>21.6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Default_1">
            <text:p>21.696001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2" table:style-name="Default_1">
            <text:p>21.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44" table:style-name="Default_1">
            <text:p>21.74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Default_1">
            <text:p>21.76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Default_1">
            <text:p>21.79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Default_1">
            <text:p>21.81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84" table:style-name="Default_1">
            <text:p>21.8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Default_1">
            <text:p>21.86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Default_1">
            <text:p>21.88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Default_1">
            <text:p>21.91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936" table:style-name="Default_1">
            <text:p>21.936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Default_1">
            <text:p>21.960001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Default_1">
            <text:p>21.984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Default_1">
            <text:p>22.008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2.032" table:style-name="Default_1">
            <text:p>22.032</text:p>
          </table:table-cell>
          <table:table-cell office:value-type="float" office:value="120" table:style-name="Default_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Default_1">
            <text:p>22.05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08" table:style-name="Default_1">
            <text:p>22.0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Default_1">
            <text:p>22.104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28" table:style-name="Default_1">
            <text:p>22.128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Default_1">
            <text:p>22.152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Default_1">
            <text:p>22.176</text:p>
          </table:table-cell>
          <table:table-cell office:value-type="float" office:value="90" table:style-name="Default_1">
            <text:p>90</text:p>
          </table:table-cell>
          <table:table-cell table:number-columns-repeated="16382"/>
        </table:table-row>
        <table:table-row table:style-name="ro1">
          <table:table-cell office:value-type="float" office:value="22.2" table:style-name="Default_1">
            <text:p>22.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24" table:style-name="Default_1">
            <text:p>22.224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Default_1">
            <text:p>22.248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Default_1">
            <text:p>22.27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Default_1">
            <text:p>22.2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2" table:style-name="Default_1">
            <text:p>22.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Default_1">
            <text:p>22.3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Default_1">
            <text:p>22.3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Default_1">
            <text:p>22.3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16" table:style-name="Default_1">
            <text:p>22.41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4" table:style-name="Default_1">
            <text:p>22.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Default_1">
            <text:p>22.46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88" table:style-name="Default_1">
            <text:p>22.48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Default_1">
            <text:p>22.512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Default_1">
            <text:p>22.53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6" table:style-name="Default_1">
            <text:p>22.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84" table:style-name="Default_1">
            <text:p>22.58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Default_1">
            <text:p>22.60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Default_1">
            <text:p>22.63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Default_1">
            <text:p>22.656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8" table:style-name="Default_1">
            <text:p>22.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Default_1">
            <text:p>22.70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Default_1">
            <text:p>22.72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Default_1">
            <text:p>22.75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Default_1">
            <text:p>22.776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Default_1">
            <text:p>22.800001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Default_1">
            <text:p>22.82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Default_1">
            <text:p>22.84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72" table:style-name="Default_1">
            <text:p>22.872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Default_1">
            <text:p>22.896</text:p>
          </table:table-cell>
          <table:table-cell office:value-type="float" office:value="60" table:style-name="Default_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92" table:style-name="Default_1">
            <text:p>22.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Default_1">
            <text:p>22.944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68" table:style-name="Default_1">
            <text:p>22.968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Default_1">
            <text:p>22.992</text:p>
          </table:table-cell>
          <table:table-cell office:value-type="float" office:value="30" table:style-name="Default_1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Default_1">
            <text:p>23.0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Default_1">
            <text:p>23.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Default_1">
            <text:p>23.064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Default_1">
            <text:p>23.0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Default_1">
            <text:p>23.1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Default_1">
            <text:p>23.1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Default_1">
            <text:p>23.1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Default_1">
            <text:p>23.1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Default_1">
            <text:p>23.2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Default_1">
            <text:p>23.2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Default_1">
            <text:p>23.2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Default_1">
            <text:p>23.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Default_1">
            <text:p>23.3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Default_1">
            <text:p>23.328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Default_1">
            <text:p>23.3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Default_1">
            <text:p>23.3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Default_1">
            <text:p>23.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Default_1">
            <text:p>23.42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Default_1">
            <text:p>23.44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Default_1">
            <text:p>23.47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Default_1">
            <text:p>23.49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Default_1">
            <text:p>23.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Default_1">
            <text:p>23.54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Default_1">
            <text:p>23.56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Default_1">
            <text:p>23.592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Default_1">
            <text:p>23.616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Default_1">
            <text:p>23.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Default_1">
            <text:p>23.66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Default_1">
            <text:p>23.68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Default_1">
            <text:p>23.71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Default_1">
            <text:p>23.73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Default_1">
            <text:p>23.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Default_1">
            <text:p>23.78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Default_1">
            <text:p>23.80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Default_1">
            <text:p>23.83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Default_1">
            <text:p>23.85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Default_1">
            <text:p>23.880001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Default_1">
            <text:p>23.904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Default_1">
            <text:p>23.928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Default_1">
            <text:p>23.952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Default_1">
            <text:p>23.976</text:p>
          </table:table-cell>
          <table:table-cell office:value-type="float" office:value="0" table:style-name="Default_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_32_2" style:display-name="20% - Accent1 2" style:family="table-cell" style:data-style-name="N0">
      <style:table-cell-properties fo:background-color="#D9E1F2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2_32_2" style:display-name="20% - Accent2 2" style:family="table-cell" style:data-style-name="N0">
      <style:table-cell-properties fo:background-color="#FCE4D6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3_32_2" style:display-name="20% - Accent3 2" style:family="table-cell" style:data-style-name="N0">
      <style:table-cell-properties fo:background-color="#EDED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4_32_2" style:display-name="20% - Accent4 2" style:family="table-cell" style:data-style-name="N0">
      <style:table-cell-properties fo:background-color="#FFF2C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5_32_2" style:display-name="20% - Accent5 2" style:family="table-cell" style:data-style-name="N0">
      <style:table-cell-properties fo:background-color="#DDEBF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6_32_2" style:display-name="20% - Accent6 2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1_32_2" style:display-name="40% - Accent1 2" style:family="table-cell" style:data-style-name="N0">
      <style:table-cell-properties fo:background-color="#B4C6E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2_32_2" style:display-name="40% - Accent2 2" style:family="table-cell" style:data-style-name="N0">
      <style:table-cell-properties fo:background-color="#F8CBA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3_32_2" style:display-name="40% - Accent3 2" style:family="table-cell" style:data-style-name="N0">
      <style:table-cell-properties fo:background-color="#DBDBDB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4_32_2" style:display-name="40% - Accent4 2" style:family="table-cell" style:data-style-name="N0">
      <style:table-cell-properties fo:background-color="#FFE69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5_32_2" style:display-name="40% - Accent5 2" style:family="table-cell" style:data-style-name="N0">
      <style:table-cell-properties fo:background-color="#BDD7E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6_32_2" style:display-name="40% - Accent6 2" style:family="table-cell" style:data-style-name="N0">
      <style:table-cell-properties fo:background-color="#C6E0B4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1_32_2" style:display-name="60% - Accent1 2" style:family="table-cell" style:data-style-name="N0">
      <style:table-cell-properties fo:background-color="#8EA9DB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2_32_2" style:display-name="60% - Accent2 2" style:family="table-cell" style:data-style-name="N0">
      <style:table-cell-properties fo:background-color="#F4B084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3_32_2" style:display-name="60% - Accent3 2" style:family="table-cell" style:data-style-name="N0">
      <style:table-cell-properties fo:background-color="#C9C9C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4_32_2" style:display-name="60% - Accent4 2" style:family="table-cell" style:data-style-name="N0">
      <style:table-cell-properties fo:background-color="#FFD966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5_32_2" style:display-name="60% - Accent5 2" style:family="table-cell" style:data-style-name="N0">
      <style:table-cell-properties fo:background-color="#9BC2E6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6_32_2" style:display-name="60% - Accent6 2" style:family="table-cell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2" style:family="table-cell" style:data-style-name="N0">
      <style:table-cell-properties fo:background-color="#ED7D31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3" style:family="table-cell" style:data-style-name="N0">
      <style:table-cell-properties fo:background-color="#A5A5A5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4" style:family="table-cell" style:data-style-name="N0">
      <style:table-cell-properties fo:background-color="#FFC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5" style:family="table-cell" style:data-style-name="N0">
      <style:table-cell-properties fo:background-color="#5B9BD5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70AD47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style:font-family-generic="swiss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BROWN, ALEXANDER CIV USAF AFMC 518 SWES/MXDEC</dc:creator>
    <dc:date>2024-03-20T15:35:36Z</dc:date>
    <meta:editing-cycles>2</meta:editing-cycles>
    <meta:editing-duration>PT786S</meta:editing-duration>
  </office:meta>
</office:document-meta>
</file>